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3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NELEP_Facturacion_2022Marzo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es</text:p>
          </table:table-cell>
          <table:table-cell office:value-type="string" table:style-name="ce1">
            <text:p>Categoria</text:p>
          </table:table-cell>
          <table:table-cell office:value-type="string" table:style-name="ce1">
            <text:p>Voltaje</text:p>
          </table:table-cell>
          <table:table-cell office:value-type="string" table:style-name="ce1">
            <text:p>Grupo_consumo</text:p>
          </table:table-cell>
          <table:table-cell office:value-type="string" table:style-name="ce1">
            <text:p>Tipo_consumo</text:p>
          </table:table-cell>
          <table:table-cell office:value-type="string" table:style-name="ce1">
            <text:p>Tarifa</text:p>
          </table:table-cell>
          <table:table-cell office:value-type="string" table:style-name="ce1">
            <text:p>Clientes_BOL</text:p>
          </table:table-cell>
          <table:table-cell office:value-type="string" table:style-name="ce1">
            <text:p>MWh_BOL</text:p>
          </table:table-cell>
          <table:table-cell office:value-type="string" table:style-name="ce1">
            <text:p>FACT_BOL</text:p>
          </table:table-cell>
          <table:table-cell office:value-type="string" table:style-name="ce1">
            <text:p>Clientes_EOR</text:p>
          </table:table-cell>
          <table:table-cell office:value-type="string" table:style-name="ce1">
            <text:p>MWh_EOR</text:p>
          </table:table-cell>
          <table:table-cell office:value-type="string" table:style-name="ce1">
            <text:p>FACT_EOR</text:p>
          </table:table-cell>
          <table:table-cell office:value-type="string" table:style-name="ce1">
            <text:p>Clientes_ESM</text:p>
          </table:table-cell>
          <table:table-cell office:value-type="string" table:style-name="ce1">
            <text:p>MWh_ESM</text:p>
          </table:table-cell>
          <table:table-cell office:value-type="string" table:style-name="ce1">
            <text:p>FACT_ESM</text:p>
          </table:table-cell>
          <table:table-cell office:value-type="string" table:style-name="ce1">
            <text:p>Clientes_GYE</text:p>
          </table:table-cell>
          <table:table-cell office:value-type="string" table:style-name="ce1">
            <text:p>MWh_GYE</text:p>
          </table:table-cell>
          <table:table-cell office:value-type="string" table:style-name="ce1">
            <text:p>FACT_GYE</text:p>
          </table:table-cell>
          <table:table-cell office:value-type="string" table:style-name="ce1">
            <text:p>Clientes_GLR</text:p>
          </table:table-cell>
          <table:table-cell office:value-type="string" table:style-name="ce1">
            <text:p>MWh_GLR</text:p>
          </table:table-cell>
          <table:table-cell office:value-type="string" table:style-name="ce1">
            <text:p>FACT_GLR</text:p>
          </table:table-cell>
          <table:table-cell office:value-type="string" table:style-name="ce1">
            <text:p>Clientes_LRS</text:p>
          </table:table-cell>
          <table:table-cell office:value-type="string" table:style-name="ce1">
            <text:p>MWh_LRS</text:p>
          </table:table-cell>
          <table:table-cell office:value-type="string" table:style-name="ce1">
            <text:p>FACT_LRS</text:p>
          </table:table-cell>
          <table:table-cell office:value-type="string" table:style-name="ce1">
            <text:p>Clientes_MAN</text:p>
          </table:table-cell>
          <table:table-cell office:value-type="string" table:style-name="ce1">
            <text:p>MWh_MAN</text:p>
          </table:table-cell>
          <table:table-cell office:value-type="string" table:style-name="ce1">
            <text:p>FACT_MAN</text:p>
          </table:table-cell>
          <table:table-cell office:value-type="string" table:style-name="ce1">
            <text:p>Clientes_MLG</text:p>
          </table:table-cell>
          <table:table-cell office:value-type="string" table:style-name="ce1">
            <text:p>MWh_MLG</text:p>
          </table:table-cell>
          <table:table-cell office:value-type="string" table:style-name="ce1">
            <text:p>FACT_MLG</text:p>
          </table:table-cell>
          <table:table-cell office:value-type="string" table:style-name="ce1">
            <text:p>Clientes_STE</text:p>
          </table:table-cell>
          <table:table-cell office:value-type="string" table:style-name="ce1">
            <text:p>MWh_STE</text:p>
          </table:table-cell>
          <table:table-cell office:value-type="string" table:style-name="ce1">
            <text:p>FACT_STE</text:p>
          </table:table-cell>
          <table:table-cell office:value-type="string" table:style-name="ce1">
            <text:p>Clientes_STD</text:p>
          </table:table-cell>
          <table:table-cell office:value-type="string" table:style-name="ce1">
            <text:p>MWh_STD</text:p>
          </table:table-cell>
          <table:table-cell office:value-type="string" table:style-name="ce1">
            <text:p>FACT_STD</text:p>
          </table:table-cell>
          <table:table-cell office:value-type="string" table:style-name="ce1">
            <text:p>Clientes_SUC</text:p>
          </table:table-cell>
          <table:table-cell office:value-type="string" table:style-name="ce1">
            <text:p>MWh_SUC</text:p>
          </table:table-cell>
          <table:table-cell office:value-type="string" table:style-name="ce1">
            <text:p>FACT_SUC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9 (A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9 (A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568.7800000000002" table:style-name="ce2">
            <text:p>2.568,78</text:p>
          </table:table-cell>
          <table:table-cell office:value-type="float" office:value="248427.51999999999" table:style-name="ce2">
            <text:p>248.427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853.8" table:style-name="ce2">
            <text:p>4.853,80</text:p>
          </table:table-cell>
          <table:table-cell office:value-type="float" office:value="434509.91" table:style-name="ce2">
            <text:p>434.509,91</text:p>
          </table:table-cell>
          <table:table-cell office:value-type="float" office:value="6" table:style-name="ce1">
            <text:p>6</text:p>
          </table:table-cell>
          <table:table-cell office:value-type="float" office:value="4330.54" table:style-name="ce2">
            <text:p>4.330,54</text:p>
          </table:table-cell>
          <table:table-cell office:value-type="float" office:value="419856.22" table:style-name="ce2">
            <text:p>419.856,22</text:p>
          </table:table-cell>
          <table:table-cell office:value-type="float" office:value="1" table:style-name="ce1">
            <text:p>1</text:p>
          </table:table-cell>
          <table:table-cell office:value-type="float" office:value="484.3" table:style-name="ce1">
            <text:p>484,3</text:p>
          </table:table-cell>
          <table:table-cell office:value-type="float" office:value="48093.5" table:style-name="ce2">
            <text:p>48.093,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20" table:style-name="ce1">
            <text:p>420</text:p>
          </table:table-cell>
          <table:table-cell office:value-type="float" office:value="40522.53" table:style-name="ce2">
            <text:p>40.522,53</text:p>
          </table:table-cell>
          <table:table-cell office:value-type="float" office:value="1" table:style-name="ce1">
            <text:p>1</text:p>
          </table:table-cell>
          <table:table-cell office:value-type="float" office:value="491" table:style-name="ce1">
            <text:p>491</text:p>
          </table:table-cell>
          <table:table-cell office:value-type="float" office:value="47396.41" table:style-name="ce2">
            <text:p>47.396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3 (A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7 (A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350.16" table:style-name="ce2">
            <text:p>3.350,16</text:p>
          </table:table-cell>
          <table:table-cell office:value-type="float" office:value="274585.87" table:style-name="ce2">
            <text:p>274.585,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189.23" table:style-name="ce2">
            <text:p>2.189,23</text:p>
          </table:table-cell>
          <table:table-cell office:value-type="float" office:value="170442.77" table:style-name="ce2">
            <text:p>170.442,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EATCGCD1 (AT / Industrial con Demanda Horaria Diferenciada - AT1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3533.760000000002" table:style-name="ce2">
            <text:p>33.533,76</text:p>
          </table:table-cell>
          <table:table-cell office:value-type="float" office:value="2295368.38" table:style-name="ce2">
            <text:p>2.295.368,3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3 (A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4" table:style-name="ce1">
            <text:p>3,4</text:p>
          </table:table-cell>
          <table:table-cell office:value-type="float" office:value="454.28" table:style-name="ce1">
            <text:p>454,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7 (A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22.27" table:style-name="ce1">
            <text:p>622,27</text:p>
          </table:table-cell>
          <table:table-cell office:value-type="float" office:value="49313.279999999999" table:style-name="ce2">
            <text:p>49.313,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57908.58" table:style-name="ce2">
            <text:p>57.908,58</text:p>
          </table:table-cell>
          <table:table-cell office:value-type="float" office:value="3853337.51" table:style-name="ce2">
            <text:p>3.853.337,51</text:p>
          </table:table-cell>
          <table:table-cell office:value-type="float" office:value="22" table:style-name="ce1">
            <text:p>22</text:p>
          </table:table-cell>
          <table:table-cell office:value-type="float" office:value="25982.7" table:style-name="ce2">
            <text:p>25.982,70</text:p>
          </table:table-cell>
          <table:table-cell office:value-type="float" office:value="2018034.46" table:style-name="ce2">
            <text:p>2.018.034,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208.34" table:style-name="ce2">
            <text:p>4.208,34</text:p>
          </table:table-cell>
          <table:table-cell office:value-type="float" office:value="320449.82" table:style-name="ce2">
            <text:p>320.449,82</text:p>
          </table:table-cell>
          <table:table-cell office:value-type="float" office:value="6" table:style-name="ce1">
            <text:p>6</text:p>
          </table:table-cell>
          <table:table-cell office:value-type="float" office:value="14101.91" table:style-name="ce2">
            <text:p>14.101,91</text:p>
          </table:table-cell>
          <table:table-cell office:value-type="float" office:value="1075475.02" table:style-name="ce2">
            <text:p>1.075.475,02</text:p>
          </table:table-cell>
          <table:table-cell office:value-type="float" office:value="4" table:style-name="ce1">
            <text:p>4</text:p>
          </table:table-cell>
          <table:table-cell office:value-type="float" office:value="3455.61" table:style-name="ce2">
            <text:p>3.455,61</text:p>
          </table:table-cell>
          <table:table-cell office:value-type="float" office:value="267495.40999999997" table:style-name="ce2">
            <text:p>267.495,41</text:p>
          </table:table-cell>
          <table:table-cell office:value-type="float" office:value="2" table:style-name="ce1">
            <text:p>2</text:p>
          </table:table-cell>
          <table:table-cell office:value-type="float" office:value="2608.5" table:style-name="ce2">
            <text:p>2.608,50</text:p>
          </table:table-cell>
          <table:table-cell office:value-type="float" office:value="210930.61" table:style-name="ce2">
            <text:p>210.930,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EATCGCD1 (AT / Industrial con Demanda Horaria Diferenciada - AT1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121.599999999999" table:style-name="ce2">
            <text:p>25.121,60</text:p>
          </table:table-cell>
          <table:table-cell office:value-type="float" office:value="1830665.96" table:style-name="ce2">
            <text:p>1.830.665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4 (A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48.19000000000005" table:style-name="ce1">
            <text:p>648,19</text:p>
          </table:table-cell>
          <table:table-cell office:value-type="float" office:value="41251.51" table:style-name="ce2">
            <text:p>41.251,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3" table:style-name="ce1">
            <text:p>413</text:p>
          </table:table-cell>
          <table:table-cell office:value-type="float" office:value="27361.25" table:style-name="ce2">
            <text:p>27.361,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20.48" table:style-name="ce1">
            <text:p>620,48</text:p>
          </table:table-cell>
          <table:table-cell office:value-type="float" office:value="41397.99" table:style-name="ce2">
            <text:p>41.397,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5 (A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4 (A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69.94" table:style-name="ce1">
            <text:p>169,94</text:p>
          </table:table-cell>
          <table:table-cell office:value-type="float" office:value="53333.599999999999" table:style-name="ce2">
            <text:p>53.333,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82.55" table:style-name="ce2">
            <text:p>1.282,55</text:p>
          </table:table-cell>
          <table:table-cell office:value-type="float" office:value="80178.16" table:style-name="ce2">
            <text:p>80.178,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6 (A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8 (A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2 (A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05 (A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0 (A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557.58" table:style-name="ce2">
            <text:p>1.557,58</text:p>
          </table:table-cell>
          <table:table-cell office:value-type="float" office:value="112703.33" table:style-name="ce2">
            <text:p>112.703,33</text:p>
          </table:table-cell>
          <table:table-cell office:value-type="float" office:value="1" table:style-name="ce1">
            <text:p>1</text:p>
          </table:table-cell>
          <table:table-cell office:value-type="float" office:value="313.83" table:style-name="ce1">
            <text:p>313,83</text:p>
          </table:table-cell>
          <table:table-cell office:value-type="float" office:value="25646.799999999999" table:style-name="ce2">
            <text:p>25.646,80</text:p>
          </table:table-cell>
          <table:table-cell office:value-type="float" office:value="6" table:style-name="ce1">
            <text:p>6</text:p>
          </table:table-cell>
          <table:table-cell office:value-type="float" office:value="3196.91" table:style-name="ce2">
            <text:p>3.196,91</text:p>
          </table:table-cell>
          <table:table-cell office:value-type="float" office:value="200033.16" table:style-name="ce2">
            <text:p>200.033,16</text:p>
          </table:table-cell>
          <table:table-cell office:value-type="float" office:value="2" table:style-name="ce1">
            <text:p>2</text:p>
          </table:table-cell>
          <table:table-cell office:value-type="float" office:value="339.75" table:style-name="ce1">
            <text:p>339,75</text:p>
          </table:table-cell>
          <table:table-cell office:value-type="float" office:value="23895.48" table:style-name="ce2">
            <text:p>23.895,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31.2" table:style-name="ce1">
            <text:p>331,2</text:p>
          </table:table-cell>
          <table:table-cell office:value-type="float" office:value="24639.81" table:style-name="ce2">
            <text:p>24.639,81</text:p>
          </table:table-cell>
          <table:table-cell office:value-type="float" office:value="2" table:style-name="ce1">
            <text:p>2</text:p>
          </table:table-cell>
          <table:table-cell office:value-type="float" office:value="1060.8599999999999" table:style-name="ce2">
            <text:p>1.060,86</text:p>
          </table:table-cell>
          <table:table-cell office:value-type="float" office:value="80487.960000000006" table:style-name="ce2">
            <text:p>80.487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1 (A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ATCGCD13 (AT / Bombeo de Agua para Servicio Públic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33.7399999999998" table:style-name="ce2">
            <text:p>2.533,74</text:p>
          </table:table-cell>
          <table:table-cell office:value-type="float" office:value="106287.88" table:style-name="ce2">
            <text:p>106.287,88</text:p>
          </table:table-cell>
          <table:table-cell office:value-type="float" office:value="1" table:style-name="ce1">
            <text:p>1</text:p>
          </table:table-cell>
          <table:table-cell office:value-type="float" office:value="578.4" table:style-name="ce1">
            <text:p>578,4</text:p>
          </table:table-cell>
          <table:table-cell office:value-type="float" office:value="24486.2" table:style-name="ce2">
            <text:p>24.486,20</text:p>
          </table:table-cell>
          <table:table-cell office:value-type="float" office:value="1" table:style-name="ce1">
            <text:p>1</text:p>
          </table:table-cell>
          <table:table-cell office:value-type="float" office:value="12589.61" table:style-name="ce2">
            <text:p>12.589,61</text:p>
          </table:table-cell>
          <table:table-cell office:value-type="float" office:value="518177.45" table:style-name="ce2">
            <text:p>518.177,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988.53" table:style-name="ce2">
            <text:p>2.988,53</text:p>
          </table:table-cell>
          <table:table-cell office:value-type="float" office:value="131482.53" table:style-name="ce2">
            <text:p>131.482,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4 (A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20.5" table:style-name="ce1">
            <text:p>220,5</text:p>
          </table:table-cell>
          <table:table-cell office:value-type="float" office:value="11127.68" table:style-name="ce2">
            <text:p>11.127,68</text:p>
          </table:table-cell>
          <table:table-cell office:value-type="float" office:value="1" table:style-name="ce1">
            <text:p>1</text:p>
          </table:table-cell>
          <table:table-cell office:value-type="float" office:value="3301.65" table:style-name="ce2">
            <text:p>3.301,65</text:p>
          </table:table-cell>
          <table:table-cell office:value-type="float" office:value="199322.92" table:style-name="ce2">
            <text:p>199.322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58.3599999999999" table:style-name="ce2">
            <text:p>1.258,36</text:p>
          </table:table-cell>
          <table:table-cell office:value-type="float" office:value="75394.14" table:style-name="ce2">
            <text:p>75.394,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6 (A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8 (A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66.3599999999999" table:style-name="ce2">
            <text:p>1.166,36</text:p>
          </table:table-cell>
          <table:table-cell office:value-type="float" office:value="70522" table:style-name="ce2">
            <text:p>70.522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2 (A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05 (A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TCGCD11 (A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Alumbrado Público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Alumbrado Público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APCD01 (BT / Alumbrado Público)</text:p>
          </table:table-cell>
          <table:table-cell office:value-type="float" office:value="1" table:style-name="ce1">
            <text:p>1</text:p>
          </table:table-cell>
          <table:table-cell office:value-type="float" office:value="1551.44" table:style-name="ce2">
            <text:p>1.551,44</text:p>
          </table:table-cell>
          <table:table-cell office:value-type="float" office:value="110773.78" table:style-name="ce2">
            <text:p>110.773,78</text:p>
          </table:table-cell>
          <table:table-cell office:value-type="float" office:value="1" table:style-name="ce1">
            <text:p>1</text:p>
          </table:table-cell>
          <table:table-cell office:value-type="float" office:value="8414.1200000000008" table:style-name="ce2">
            <text:p>8.414,12</text:p>
          </table:table-cell>
          <table:table-cell office:value-type="float" office:value="980376.64" table:style-name="ce2">
            <text:p>980.376,64</text:p>
          </table:table-cell>
          <table:table-cell office:value-type="float" office:value="1" table:style-name="ce1">
            <text:p>1</text:p>
          </table:table-cell>
          <table:table-cell office:value-type="float" office:value="3929.89" table:style-name="ce2">
            <text:p>3.929,89</text:p>
          </table:table-cell>
          <table:table-cell office:value-type="float" office:value="354509.41" table:style-name="ce2">
            <text:p>354.509,41</text:p>
          </table:table-cell>
          <table:table-cell office:value-type="float" office:value="1" table:style-name="ce1">
            <text:p>1</text:p>
          </table:table-cell>
          <table:table-cell office:value-type="float" office:value="15258.53" table:style-name="ce2">
            <text:p>15.258,53</text:p>
          </table:table-cell>
          <table:table-cell office:value-type="float" office:value="1419524.08" table:style-name="ce2">
            <text:p>1.419.524,08</text:p>
          </table:table-cell>
          <table:table-cell office:value-type="float" office:value="1" table:style-name="ce1">
            <text:p>1</text:p>
          </table:table-cell>
          <table:table-cell office:value-type="float" office:value="7618.16" table:style-name="ce2">
            <text:p>7.618,16</text:p>
          </table:table-cell>
          <table:table-cell office:value-type="float" office:value="1625729.49" table:style-name="ce2">
            <text:p>1.625.729,49</text:p>
          </table:table-cell>
          <table:table-cell office:value-type="float" office:value="1" table:style-name="ce1">
            <text:p>1</text:p>
          </table:table-cell>
          <table:table-cell office:value-type="float" office:value="2606.77" table:style-name="ce2">
            <text:p>2.606,77</text:p>
          </table:table-cell>
          <table:table-cell office:value-type="float" office:value="266004.65000000002" table:style-name="ce2">
            <text:p>266.004,65</text:p>
          </table:table-cell>
          <table:table-cell office:value-type="float" office:value="1" table:style-name="ce1">
            <text:p>1</text:p>
          </table:table-cell>
          <table:table-cell office:value-type="float" office:value="10799.03" table:style-name="ce2">
            <text:p>10.799,03</text:p>
          </table:table-cell>
          <table:table-cell office:value-type="float" office:value="853991.42" table:style-name="ce2">
            <text:p>853.991,42</text:p>
          </table:table-cell>
          <table:table-cell office:value-type="float" office:value="1" table:style-name="ce1">
            <text:p>1</text:p>
          </table:table-cell>
          <table:table-cell office:value-type="float" office:value="3774.27" table:style-name="ce2">
            <text:p>3.774,27</text:p>
          </table:table-cell>
          <table:table-cell office:value-type="float" office:value="431950.55" table:style-name="ce2">
            <text:p>431.950,55</text:p>
          </table:table-cell>
          <table:table-cell office:value-type="float" office:value="258" table:style-name="ce1">
            <text:p>258</text:p>
          </table:table-cell>
          <table:table-cell office:value-type="float" office:value="4060.27" table:style-name="ce2">
            <text:p>4.060,27</text:p>
          </table:table-cell>
          <table:table-cell office:value-type="float" office:value="714247.47" table:style-name="ce2">
            <text:p>714.247,47</text:p>
          </table:table-cell>
          <table:table-cell office:value-type="float" office:value="1" table:style-name="ce1">
            <text:p>1</text:p>
          </table:table-cell>
          <table:table-cell office:value-type="float" office:value="6438.37" table:style-name="ce2">
            <text:p>6.438,37</text:p>
          </table:table-cell>
          <table:table-cell office:value-type="float" office:value="713333.17" table:style-name="ce2">
            <text:p>713.333,17</text:p>
          </table:table-cell>
          <table:table-cell office:value-type="float" office:value="1" table:style-name="ce1">
            <text:p>1</text:p>
          </table:table-cell>
          <table:table-cell office:value-type="float" office:value="3024.92" table:style-name="ce2">
            <text:p>3.024,92</text:p>
          </table:table-cell>
          <table:table-cell office:value-type="float" office:value="253633.46" table:style-name="ce2">
            <text:p>253.633,4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1 (BT / Comer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3.01" table:style-name="ce1">
            <text:p>3,01</text:p>
          </table:table-cell>
          <table:table-cell office:value-type="float" office:value="344.42" table:style-name="ce1">
            <text:p>344,42</text:p>
          </table:table-cell>
          <table:table-cell office:value-type="float" office:value="232" table:style-name="ce1">
            <text:p>232</text:p>
          </table:table-cell>
          <table:table-cell office:value-type="float" office:value="128.94999999999999" table:style-name="ce1">
            <text:p>128,95</text:p>
          </table:table-cell>
          <table:table-cell office:value-type="float" office:value="13145.29" table:style-name="ce2">
            <text:p>13.145,29</text:p>
          </table:table-cell>
          <table:table-cell office:value-type="float" office:value="19" table:style-name="ce1">
            <text:p>19</text:p>
          </table:table-cell>
          <table:table-cell office:value-type="float" office:value="8.91" table:style-name="ce1">
            <text:p>8,91</text:p>
          </table:table-cell>
          <table:table-cell office:value-type="float" office:value="944.44" table:style-name="ce1">
            <text:p>944,44</text:p>
          </table:table-cell>
          <table:table-cell office:value-type="float" office:value="7" table:style-name="ce1">
            <text:p>7</text:p>
          </table:table-cell>
          <table:table-cell office:value-type="float" office:value="3.78" table:style-name="ce1">
            <text:p>3,78</text:p>
          </table:table-cell>
          <table:table-cell office:value-type="float" office:value="377.53" table:style-name="ce1">
            <text:p>377,53</text:p>
          </table:table-cell>
          <table:table-cell office:value-type="float" office:value="9" table:style-name="ce1">
            <text:p>9</text:p>
          </table:table-cell>
          <table:table-cell office:value-type="float" office:value="3.5" table:style-name="ce1">
            <text:p>3,5</text:p>
          </table:table-cell>
          <table:table-cell office:value-type="float" office:value="351.46" table:style-name="ce1">
            <text:p>351,46</text:p>
          </table:table-cell>
          <table:table-cell office:value-type="float" office:value="27" table:style-name="ce1">
            <text:p>27</text:p>
          </table:table-cell>
          <table:table-cell office:value-type="float" office:value="10.71" table:style-name="ce1">
            <text:p>10,71</text:p>
          </table:table-cell>
          <table:table-cell office:value-type="float" office:value="1089.95" table:style-name="ce2">
            <text:p>1.089,95</text:p>
          </table:table-cell>
          <table:table-cell office:value-type="float" office:value="57" table:style-name="ce1">
            <text:p>57</text:p>
          </table:table-cell>
          <table:table-cell office:value-type="float" office:value="25.21" table:style-name="ce1">
            <text:p>25,21</text:p>
          </table:table-cell>
          <table:table-cell office:value-type="float" office:value="2598.81" table:style-name="ce2">
            <text:p>2.598,81</text:p>
          </table:table-cell>
          <table:table-cell office:value-type="float" office:value="3" table:style-name="ce1">
            <text:p>3</text:p>
          </table:table-cell>
          <table:table-cell office:value-type="float" office:value="1.67" table:style-name="ce1">
            <text:p>1,67</text:p>
          </table:table-cell>
          <table:table-cell office:value-type="float" office:value="168.45" table:style-name="ce1">
            <text:p>168,45</text:p>
          </table:table-cell>
          <table:table-cell office:value-type="float" office:value="15" table:style-name="ce1">
            <text:p>15</text:p>
          </table:table-cell>
          <table:table-cell office:value-type="float" office:value="10.32" table:style-name="ce1">
            <text:p>10,32</text:p>
          </table:table-cell>
          <table:table-cell office:value-type="float" office:value="1052.26" table:style-name="ce2">
            <text:p>1.052,26</text:p>
          </table:table-cell>
          <table:table-cell office:value-type="float" office:value="27" table:style-name="ce1">
            <text:p>27</text:p>
          </table:table-cell>
          <table:table-cell office:value-type="float" office:value="34.340000000000003" table:style-name="ce1">
            <text:p>34,34</text:p>
          </table:table-cell>
          <table:table-cell office:value-type="float" office:value="3494.47" table:style-name="ce2">
            <text:p>3.494,4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1 (BT / Comer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1.18" table:style-name="ce1">
            <text:p>11,18</text:p>
          </table:table-cell>
          <table:table-cell office:value-type="float" office:value="1180.81" table:style-name="ce2">
            <text:p>1.180,81</text:p>
          </table:table-cell>
          <table:table-cell office:value-type="float" office:value="3" table:style-name="ce1">
            <text:p>3</text:p>
          </table:table-cell>
          <table:table-cell office:value-type="float" office:value="17.690000000000001" table:style-name="ce1">
            <text:p>17,69</text:p>
          </table:table-cell>
          <table:table-cell office:value-type="float" office:value="2106.52" table:style-name="ce2">
            <text:p>2.106,52</text:p>
          </table:table-cell>
          <table:table-cell office:value-type="float" office:value="3" table:style-name="ce1">
            <text:p>3</text:p>
          </table:table-cell>
          <table:table-cell office:value-type="float" office:value="13.46" table:style-name="ce1">
            <text:p>13,46</text:p>
          </table:table-cell>
          <table:table-cell office:value-type="float" office:value="1675.52" table:style-name="ce2">
            <text:p>1.675,52</text:p>
          </table:table-cell>
          <table:table-cell office:value-type="float" office:value="1" table:style-name="ce1">
            <text:p>1</text:p>
          </table:table-cell>
          <table:table-cell office:value-type="float" office:value="2.62" table:style-name="ce1">
            <text:p>2,62</text:p>
          </table:table-cell>
          <table:table-cell office:value-type="float" office:value="311.68" table:style-name="ce1">
            <text:p>311,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5.13" table:style-name="ce1">
            <text:p>25,13</text:p>
          </table:table-cell>
          <table:table-cell office:value-type="float" office:value="2734.92" table:style-name="ce2">
            <text:p>2.734,9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1 (B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45" table:style-name="ce1">
            <text:p>4,45</text:p>
          </table:table-cell>
          <table:table-cell office:value-type="float" office:value="417.01" table:style-name="ce1">
            <text:p>417,0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1 (BT / Comercial)</text:p>
          </table:table-cell>
          <table:table-cell office:value-type="float" office:value="3340" table:style-name="ce3">
            <text:p>3.340</text:p>
          </table:table-cell>
          <table:table-cell office:value-type="float" office:value="844.75" table:style-name="ce1">
            <text:p>844,75</text:p>
          </table:table-cell>
          <table:table-cell office:value-type="float" office:value="86409.41" table:style-name="ce2">
            <text:p>86.409,41</text:p>
          </table:table-cell>
          <table:table-cell office:value-type="float" office:value="19947" table:style-name="ce3">
            <text:p>19.947</text:p>
          </table:table-cell>
          <table:table-cell office:value-type="float" office:value="8173.1" table:style-name="ce2">
            <text:p>8.173,10</text:p>
          </table:table-cell>
          <table:table-cell office:value-type="float" office:value="831368.41" table:style-name="ce2">
            <text:p>831.368,41</text:p>
          </table:table-cell>
          <table:table-cell office:value-type="float" office:value="7649" table:style-name="ce3">
            <text:p>7.649</text:p>
          </table:table-cell>
          <table:table-cell office:value-type="float" office:value="2956.47" table:style-name="ce2">
            <text:p>2.956,47</text:p>
          </table:table-cell>
          <table:table-cell office:value-type="float" office:value="300274.83" table:style-name="ce2">
            <text:p>300.274,83</text:p>
          </table:table-cell>
          <table:table-cell office:value-type="float" office:value="70104" table:style-name="ce3">
            <text:p>70.104</text:p>
          </table:table-cell>
          <table:table-cell office:value-type="float" office:value="30898.61" table:style-name="ce2">
            <text:p>30.898,61</text:p>
          </table:table-cell>
          <table:table-cell office:value-type="float" office:value="3221778.41" table:style-name="ce2">
            <text:p>3.221.778,41</text:p>
          </table:table-cell>
          <table:table-cell office:value-type="float" office:value="16975" table:style-name="ce3">
            <text:p>16.975</text:p>
          </table:table-cell>
          <table:table-cell office:value-type="float" office:value="8799.14" table:style-name="ce2">
            <text:p>8.799,14</text:p>
          </table:table-cell>
          <table:table-cell office:value-type="float" office:value="890887.34" table:style-name="ce2">
            <text:p>890.887,34</text:p>
          </table:table-cell>
          <table:table-cell office:value-type="float" office:value="6946" table:style-name="ce3">
            <text:p>6.946</text:p>
          </table:table-cell>
          <table:table-cell office:value-type="float" office:value="3022.15" table:style-name="ce2">
            <text:p>3.022,15</text:p>
          </table:table-cell>
          <table:table-cell office:value-type="float" office:value="308918.21000000002" table:style-name="ce2">
            <text:p>308.918,21</text:p>
          </table:table-cell>
          <table:table-cell office:value-type="float" office:value="15896" table:style-name="ce3">
            <text:p>15.896</text:p>
          </table:table-cell>
          <table:table-cell office:value-type="float" office:value="8081.95" table:style-name="ce2">
            <text:p>8.081,95</text:p>
          </table:table-cell>
          <table:table-cell office:value-type="float" office:value="813984.19" table:style-name="ce2">
            <text:p>813.984,19</text:p>
          </table:table-cell>
          <table:table-cell office:value-type="float" office:value="11341" table:style-name="ce3">
            <text:p>11.341</text:p>
          </table:table-cell>
          <table:table-cell office:value-type="float" office:value="4605.54" table:style-name="ce2">
            <text:p>4.605,54</text:p>
          </table:table-cell>
          <table:table-cell office:value-type="float" office:value="467919.78" table:style-name="ce2">
            <text:p>467.919,78</text:p>
          </table:table-cell>
          <table:table-cell office:value-type="float" office:value="8928" table:style-name="ce3">
            <text:p>8.928</text:p>
          </table:table-cell>
          <table:table-cell office:value-type="float" office:value="4413.47" table:style-name="ce2">
            <text:p>4.413,47</text:p>
          </table:table-cell>
          <table:table-cell office:value-type="float" office:value="448016.66" table:style-name="ce2">
            <text:p>448.016,66</text:p>
          </table:table-cell>
          <table:table-cell office:value-type="float" office:value="24260" table:style-name="ce3">
            <text:p>24.260</text:p>
          </table:table-cell>
          <table:table-cell office:value-type="float" office:value="7589.3" table:style-name="ce2">
            <text:p>7.589,30</text:p>
          </table:table-cell>
          <table:table-cell office:value-type="float" office:value="772026.15" table:style-name="ce2">
            <text:p>772.026,15</text:p>
          </table:table-cell>
          <table:table-cell office:value-type="float" office:value="11437" table:style-name="ce3">
            <text:p>11.437</text:p>
          </table:table-cell>
          <table:table-cell office:value-type="float" office:value="3643.13" table:style-name="ce2">
            <text:p>3.643,13</text:p>
          </table:table-cell>
          <table:table-cell office:value-type="float" office:value="370337.89" table:style-name="ce2">
            <text:p>370.337,8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1 (BT / Comercial con Demanda)</text:p>
          </table:table-cell>
          <table:table-cell office:value-type="float" office:value="6" table:style-name="ce1">
            <text:p>6</text:p>
          </table:table-cell>
          <table:table-cell office:value-type="float" office:value="21.71" table:style-name="ce1">
            <text:p>21,71</text:p>
          </table:table-cell>
          <table:table-cell office:value-type="float" office:value="2183.3200000000002" table:style-name="ce2">
            <text:p>2.183,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90.87" table:style-name="ce1">
            <text:p>90,87</text:p>
          </table:table-cell>
          <table:table-cell office:value-type="float" office:value="12232.35" table:style-name="ce2">
            <text:p>12.232,35</text:p>
          </table:table-cell>
          <table:table-cell office:value-type="float" office:value="4204" table:style-name="ce3">
            <text:p>4.204</text:p>
          </table:table-cell>
          <table:table-cell office:value-type="float" office:value="14810.51" table:style-name="ce2">
            <text:p>14.810,51</text:p>
          </table:table-cell>
          <table:table-cell office:value-type="float" office:value="1657230.34" table:style-name="ce2">
            <text:p>1.657.230,34</text:p>
          </table:table-cell>
          <table:table-cell office:value-type="float" office:value="1078" table:style-name="ce3">
            <text:p>1.078</text:p>
          </table:table-cell>
          <table:table-cell office:value-type="float" office:value="3959.59" table:style-name="ce2">
            <text:p>3.959,59</text:p>
          </table:table-cell>
          <table:table-cell office:value-type="float" office:value="447428.98" table:style-name="ce2">
            <text:p>447.428,98</text:p>
          </table:table-cell>
          <table:table-cell office:value-type="float" office:value="71" table:style-name="ce1">
            <text:p>71</text:p>
          </table:table-cell>
          <table:table-cell office:value-type="float" office:value="150.59" table:style-name="ce1">
            <text:p>150,59</text:p>
          </table:table-cell>
          <table:table-cell office:value-type="float" office:value="17487.39" table:style-name="ce2">
            <text:p>17.487,39</text:p>
          </table:table-cell>
          <table:table-cell office:value-type="float" office:value="127" table:style-name="ce1">
            <text:p>127</text:p>
          </table:table-cell>
          <table:table-cell office:value-type="float" office:value="281.13" table:style-name="ce1">
            <text:p>281,13</text:p>
          </table:table-cell>
          <table:table-cell office:value-type="float" office:value="31871.55" table:style-name="ce2">
            <text:p>31.871,55</text:p>
          </table:table-cell>
          <table:table-cell office:value-type="float" office:value="351" table:style-name="ce1">
            <text:p>351</text:p>
          </table:table-cell>
          <table:table-cell office:value-type="float" office:value="1020.74" table:style-name="ce2">
            <text:p>1.020,74</text:p>
          </table:table-cell>
          <table:table-cell office:value-type="float" office:value="113374.05" table:style-name="ce2">
            <text:p>113.374,05</text:p>
          </table:table-cell>
          <table:table-cell office:value-type="float" office:value="63" table:style-name="ce1">
            <text:p>63</text:p>
          </table:table-cell>
          <table:table-cell office:value-type="float" office:value="255.93" table:style-name="ce1">
            <text:p>255,93</text:p>
          </table:table-cell>
          <table:table-cell office:value-type="float" office:value="27363.82" table:style-name="ce2">
            <text:p>27.363,82</text:p>
          </table:table-cell>
          <table:table-cell office:value-type="float" office:value="36" table:style-name="ce1">
            <text:p>36</text:p>
          </table:table-cell>
          <table:table-cell office:value-type="float" office:value="86.16" table:style-name="ce1">
            <text:p>86,16</text:p>
          </table:table-cell>
          <table:table-cell office:value-type="float" office:value="9680.84" table:style-name="ce2">
            <text:p>9.680,84</text:p>
          </table:table-cell>
          <table:table-cell office:value-type="float" office:value="78" table:style-name="ce1">
            <text:p>78</text:p>
          </table:table-cell>
          <table:table-cell office:value-type="float" office:value="93.73" table:style-name="ce1">
            <text:p>93,73</text:p>
          </table:table-cell>
          <table:table-cell office:value-type="float" office:value="11401.06" table:style-name="ce2">
            <text:p>11.401,0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1 (B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496.37" table:style-name="ce1">
            <text:p>496,37</text:p>
          </table:table-cell>
          <table:table-cell office:value-type="float" office:value="50300.25" table:style-name="ce2">
            <text:p>50.300,25</text:p>
          </table:table-cell>
          <table:table-cell office:value-type="float" office:value="106" table:style-name="ce1">
            <text:p>106</text:p>
          </table:table-cell>
          <table:table-cell office:value-type="float" office:value="109.93" table:style-name="ce1">
            <text:p>109,93</text:p>
          </table:table-cell>
          <table:table-cell office:value-type="float" office:value="11198.86" table:style-name="ce2">
            <text:p>11.198,86</text:p>
          </table:table-cell>
          <table:table-cell office:value-type="float" office:value="2" table:style-name="ce1">
            <text:p>2</text:p>
          </table:table-cell>
          <table:table-cell office:value-type="float" office:value="10.67" table:style-name="ce1">
            <text:p>10,67</text:p>
          </table:table-cell>
          <table:table-cell office:value-type="float" office:value="1254.9000000000001" table:style-name="ce2">
            <text:p>1.254,90</text:p>
          </table:table-cell>
          <table:table-cell office:value-type="float" office:value="23" table:style-name="ce1">
            <text:p>23</text:p>
          </table:table-cell>
          <table:table-cell office:value-type="float" office:value="157.6" table:style-name="ce1">
            <text:p>157,6</text:p>
          </table:table-cell>
          <table:table-cell office:value-type="float" office:value="16692.55" table:style-name="ce2">
            <text:p>16.692,55</text:p>
          </table:table-cell>
          <table:table-cell office:value-type="float" office:value="2" table:style-name="ce1">
            <text:p>2</text:p>
          </table:table-cell>
          <table:table-cell office:value-type="float" office:value="7.21" table:style-name="ce1">
            <text:p>7,21</text:p>
          </table:table-cell>
          <table:table-cell office:value-type="float" office:value="676.83" table:style-name="ce1">
            <text:p>676,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6" table:style-name="ce1">
            <text:p>576</text:p>
          </table:table-cell>
          <table:table-cell office:value-type="float" office:value="2275.14" table:style-name="ce2">
            <text:p>2.275,14</text:p>
          </table:table-cell>
          <table:table-cell office:value-type="float" office:value="241194.89" table:style-name="ce2">
            <text:p>241.194,89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2 (BT / Industrial Artesa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2 (BT / Industr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0 (BT / Industr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2 (BT / Industrial Artesanal)</text:p>
          </table:table-cell>
          <table:table-cell office:value-type="float" office:value="101" table:style-name="ce1">
            <text:p>101</text:p>
          </table:table-cell>
          <table:table-cell office:value-type="float" office:value="16.84" table:style-name="ce1">
            <text:p>16,84</text:p>
          </table:table-cell>
          <table:table-cell office:value-type="float" office:value="1420.84" table:style-name="ce2">
            <text:p>1.420,84</text:p>
          </table:table-cell>
          <table:table-cell office:value-type="float" office:value="960" table:style-name="ce1">
            <text:p>960</text:p>
          </table:table-cell>
          <table:table-cell office:value-type="float" office:value="356.72" table:style-name="ce1">
            <text:p>356,72</text:p>
          </table:table-cell>
          <table:table-cell office:value-type="float" office:value="30278.33" table:style-name="ce2">
            <text:p>30.278,33</text:p>
          </table:table-cell>
          <table:table-cell office:value-type="float" office:value="257" table:style-name="ce1">
            <text:p>257</text:p>
          </table:table-cell>
          <table:table-cell office:value-type="float" office:value="68.62" table:style-name="ce1">
            <text:p>68,62</text:p>
          </table:table-cell>
          <table:table-cell office:value-type="float" office:value="5764.84" table:style-name="ce2">
            <text:p>5.764,84</text:p>
          </table:table-cell>
          <table:table-cell office:value-type="float" office:value="959" table:style-name="ce1">
            <text:p>959</text:p>
          </table:table-cell>
          <table:table-cell office:value-type="float" office:value="525.88" table:style-name="ce1">
            <text:p>525,88</text:p>
          </table:table-cell>
          <table:table-cell office:value-type="float" office:value="48250.28" table:style-name="ce2">
            <text:p>48.250,28</text:p>
          </table:table-cell>
          <table:table-cell office:value-type="float" office:value="197" table:style-name="ce1">
            <text:p>197</text:p>
          </table:table-cell>
          <table:table-cell office:value-type="float" office:value="97.22" table:style-name="ce1">
            <text:p>97,22</text:p>
          </table:table-cell>
          <table:table-cell office:value-type="float" office:value="8264.4599999999991" table:style-name="ce2">
            <text:p>8.264,46</text:p>
          </table:table-cell>
          <table:table-cell office:value-type="float" office:value="202" table:style-name="ce1">
            <text:p>202</text:p>
          </table:table-cell>
          <table:table-cell office:value-type="float" office:value="51.8" table:style-name="ce1">
            <text:p>51,8</text:p>
          </table:table-cell>
          <table:table-cell office:value-type="float" office:value="4365.54" table:style-name="ce2">
            <text:p>4.365,54</text:p>
          </table:table-cell>
          <table:table-cell office:value-type="float" office:value="336" table:style-name="ce1">
            <text:p>336</text:p>
          </table:table-cell>
          <table:table-cell office:value-type="float" office:value="177.32" table:style-name="ce1">
            <text:p>177,32</text:p>
          </table:table-cell>
          <table:table-cell office:value-type="float" office:value="15249.78" table:style-name="ce2">
            <text:p>15.249,78</text:p>
          </table:table-cell>
          <table:table-cell office:value-type="float" office:value="24" table:style-name="ce1">
            <text:p>24</text:p>
          </table:table-cell>
          <table:table-cell office:value-type="float" office:value="8.69" table:style-name="ce1">
            <text:p>8,69</text:p>
          </table:table-cell>
          <table:table-cell office:value-type="float" office:value="733.73" table:style-name="ce1">
            <text:p>733,73</text:p>
          </table:table-cell>
          <table:table-cell office:value-type="float" office:value="92" table:style-name="ce1">
            <text:p>92</text:p>
          </table:table-cell>
          <table:table-cell office:value-type="float" office:value="44.33" table:style-name="ce1">
            <text:p>44,33</text:p>
          </table:table-cell>
          <table:table-cell office:value-type="float" office:value="3742.64" table:style-name="ce2">
            <text:p>3.742,64</text:p>
          </table:table-cell>
          <table:table-cell office:value-type="float" office:value="92" table:style-name="ce1">
            <text:p>92</text:p>
          </table:table-cell>
          <table:table-cell office:value-type="float" office:value="27.14" table:style-name="ce1">
            <text:p>27,14</text:p>
          </table:table-cell>
          <table:table-cell office:value-type="float" office:value="2276.27" table:style-name="ce2">
            <text:p>2.276,27</text:p>
          </table:table-cell>
          <table:table-cell office:value-type="float" office:value="249" table:style-name="ce1">
            <text:p>249</text:p>
          </table:table-cell>
          <table:table-cell office:value-type="float" office:value="76.400000000000006" table:style-name="ce1">
            <text:p>76,4</text:p>
          </table:table-cell>
          <table:table-cell office:value-type="float" office:value="6386.3" table:style-name="ce2">
            <text:p>6.386,3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2 (BT / Industrial con Demanda)</text:p>
          </table:table-cell>
          <table:table-cell office:value-type="float" office:value="5" table:style-name="ce1">
            <text:p>5</text:p>
          </table:table-cell>
          <table:table-cell office:value-type="float" office:value="1.64" table:style-name="ce1">
            <text:p>1,64</text:p>
          </table:table-cell>
          <table:table-cell office:value-type="float" office:value="359.96" table:style-name="ce1">
            <text:p>359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.81" table:style-name="ce1">
            <text:p>3,81</text:p>
          </table:table-cell>
          <table:table-cell office:value-type="float" office:value="557.17999999999995" table:style-name="ce1">
            <text:p>557,18</text:p>
          </table:table-cell>
          <table:table-cell office:value-type="float" office:value="521" table:style-name="ce1">
            <text:p>521</text:p>
          </table:table-cell>
          <table:table-cell office:value-type="float" office:value="1214.5" table:style-name="ce2">
            <text:p>1.214,50</text:p>
          </table:table-cell>
          <table:table-cell office:value-type="float" office:value="139065.64000000001" table:style-name="ce2">
            <text:p>139.065,64</text:p>
          </table:table-cell>
          <table:table-cell office:value-type="float" office:value="15" table:style-name="ce1">
            <text:p>15</text:p>
          </table:table-cell>
          <table:table-cell office:value-type="float" office:value="10.71" table:style-name="ce1">
            <text:p>10,71</text:p>
          </table:table-cell>
          <table:table-cell office:value-type="float" office:value="1474.94" table:style-name="ce2">
            <text:p>1.474,94</text:p>
          </table:table-cell>
          <table:table-cell office:value-type="float" office:value="5" table:style-name="ce1">
            <text:p>5</text:p>
          </table:table-cell>
          <table:table-cell office:value-type="float" office:value="1.96" table:style-name="ce1">
            <text:p>1,96</text:p>
          </table:table-cell>
          <table:table-cell office:value-type="float" office:value="375.84" table:style-name="ce1">
            <text:p>375,84</text:p>
          </table:table-cell>
          <table:table-cell office:value-type="float" office:value="60" table:style-name="ce1">
            <text:p>60</text:p>
          </table:table-cell>
          <table:table-cell office:value-type="float" office:value="79.569999999999993" table:style-name="ce1">
            <text:p>79,57</text:p>
          </table:table-cell>
          <table:table-cell office:value-type="float" office:value="10677.5" table:style-name="ce2">
            <text:p>10.677,50</text:p>
          </table:table-cell>
          <table:table-cell office:value-type="float" office:value="52" table:style-name="ce1">
            <text:p>52</text:p>
          </table:table-cell>
          <table:table-cell office:value-type="float" office:value="26.27" table:style-name="ce1">
            <text:p>26,27</text:p>
          </table:table-cell>
          <table:table-cell office:value-type="float" office:value="3375.98" table:style-name="ce2">
            <text:p>3.375,98</text:p>
          </table:table-cell>
          <table:table-cell office:value-type="float" office:value="1" table:style-name="ce1">
            <text:p>1</text:p>
          </table:table-cell>
          <table:table-cell office:value-type="float" office:value="2.86" table:style-name="ce1">
            <text:p>2,86</text:p>
          </table:table-cell>
          <table:table-cell office:value-type="float" office:value="268.37" table:style-name="ce1">
            <text:p>268,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5.41" table:style-name="ce1">
            <text:p>5,41</text:p>
          </table:table-cell>
          <table:table-cell office:value-type="float" office:value="701.51" table:style-name="ce1">
            <text:p>701,5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0 (BT / Industr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34" table:style-name="ce1">
            <text:p>3,34</text:p>
          </table:table-cell>
          <table:table-cell office:value-type="float" office:value="350.36" table:style-name="ce1">
            <text:p>350,36</text:p>
          </table:table-cell>
          <table:table-cell office:value-type="float" office:value="1" table:style-name="ce1">
            <text:p>1</text:p>
          </table:table-cell>
          <table:table-cell office:value-type="float" office:value="34.32" table:style-name="ce1">
            <text:p>34,32</text:p>
          </table:table-cell>
          <table:table-cell office:value-type="float" office:value="2610.6" table:style-name="ce2">
            <text:p>2.610,60</text:p>
          </table:table-cell>
          <table:table-cell office:value-type="float" office:value="6" table:style-name="ce1">
            <text:p>6</text:p>
          </table:table-cell>
          <table:table-cell office:value-type="float" office:value="24.03" table:style-name="ce1">
            <text:p>24,03</text:p>
          </table:table-cell>
          <table:table-cell office:value-type="float" office:value="3138.33" table:style-name="ce2">
            <text:p>3.138,33</text:p>
          </table:table-cell>
          <table:table-cell office:value-type="float" office:value="25" table:style-name="ce1">
            <text:p>25</text:p>
          </table:table-cell>
          <table:table-cell office:value-type="float" office:value="431.75" table:style-name="ce1">
            <text:p>431,75</text:p>
          </table:table-cell>
          <table:table-cell office:value-type="float" office:value="37171.519999999997" table:style-name="ce2">
            <text:p>37.171,52</text:p>
          </table:table-cell>
          <table:table-cell office:value-type="float" office:value="1" table:style-name="ce1">
            <text:p>1</text:p>
          </table:table-cell>
          <table:table-cell office:value-type="float" office:value="7.07" table:style-name="ce1">
            <text:p>7,07</text:p>
          </table:table-cell>
          <table:table-cell office:value-type="float" office:value="591.42999999999995" table:style-name="ce1">
            <text:p>591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6" table:style-name="ce1">
            <text:p>176</text:p>
          </table:table-cell>
          <table:table-cell office:value-type="float" office:value="859.32" table:style-name="ce1">
            <text:p>859,32</text:p>
          </table:table-cell>
          <table:table-cell office:value-type="float" office:value="77959.600000000006" table:style-name="ce2">
            <text:p>77.959,6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6 (B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0 (B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3 (BT / Asistencia Social)</text:p>
          </table:table-cell>
          <table:table-cell office:value-type="float" office:value="84" table:style-name="ce1">
            <text:p>84</text:p>
          </table:table-cell>
          <table:table-cell office:value-type="float" office:value="33.479999999999997" table:style-name="ce1">
            <text:p>33,48</text:p>
          </table:table-cell>
          <table:table-cell office:value-type="float" office:value="1759.3" table:style-name="ce2">
            <text:p>1.759,30</text:p>
          </table:table-cell>
          <table:table-cell office:value-type="float" office:value="161" table:style-name="ce1">
            <text:p>161</text:p>
          </table:table-cell>
          <table:table-cell office:value-type="float" office:value="133.34" table:style-name="ce1">
            <text:p>133,34</text:p>
          </table:table-cell>
          <table:table-cell office:value-type="float" office:value="7661.09" table:style-name="ce2">
            <text:p>7.661,09</text:p>
          </table:table-cell>
          <table:table-cell office:value-type="float" office:value="115" table:style-name="ce1">
            <text:p>115</text:p>
          </table:table-cell>
          <table:table-cell office:value-type="float" office:value="60.95" table:style-name="ce1">
            <text:p>60,95</text:p>
          </table:table-cell>
          <table:table-cell office:value-type="float" office:value="3372.05" table:style-name="ce2">
            <text:p>3.372,05</text:p>
          </table:table-cell>
          <table:table-cell office:value-type="float" office:value="54" table:style-name="ce1">
            <text:p>54</text:p>
          </table:table-cell>
          <table:table-cell office:value-type="float" office:value="53.38" table:style-name="ce1">
            <text:p>53,38</text:p>
          </table:table-cell>
          <table:table-cell office:value-type="float" office:value="5313.78" table:style-name="ce2">
            <text:p>5.313,78</text:p>
          </table:table-cell>
          <table:table-cell office:value-type="float" office:value="110" table:style-name="ce1">
            <text:p>110</text:p>
          </table:table-cell>
          <table:table-cell office:value-type="float" office:value="109.47" table:style-name="ce1">
            <text:p>109,47</text:p>
          </table:table-cell>
          <table:table-cell office:value-type="float" office:value="6297.41" table:style-name="ce2">
            <text:p>6.297,41</text:p>
          </table:table-cell>
          <table:table-cell office:value-type="float" office:value="61" table:style-name="ce1">
            <text:p>61</text:p>
          </table:table-cell>
          <table:table-cell office:value-type="float" office:value="40.619999999999997" table:style-name="ce1">
            <text:p>40,62</text:p>
          </table:table-cell>
          <table:table-cell office:value-type="float" office:value="2267.2600000000002" table:style-name="ce2">
            <text:p>2.267,26</text:p>
          </table:table-cell>
          <table:table-cell office:value-type="float" office:value="168" table:style-name="ce1">
            <text:p>168</text:p>
          </table:table-cell>
          <table:table-cell office:value-type="float" office:value="140.55000000000001" table:style-name="ce1">
            <text:p>140,55</text:p>
          </table:table-cell>
          <table:table-cell office:value-type="float" office:value="8009.83" table:style-name="ce2">
            <text:p>8.009,83</text:p>
          </table:table-cell>
          <table:table-cell office:value-type="float" office:value="42" table:style-name="ce1">
            <text:p>42</text:p>
          </table:table-cell>
          <table:table-cell office:value-type="float" office:value="24.74" table:style-name="ce1">
            <text:p>24,74</text:p>
          </table:table-cell>
          <table:table-cell office:value-type="float" office:value="1377.84" table:style-name="ce2">
            <text:p>1.377,84</text:p>
          </table:table-cell>
          <table:table-cell office:value-type="float" office:value="47" table:style-name="ce1">
            <text:p>47</text:p>
          </table:table-cell>
          <table:table-cell office:value-type="float" office:value="42.26" table:style-name="ce1">
            <text:p>42,26</text:p>
          </table:table-cell>
          <table:table-cell office:value-type="float" office:value="2417.71" table:style-name="ce2">
            <text:p>2.417,71</text:p>
          </table:table-cell>
          <table:table-cell office:value-type="float" office:value="126" table:style-name="ce1">
            <text:p>126</text:p>
          </table:table-cell>
          <table:table-cell office:value-type="float" office:value="94.71" table:style-name="ce1">
            <text:p>94,71</text:p>
          </table:table-cell>
          <table:table-cell office:value-type="float" office:value="5254.08" table:style-name="ce2">
            <text:p>5.254,08</text:p>
          </table:table-cell>
          <table:table-cell office:value-type="float" office:value="134" table:style-name="ce1">
            <text:p>134</text:p>
          </table:table-cell>
          <table:table-cell office:value-type="float" office:value="59.02" table:style-name="ce1">
            <text:p>59,02</text:p>
          </table:table-cell>
          <table:table-cell office:value-type="float" office:value="3398.38" table:style-name="ce2">
            <text:p>3.398,3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3 (BT / Asistencia Social con Demanda)</text:p>
          </table:table-cell>
          <table:table-cell office:value-type="float" office:value="2" table:style-name="ce1">
            <text:p>2</text:p>
          </table:table-cell>
          <table:table-cell office:value-type="float" office:value="4.13" table:style-name="ce1">
            <text:p>4,13</text:p>
          </table:table-cell>
          <table:table-cell office:value-type="float" office:value="342.08" table:style-name="ce1">
            <text:p>342,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5.020000000000003" table:style-name="ce1">
            <text:p>35,02</text:p>
          </table:table-cell>
          <table:table-cell office:value-type="float" office:value="2574.54" table:style-name="ce2">
            <text:p>2.574,54</text:p>
          </table:table-cell>
          <table:table-cell office:value-type="float" office:value="34" table:style-name="ce1">
            <text:p>34</text:p>
          </table:table-cell>
          <table:table-cell office:value-type="float" office:value="93.37" table:style-name="ce1">
            <text:p>93,37</text:p>
          </table:table-cell>
          <table:table-cell office:value-type="float" office:value="7267.43" table:style-name="ce2">
            <text:p>7.267,43</text:p>
          </table:table-cell>
          <table:table-cell office:value-type="float" office:value="8" table:style-name="ce1">
            <text:p>8</text:p>
          </table:table-cell>
          <table:table-cell office:value-type="float" office:value="10.41" table:style-name="ce1">
            <text:p>10,41</text:p>
          </table:table-cell>
          <table:table-cell office:value-type="float" office:value="1002.98" table:style-name="ce2">
            <text:p>1.002,98</text:p>
          </table:table-cell>
          <table:table-cell office:value-type="float" office:value="5" table:style-name="ce1">
            <text:p>5</text:p>
          </table:table-cell>
          <table:table-cell office:value-type="float" office:value="8.64" table:style-name="ce1">
            <text:p>8,64</text:p>
          </table:table-cell>
          <table:table-cell office:value-type="float" office:value="748.34" table:style-name="ce1">
            <text:p>748,34</text:p>
          </table:table-cell>
          <table:table-cell office:value-type="float" office:value="1" table:style-name="ce1">
            <text:p>1</text:p>
          </table:table-cell>
          <table:table-cell office:value-type="float" office:value="3.05" table:style-name="ce1">
            <text:p>3,05</text:p>
          </table:table-cell>
          <table:table-cell office:value-type="float" office:value="247.66" table:style-name="ce1">
            <text:p>247,66</text:p>
          </table:table-cell>
          <table:table-cell office:value-type="float" office:value="10" table:style-name="ce1">
            <text:p>10</text:p>
          </table:table-cell>
          <table:table-cell office:value-type="float" office:value="35.01" table:style-name="ce1">
            <text:p>35,01</text:p>
          </table:table-cell>
          <table:table-cell office:value-type="float" office:value="2870.8" table:style-name="ce2">
            <text:p>2.870,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76" table:style-name="ce1">
            <text:p>0,76</text:p>
          </table:table-cell>
          <table:table-cell office:value-type="float" office:value="85.7" table:style-name="ce1">
            <text:p>85,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NDCGCD01 (B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159.02000000000001" table:style-name="ce1">
            <text:p>159,02</text:p>
          </table:table-cell>
          <table:table-cell office:value-type="float" office:value="11988.46" table:style-name="ce2">
            <text:p>11.988,4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4 (B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4 (BT / Beneficio Público)</text:p>
          </table:table-cell>
          <table:table-cell office:value-type="float" office:value="516" table:style-name="ce1">
            <text:p>516</text:p>
          </table:table-cell>
          <table:table-cell office:value-type="float" office:value="43.2" table:style-name="ce1">
            <text:p>43,2</text:p>
          </table:table-cell>
          <table:table-cell office:value-type="float" office:value="2712.83" table:style-name="ce2">
            <text:p>2.712,83</text:p>
          </table:table-cell>
          <table:table-cell office:value-type="float" office:value="853" table:style-name="ce1">
            <text:p>853</text:p>
          </table:table-cell>
          <table:table-cell office:value-type="float" office:value="145.21" table:style-name="ce1">
            <text:p>145,21</text:p>
          </table:table-cell>
          <table:table-cell office:value-type="float" office:value="8160.81" table:style-name="ce2">
            <text:p>8.160,81</text:p>
          </table:table-cell>
          <table:table-cell office:value-type="float" office:value="831" table:style-name="ce1">
            <text:p>831</text:p>
          </table:table-cell>
          <table:table-cell office:value-type="float" office:value="144.62" table:style-name="ce1">
            <text:p>144,62</text:p>
          </table:table-cell>
          <table:table-cell office:value-type="float" office:value="8101.81" table:style-name="ce2">
            <text:p>8.101,81</text:p>
          </table:table-cell>
          <table:table-cell office:value-type="float" office:value="391" table:style-name="ce1">
            <text:p>391</text:p>
          </table:table-cell>
          <table:table-cell office:value-type="float" office:value="197.87" table:style-name="ce1">
            <text:p>197,87</text:p>
          </table:table-cell>
          <table:table-cell office:value-type="float" office:value="18429.2" table:style-name="ce2">
            <text:p>18.429,20</text:p>
          </table:table-cell>
          <table:table-cell office:value-type="float" office:value="826" table:style-name="ce1">
            <text:p>826</text:p>
          </table:table-cell>
          <table:table-cell office:value-type="float" office:value="128.53" table:style-name="ce1">
            <text:p>128,53</text:p>
          </table:table-cell>
          <table:table-cell office:value-type="float" office:value="7303.13" table:style-name="ce2">
            <text:p>7.303,13</text:p>
          </table:table-cell>
          <table:table-cell office:value-type="float" office:value="260" table:style-name="ce1">
            <text:p>260</text:p>
          </table:table-cell>
          <table:table-cell office:value-type="float" office:value="40.909999999999997" table:style-name="ce1">
            <text:p>40,91</text:p>
          </table:table-cell>
          <table:table-cell office:value-type="float" office:value="2297.3200000000002" table:style-name="ce2">
            <text:p>2.297,32</text:p>
          </table:table-cell>
          <table:table-cell office:value-type="float" office:value="573" table:style-name="ce1">
            <text:p>573</text:p>
          </table:table-cell>
          <table:table-cell office:value-type="float" office:value="110.03" table:style-name="ce1">
            <text:p>110,03</text:p>
          </table:table-cell>
          <table:table-cell office:value-type="float" office:value="6278.49" table:style-name="ce2">
            <text:p>6.278,49</text:p>
          </table:table-cell>
          <table:table-cell office:value-type="float" office:value="262" table:style-name="ce1">
            <text:p>262</text:p>
          </table:table-cell>
          <table:table-cell office:value-type="float" office:value="42.64" table:style-name="ce1">
            <text:p>42,64</text:p>
          </table:table-cell>
          <table:table-cell office:value-type="float" office:value="2418.56" table:style-name="ce2">
            <text:p>2.418,56</text:p>
          </table:table-cell>
          <table:table-cell office:value-type="float" office:value="238" table:style-name="ce1">
            <text:p>238</text:p>
          </table:table-cell>
          <table:table-cell office:value-type="float" office:value="56.89" table:style-name="ce1">
            <text:p>56,89</text:p>
          </table:table-cell>
          <table:table-cell office:value-type="float" office:value="3098.24" table:style-name="ce2">
            <text:p>3.098,24</text:p>
          </table:table-cell>
          <table:table-cell office:value-type="float" office:value="936" table:style-name="ce1">
            <text:p>936</text:p>
          </table:table-cell>
          <table:table-cell office:value-type="float" office:value="120.13" table:style-name="ce1">
            <text:p>120,13</text:p>
          </table:table-cell>
          <table:table-cell office:value-type="float" office:value="6824.24" table:style-name="ce2">
            <text:p>6.824,24</text:p>
          </table:table-cell>
          <table:table-cell office:value-type="float" office:value="760" table:style-name="ce1">
            <text:p>760</text:p>
          </table:table-cell>
          <table:table-cell office:value-type="float" office:value="100.07" table:style-name="ce1">
            <text:p>100,07</text:p>
          </table:table-cell>
          <table:table-cell office:value-type="float" office:value="5666.36" table:style-name="ce2">
            <text:p>5.666,3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5 (BT / Beneficio Público con Demanda)</text:p>
          </table:table-cell>
          <table:table-cell office:value-type="float" office:value="2" table:style-name="ce1">
            <text:p>2</text:p>
          </table:table-cell>
          <table:table-cell office:value-type="float" office:value="4.78" table:style-name="ce1">
            <text:p>4,78</text:p>
          </table:table-cell>
          <table:table-cell office:value-type="float" office:value="408.5" table:style-name="ce1">
            <text:p>408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.91" table:style-name="ce1">
            <text:p>5,91</text:p>
          </table:table-cell>
          <table:table-cell office:value-type="float" office:value="555.75" table:style-name="ce1">
            <text:p>555,75</text:p>
          </table:table-cell>
          <table:table-cell office:value-type="float" office:value="56" table:style-name="ce1">
            <text:p>56</text:p>
          </table:table-cell>
          <table:table-cell office:value-type="float" office:value="96" table:style-name="ce1">
            <text:p>96</text:p>
          </table:table-cell>
          <table:table-cell office:value-type="float" office:value="7720.23" table:style-name="ce2">
            <text:p>7.720,23</text:p>
          </table:table-cell>
          <table:table-cell office:value-type="float" office:value="3" table:style-name="ce1">
            <text:p>3</text:p>
          </table:table-cell>
          <table:table-cell office:value-type="float" office:value="3.79" table:style-name="ce1">
            <text:p>3,79</text:p>
          </table:table-cell>
          <table:table-cell office:value-type="float" office:value="430.39" table:style-name="ce1">
            <text:p>430,39</text:p>
          </table:table-cell>
          <table:table-cell office:value-type="float" office:value="8" table:style-name="ce1">
            <text:p>8</text:p>
          </table:table-cell>
          <table:table-cell office:value-type="float" office:value="6.1" table:style-name="ce1">
            <text:p>6,1</text:p>
          </table:table-cell>
          <table:table-cell office:value-type="float" office:value="651.08000000000004" table:style-name="ce1">
            <text:p>651,08</text:p>
          </table:table-cell>
          <table:table-cell office:value-type="float" office:value="7" table:style-name="ce1">
            <text:p>7</text:p>
          </table:table-cell>
          <table:table-cell office:value-type="float" office:value="15.1" table:style-name="ce1">
            <text:p>15,1</text:p>
          </table:table-cell>
          <table:table-cell office:value-type="float" office:value="1262.28" table:style-name="ce2">
            <text:p>1.262,28</text:p>
          </table:table-cell>
          <table:table-cell office:value-type="float" office:value="19" table:style-name="ce1">
            <text:p>19</text:p>
          </table:table-cell>
          <table:table-cell office:value-type="float" office:value="43.26" table:style-name="ce1">
            <text:p>43,26</text:p>
          </table:table-cell>
          <table:table-cell office:value-type="float" office:value="3495.22" table:style-name="ce2">
            <text:p>3.495,22</text:p>
          </table:table-cell>
          <table:table-cell office:value-type="float" office:value="2" table:style-name="ce1">
            <text:p>2</text:p>
          </table:table-cell>
          <table:table-cell office:value-type="float" office:value="0.83" table:style-name="ce1">
            <text:p>0,83</text:p>
          </table:table-cell>
          <table:table-cell office:value-type="float" office:value="83.1" table:style-name="ce1">
            <text:p>83,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.06" table:style-name="ce1">
            <text:p>2,06</text:p>
          </table:table-cell>
          <table:table-cell office:value-type="float" office:value="328.62" table:style-name="ce1">
            <text:p>328,6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20 (B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93.12" table:style-name="ce1">
            <text:p>93,12</text:p>
          </table:table-cell>
          <table:table-cell office:value-type="float" office:value="7097.71" table:style-name="ce2">
            <text:p>7.097,7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21 (B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8.83" table:style-name="ce1">
            <text:p>28,83</text:p>
          </table:table-cell>
          <table:table-cell office:value-type="float" office:value="1162.3" table:style-name="ce2">
            <text:p>1.162,30</text:p>
          </table:table-cell>
          <table:table-cell office:value-type="float" office:value="3" table:style-name="ce1">
            <text:p>3</text:p>
          </table:table-cell>
          <table:table-cell office:value-type="float" office:value="3.34" table:style-name="ce1">
            <text:p>3,34</text:p>
          </table:table-cell>
          <table:table-cell office:value-type="float" office:value="135.62" table:style-name="ce1">
            <text:p>135,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6.06" table:style-name="ce1">
            <text:p>6,06</text:p>
          </table:table-cell>
          <table:table-cell office:value-type="float" office:value="247.88" table:style-name="ce1">
            <text:p>247,8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,7</text:p>
          </table:table-cell>
          <table:table-cell office:value-type="float" office:value="11" table:style-name="ce1">
            <text:p>11</text:p>
          </table:table-cell>
          <table:table-cell office:value-type="float" office:value="8.2799999999999994" table:style-name="ce1">
            <text:p>8,28</text:p>
          </table:table-cell>
          <table:table-cell office:value-type="float" office:value="339.02" table:style-name="ce1">
            <text:p>339,02</text:p>
          </table:table-cell>
          <table:table-cell office:value-type="float" office:value="8" table:style-name="ce1">
            <text:p>8</text:p>
          </table:table-cell>
          <table:table-cell office:value-type="float" office:value="36.19" table:style-name="ce1">
            <text:p>36,19</text:p>
          </table:table-cell>
          <table:table-cell office:value-type="float" office:value="1492.13" table:style-name="ce2">
            <text:p>1.492,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7.95" table:style-name="ce1">
            <text:p>17,95</text:p>
          </table:table-cell>
          <table:table-cell office:value-type="float" office:value="727.26" table:style-name="ce1">
            <text:p>727,26</text:p>
          </table:table-cell>
          <table:table-cell office:value-type="float" office:value="52" table:style-name="ce1">
            <text:p>52</text:p>
          </table:table-cell>
          <table:table-cell office:value-type="float" office:value="35.65" table:style-name="ce1">
            <text:p>35,65</text:p>
          </table:table-cell>
          <table:table-cell office:value-type="float" office:value="1462.28" table:style-name="ce2">
            <text:p>1.462,2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6 (B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6.72" table:style-name="ce1">
            <text:p>16,72</text:p>
          </table:table-cell>
          <table:table-cell office:value-type="float" office:value="1468.01" table:style-name="ce2">
            <text:p>1.468,01</text:p>
          </table:table-cell>
          <table:table-cell office:value-type="float" office:value="10" table:style-name="ce1">
            <text:p>10</text:p>
          </table:table-cell>
          <table:table-cell office:value-type="float" office:value="53.63" table:style-name="ce1">
            <text:p>53,63</text:p>
          </table:table-cell>
          <table:table-cell office:value-type="float" office:value="4982.09" table:style-name="ce2">
            <text:p>4.982,09</text:p>
          </table:table-cell>
          <table:table-cell office:value-type="float" office:value="49" table:style-name="ce1">
            <text:p>49</text:p>
          </table:table-cell>
          <table:table-cell office:value-type="float" office:value="38.79" table:style-name="ce1">
            <text:p>38,79</text:p>
          </table:table-cell>
          <table:table-cell office:value-type="float" office:value="3833.4" table:style-name="ce2">
            <text:p>3.833,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8.87" table:style-name="ce1">
            <text:p>28,87</text:p>
          </table:table-cell>
          <table:table-cell office:value-type="float" office:value="2517.84" table:style-name="ce2">
            <text:p>2.517,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29" table:style-name="ce1">
            <text:p>3,29</text:p>
          </table:table-cell>
          <table:table-cell office:value-type="float" office:value="298.49" table:style-name="ce1">
            <text:p>298,49</text:p>
          </table:table-cell>
          <table:table-cell office:value-type="float" office:value="28" table:style-name="ce1">
            <text:p>28</text:p>
          </table:table-cell>
          <table:table-cell office:value-type="float" office:value="21.81" table:style-name="ce1">
            <text:p>21,81</text:p>
          </table:table-cell>
          <table:table-cell office:value-type="float" office:value="2114.3200000000002" table:style-name="ce2">
            <text:p>2.114,3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4 (B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48.38" table:style-name="ce1">
            <text:p>48,38</text:p>
          </table:table-cell>
          <table:table-cell office:value-type="float" office:value="4346.74" table:style-name="ce2">
            <text:p>4.346,7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4 (BT / Bombeo de Agua para Servicio Público de Agu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4.21" table:style-name="ce1">
            <text:p>14,21</text:p>
          </table:table-cell>
          <table:table-cell office:value-type="float" office:value="931.99" table:style-name="ce1">
            <text:p>931,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20.8" table:style-name="ce1">
            <text:p>20,8</text:p>
          </table:table-cell>
          <table:table-cell office:value-type="float" office:value="1406.67" table:style-name="ce2">
            <text:p>1.406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8.91" table:style-name="ce1">
            <text:p>8,91</text:p>
          </table:table-cell>
          <table:table-cell office:value-type="float" office:value="585.53" table:style-name="ce1">
            <text:p>585,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19.559999999999999" table:style-name="ce1">
            <text:p>19,56</text:p>
          </table:table-cell>
          <table:table-cell office:value-type="float" office:value="1285.49" table:style-name="ce2">
            <text:p>1.285,49</text:p>
          </table:table-cell>
          <table:table-cell office:value-type="float" office:value="12" table:style-name="ce1">
            <text:p>12</text:p>
          </table:table-cell>
          <table:table-cell office:value-type="float" office:value="4.0199999999999996" table:style-name="ce1">
            <text:p>4,02</text:p>
          </table:table-cell>
          <table:table-cell office:value-type="float" office:value="269.04000000000002" table:style-name="ce1">
            <text:p>269,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40 (BT / Bombeo de Agua para Servicio Públic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81.87" table:style-name="ce1">
            <text:p>81,87</text:p>
          </table:table-cell>
          <table:table-cell office:value-type="float" office:value="5232.71" table:style-name="ce2">
            <text:p>5.232,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41" table:style-name="ce1">
            <text:p>3,41</text:p>
          </table:table-cell>
          <table:table-cell office:value-type="float" office:value="288.86" table:style-name="ce1">
            <text:p>288,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661.71" table:style-name="ce1">
            <text:p>661,71</text:p>
          </table:table-cell>
          <table:table-cell office:value-type="float" office:value="41997.54" table:style-name="ce2">
            <text:p>41.997,5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9 (BT / Culto Religios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08" table:style-name="ce1">
            <text:p>0,08</text:p>
          </table:table-cell>
          <table:table-cell office:value-type="float" office:value="6.88" table:style-name="ce1">
            <text:p>6,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64" table:style-name="ce1">
            <text:p>0,64</text:p>
          </table:table-cell>
          <table:table-cell office:value-type="float" office:value="33.76" table:style-name="ce1">
            <text:p>33,7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51" table:style-name="ce1">
            <text:p>1,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33" table:style-name="ce1">
            <text:p>0,33</text:p>
          </table:table-cell>
          <table:table-cell office:value-type="float" office:value="15.26" table:style-name="ce1">
            <text:p>15,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.22" table:style-name="ce1">
            <text:p>0,22</text:p>
          </table:table-cell>
          <table:table-cell office:value-type="float" office:value="17.559999999999999" table:style-name="ce1">
            <text:p>17,5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2 (BT / Culto Religioso con Demanda)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60.37" table:style-name="ce1">
            <text:p>60,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5 (BT / Entidades Oficiales)</text:p>
          </table:table-cell>
          <table:table-cell office:value-type="float" office:value="353" table:style-name="ce1">
            <text:p>353</text:p>
          </table:table-cell>
          <table:table-cell office:value-type="float" office:value="98.85" table:style-name="ce1">
            <text:p>98,85</text:p>
          </table:table-cell>
          <table:table-cell office:value-type="float" office:value="10029.709999999999" table:style-name="ce2">
            <text:p>10.029,71</text:p>
          </table:table-cell>
          <table:table-cell office:value-type="float" office:value="1027" table:style-name="ce3">
            <text:p>1.027</text:p>
          </table:table-cell>
          <table:table-cell office:value-type="float" office:value="505.06" table:style-name="ce1">
            <text:p>505,06</text:p>
          </table:table-cell>
          <table:table-cell office:value-type="float" office:value="46566.66" table:style-name="ce2">
            <text:p>46.566,66</text:p>
          </table:table-cell>
          <table:table-cell office:value-type="float" office:value="400" table:style-name="ce1">
            <text:p>400</text:p>
          </table:table-cell>
          <table:table-cell office:value-type="float" office:value="150.16999999999999" table:style-name="ce1">
            <text:p>150,17</text:p>
          </table:table-cell>
          <table:table-cell office:value-type="float" office:value="13855.44" table:style-name="ce2">
            <text:p>13.855,44</text:p>
          </table:table-cell>
          <table:table-cell office:value-type="float" office:value="1388" table:style-name="ce3">
            <text:p>1.388</text:p>
          </table:table-cell>
          <table:table-cell office:value-type="float" office:value="960.93" table:style-name="ce1">
            <text:p>960,93</text:p>
          </table:table-cell>
          <table:table-cell office:value-type="float" office:value="92699.32" table:style-name="ce2">
            <text:p>92.699,32</text:p>
          </table:table-cell>
          <table:table-cell office:value-type="float" office:value="629" table:style-name="ce1">
            <text:p>629</text:p>
          </table:table-cell>
          <table:table-cell office:value-type="float" office:value="470.96" table:style-name="ce1">
            <text:p>470,96</text:p>
          </table:table-cell>
          <table:table-cell office:value-type="float" office:value="43288.34" table:style-name="ce2">
            <text:p>43.288,34</text:p>
          </table:table-cell>
          <table:table-cell office:value-type="float" office:value="284" table:style-name="ce1">
            <text:p>284</text:p>
          </table:table-cell>
          <table:table-cell office:value-type="float" office:value="200.74" table:style-name="ce1">
            <text:p>200,74</text:p>
          </table:table-cell>
          <table:table-cell office:value-type="float" office:value="18472.82" table:style-name="ce2">
            <text:p>18.472,82</text:p>
          </table:table-cell>
          <table:table-cell office:value-type="float" office:value="524" table:style-name="ce1">
            <text:p>524</text:p>
          </table:table-cell>
          <table:table-cell office:value-type="float" office:value="343.43" table:style-name="ce1">
            <text:p>343,43</text:p>
          </table:table-cell>
          <table:table-cell office:value-type="float" office:value="31611.06" table:style-name="ce2">
            <text:p>31.611,06</text:p>
          </table:table-cell>
          <table:table-cell office:value-type="float" office:value="352" table:style-name="ce1">
            <text:p>352</text:p>
          </table:table-cell>
          <table:table-cell office:value-type="float" office:value="282.67" table:style-name="ce1">
            <text:p>282,67</text:p>
          </table:table-cell>
          <table:table-cell office:value-type="float" office:value="26248.880000000001" table:style-name="ce2">
            <text:p>26.248,88</text:p>
          </table:table-cell>
          <table:table-cell office:value-type="float" office:value="606" table:style-name="ce1">
            <text:p>606</text:p>
          </table:table-cell>
          <table:table-cell office:value-type="float" office:value="808.98" table:style-name="ce1">
            <text:p>808,98</text:p>
          </table:table-cell>
          <table:table-cell office:value-type="float" office:value="74813.399999999994" table:style-name="ce2">
            <text:p>74.813,40</text:p>
          </table:table-cell>
          <table:table-cell office:value-type="float" office:value="671" table:style-name="ce1">
            <text:p>671</text:p>
          </table:table-cell>
          <table:table-cell office:value-type="float" office:value="390.21" table:style-name="ce1">
            <text:p>390,21</text:p>
          </table:table-cell>
          <table:table-cell office:value-type="float" office:value="35905.06" table:style-name="ce2">
            <text:p>35.905,06</text:p>
          </table:table-cell>
          <table:table-cell office:value-type="float" office:value="280" table:style-name="ce1">
            <text:p>280</text:p>
          </table:table-cell>
          <table:table-cell office:value-type="float" office:value="118.73" table:style-name="ce1">
            <text:p>118,73</text:p>
          </table:table-cell>
          <table:table-cell office:value-type="float" office:value="10909.58" table:style-name="ce2">
            <text:p>10.909,5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7 (BT / Entidades Oficiales con Demanda)</text:p>
          </table:table-cell>
          <table:table-cell office:value-type="float" office:value="11" table:style-name="ce1">
            <text:p>11</text:p>
          </table:table-cell>
          <table:table-cell office:value-type="float" office:value="39.29" table:style-name="ce1">
            <text:p>39,29</text:p>
          </table:table-cell>
          <table:table-cell office:value-type="float" office:value="4498.07" table:style-name="ce2">
            <text:p>4.498,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57.21" table:style-name="ce1">
            <text:p>57,21</text:p>
          </table:table-cell>
          <table:table-cell office:value-type="float" office:value="5804.59" table:style-name="ce2">
            <text:p>5.804,59</text:p>
          </table:table-cell>
          <table:table-cell office:value-type="float" office:value="310" table:style-name="ce1">
            <text:p>310</text:p>
          </table:table-cell>
          <table:table-cell office:value-type="float" office:value="907.04" table:style-name="ce1">
            <text:p>907,04</text:p>
          </table:table-cell>
          <table:table-cell office:value-type="float" office:value="90494.54" table:style-name="ce2">
            <text:p>90.494,54</text:p>
          </table:table-cell>
          <table:table-cell office:value-type="float" office:value="66" table:style-name="ce1">
            <text:p>66</text:p>
          </table:table-cell>
          <table:table-cell office:value-type="float" office:value="107.79" table:style-name="ce1">
            <text:p>107,79</text:p>
          </table:table-cell>
          <table:table-cell office:value-type="float" office:value="12058.03" table:style-name="ce2">
            <text:p>12.058,03</text:p>
          </table:table-cell>
          <table:table-cell office:value-type="float" office:value="28" table:style-name="ce1">
            <text:p>28</text:p>
          </table:table-cell>
          <table:table-cell office:value-type="float" office:value="95.6" table:style-name="ce1">
            <text:p>95,6</text:p>
          </table:table-cell>
          <table:table-cell office:value-type="float" office:value="8743.68" table:style-name="ce2">
            <text:p>8.743,68</text:p>
          </table:table-cell>
          <table:table-cell office:value-type="float" office:value="121" table:style-name="ce1">
            <text:p>121</text:p>
          </table:table-cell>
          <table:table-cell office:value-type="float" office:value="259.91000000000003" table:style-name="ce1">
            <text:p>259,91</text:p>
          </table:table-cell>
          <table:table-cell office:value-type="float" office:value="26133.71" table:style-name="ce2">
            <text:p>26.133,71</text:p>
          </table:table-cell>
          <table:table-cell office:value-type="float" office:value="56" table:style-name="ce1">
            <text:p>56</text:p>
          </table:table-cell>
          <table:table-cell office:value-type="float" office:value="252.73" table:style-name="ce1">
            <text:p>252,73</text:p>
          </table:table-cell>
          <table:table-cell office:value-type="float" office:value="25211.97" table:style-name="ce2">
            <text:p>25.211,97</text:p>
          </table:table-cell>
          <table:table-cell office:value-type="float" office:value="12" table:style-name="ce1">
            <text:p>12</text:p>
          </table:table-cell>
          <table:table-cell office:value-type="float" office:value="27.48" table:style-name="ce1">
            <text:p>27,48</text:p>
          </table:table-cell>
          <table:table-cell office:value-type="float" office:value="3205.68" table:style-name="ce2">
            <text:p>3.205,68</text:p>
          </table:table-cell>
          <table:table-cell office:value-type="float" office:value="3" table:style-name="ce1">
            <text:p>3</text:p>
          </table:table-cell>
          <table:table-cell office:value-type="float" office:value="5.69" table:style-name="ce1">
            <text:p>5,69</text:p>
          </table:table-cell>
          <table:table-cell office:value-type="float" office:value="584.57000000000005" table:style-name="ce1">
            <text:p>584,57</text:p>
          </table:table-cell>
          <table:table-cell office:value-type="float" office:value="30" table:style-name="ce1">
            <text:p>30</text:p>
          </table:table-cell>
          <table:table-cell office:value-type="float" office:value="28.84" table:style-name="ce1">
            <text:p>28,84</text:p>
          </table:table-cell>
          <table:table-cell office:value-type="float" office:value="3224.87" table:style-name="ce2">
            <text:p>3.224,8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5 (B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.43" table:style-name="ce1">
            <text:p>1,43</text:p>
          </table:table-cell>
          <table:table-cell office:value-type="float" office:value="196.55" table:style-name="ce1">
            <text:p>196,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7.13" table:style-name="ce1">
            <text:p>87,13</text:p>
          </table:table-cell>
          <table:table-cell office:value-type="float" office:value="7952.55" table:style-name="ce2">
            <text:p>7.952,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1" table:style-name="ce1">
            <text:p>221</text:p>
          </table:table-cell>
          <table:table-cell office:value-type="float" office:value="794.74" table:style-name="ce1">
            <text:p>794,74</text:p>
          </table:table-cell>
          <table:table-cell office:value-type="float" office:value="77178.559999999998" table:style-name="ce2">
            <text:p>77.178,5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8 (BT / Escenarios Deportivos con Demanda)</text:p>
          </table:table-cell>
          <table:table-cell office:value-type="float" office:value="1" table:style-name="ce1">
            <text:p>1</text:p>
          </table:table-cell>
          <table:table-cell office:value-type="float" office:value="1.99" table:style-name="ce1">
            <text:p>1,99</text:p>
          </table:table-cell>
          <table:table-cell office:value-type="float" office:value="223.76" table:style-name="ce1">
            <text:p>223,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.69" table:style-name="ce1">
            <text:p>2,69</text:p>
          </table:table-cell>
          <table:table-cell office:value-type="float" office:value="403.6" table:style-name="ce1">
            <text:p>403,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.2" table:style-name="ce1">
            <text:p>6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5.51" table:style-name="ce1">
            <text:p>5,51</text:p>
          </table:table-cell>
          <table:table-cell office:value-type="float" office:value="657.53" table:style-name="ce1">
            <text:p>657,5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09 (B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7 (BT / Autoconsumo con Deman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.09" table:style-name="ce1">
            <text:p>6,09</text:p>
          </table:table-cell>
          <table:table-cell office:value-type="float" office:value="550.72" table:style-name="ce1">
            <text:p>550,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8 (B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08 (BT / Otr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2 (BT / Escenarios Deportivos)</text:p>
          </table:table-cell>
          <table:table-cell office:value-type="float" office:value="11" table:style-name="ce1">
            <text:p>11</text:p>
          </table:table-cell>
          <table:table-cell office:value-type="float" office:value="0.42" table:style-name="ce1">
            <text:p>0,42</text:p>
          </table:table-cell>
          <table:table-cell office:value-type="float" office:value="49.61" table:style-name="ce1">
            <text:p>49,61</text:p>
          </table:table-cell>
          <table:table-cell office:value-type="float" office:value="14" table:style-name="ce1">
            <text:p>14</text:p>
          </table:table-cell>
          <table:table-cell office:value-type="float" office:value="1.54" table:style-name="ce1">
            <text:p>1,54</text:p>
          </table:table-cell>
          <table:table-cell office:value-type="float" office:value="150.47" table:style-name="ce1">
            <text:p>150,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.84" table:style-name="ce1">
            <text:p>1,84</text:p>
          </table:table-cell>
          <table:table-cell office:value-type="float" office:value="169.12" table:style-name="ce1">
            <text:p>169,12</text:p>
          </table:table-cell>
          <table:table-cell office:value-type="float" office:value="11" table:style-name="ce1">
            <text:p>11</text:p>
          </table:table-cell>
          <table:table-cell office:value-type="float" office:value="3.29" table:style-name="ce1">
            <text:p>3,29</text:p>
          </table:table-cell>
          <table:table-cell office:value-type="float" office:value="305.29000000000002" table:style-name="ce1">
            <text:p>305,29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,3</text:p>
          </table:table-cell>
          <table:table-cell office:value-type="float" office:value="26.01" table:style-name="ce1">
            <text:p>26,01</text:p>
          </table:table-cell>
          <table:table-cell office:value-type="float" office:value="11" table:style-name="ce1">
            <text:p>11</text:p>
          </table:table-cell>
          <table:table-cell office:value-type="float" office:value="5.94" table:style-name="ce1">
            <text:p>5,94</text:p>
          </table:table-cell>
          <table:table-cell office:value-type="float" office:value="549.09" table:style-name="ce1">
            <text:p>549,09</text:p>
          </table:table-cell>
          <table:table-cell office:value-type="float" office:value="8" table:style-name="ce1">
            <text:p>8</text:p>
          </table:table-cell>
          <table:table-cell office:value-type="float" office:value="0.37" table:style-name="ce1">
            <text:p>0,37</text:p>
          </table:table-cell>
          <table:table-cell office:value-type="float" office:value="41.37" table:style-name="ce1">
            <text:p>41,37</text:p>
          </table:table-cell>
          <table:table-cell office:value-type="float" office:value="6" table:style-name="ce1">
            <text:p>6</text:p>
          </table:table-cell>
          <table:table-cell office:value-type="float" office:value="0.15" table:style-name="ce1">
            <text:p>0,15</text:p>
          </table:table-cell>
          <table:table-cell office:value-type="float" office:value="21" table:style-name="ce1">
            <text:p>2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3 (BT / Bombeo de Agua)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57.89999999999998" table:style-name="ce1">
            <text:p>257,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3" table:style-name="ce1">
            <text:p>3</text:p>
          </table:table-cell>
          <table:table-cell office:value-type="float" office:value="2.35" table:style-name="ce1">
            <text:p>2,35</text:p>
          </table:table-cell>
          <table:table-cell office:value-type="float" office:value="192.26" table:style-name="ce1">
            <text:p>192,26</text:p>
          </table:table-cell>
          <table:table-cell office:value-type="float" office:value="1" table:style-name="ce1">
            <text:p>1</text:p>
          </table:table-cell>
          <table:table-cell office:value-type="float" office:value="2.93" table:style-name="ce1">
            <text:p>2,93</text:p>
          </table:table-cell>
          <table:table-cell office:value-type="float" office:value="262.10000000000002" table:style-name="ce1">
            <text:p>262,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.87" table:style-name="ce1">
            <text:p>4,87</text:p>
          </table:table-cell>
          <table:table-cell office:value-type="float" office:value="397.69" table:style-name="ce1">
            <text:p>397,69</text:p>
          </table:table-cell>
          <table:table-cell office:value-type="float" office:value="13" table:style-name="ce1">
            <text:p>13</text:p>
          </table:table-cell>
          <table:table-cell office:value-type="float" office:value="12.85" table:style-name="ce1">
            <text:p>12,85</text:p>
          </table:table-cell>
          <table:table-cell office:value-type="float" office:value="1062.32" table:style-name="ce2">
            <text:p>1.062,32</text:p>
          </table:table-cell>
          <table:table-cell office:value-type="float" office:value="27" table:style-name="ce1">
            <text:p>27</text:p>
          </table:table-cell>
          <table:table-cell office:value-type="float" office:value="31.55" table:style-name="ce1">
            <text:p>31,55</text:p>
          </table:table-cell>
          <table:table-cell office:value-type="float" office:value="2592.5100000000002" table:style-name="ce2">
            <text:p>2.592,51</text:p>
          </table:table-cell>
          <table:table-cell office:value-type="float" office:value="5" table:style-name="ce1">
            <text:p>5</text:p>
          </table:table-cell>
          <table:table-cell office:value-type="float" office:value="4.45" table:style-name="ce1">
            <text:p>4,45</text:p>
          </table:table-cell>
          <table:table-cell office:value-type="float" office:value="363.32" table:style-name="ce1">
            <text:p>363,32</text:p>
          </table:table-cell>
          <table:table-cell office:value-type="float" office:value="21" table:style-name="ce1">
            <text:p>21</text:p>
          </table:table-cell>
          <table:table-cell office:value-type="float" office:value="18.829999999999998" table:style-name="ce1">
            <text:p>18,83</text:p>
          </table:table-cell>
          <table:table-cell office:value-type="float" office:value="1541.4" table:style-name="ce2">
            <text:p>1.541,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12 (BT / Ocasio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SD11 (BT / Servicio Comunitari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24" table:style-name="ce1">
            <text:p>0,24</text:p>
          </table:table-cell>
          <table:table-cell office:value-type="float" office:value="22.74" table:style-name="ce1">
            <text:p>22,74</text:p>
          </table:table-cell>
          <table:table-cell office:value-type="float" office:value="6" table:style-name="ce1">
            <text:p>6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53.48" table:style-name="ce1">
            <text:p>53,48</text:p>
          </table:table-cell>
          <table:table-cell office:value-type="float" office:value="10" table:style-name="ce1">
            <text:p>10</text:p>
          </table:table-cell>
          <table:table-cell office:value-type="float" office:value="6.43" table:style-name="ce1">
            <text:p>6,43</text:p>
          </table:table-cell>
          <table:table-cell office:value-type="float" office:value="625.87" table:style-name="ce1">
            <text:p>625,87</text:p>
          </table:table-cell>
          <table:table-cell office:value-type="float" office:value="4" table:style-name="ce1">
            <text:p>4</text:p>
          </table:table-cell>
          <table:table-cell office:value-type="float" office:value="12.75" table:style-name="ce1">
            <text:p>12,75</text:p>
          </table:table-cell>
          <table:table-cell office:value-type="float" office:value="1180.82" table:style-name="ce2">
            <text:p>1.180,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11 (B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8.08" table:style-name="ce1">
            <text:p>8,08</text:p>
          </table:table-cell>
          <table:table-cell office:value-type="float" office:value="856.55" table:style-name="ce1">
            <text:p>856,55</text:p>
          </table:table-cell>
          <table:table-cell office:value-type="float" office:value="2" table:style-name="ce1">
            <text:p>2</text:p>
          </table:table-cell>
          <table:table-cell office:value-type="float" office:value="0.79" table:style-name="ce1">
            <text:p>0,79</text:p>
          </table:table-cell>
          <table:table-cell office:value-type="float" office:value="137.87" table:style-name="ce1">
            <text:p>137,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6 (B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9.09" table:style-name="ce1">
            <text:p>9,09</text:p>
          </table:table-cell>
          <table:table-cell office:value-type="float" office:value="1053.55" table:style-name="ce2">
            <text:p>1.053,5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39 (B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GCD41 (BT / Vehículos Eléctric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6 (B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0 (B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NDCGCD01 (B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.84" table:style-name="ce1">
            <text:p>6,84</text:p>
          </table:table-cell>
          <table:table-cell office:value-type="float" office:value="542.96" table:style-name="ce1">
            <text:p>542,9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21 (B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5.16" table:style-name="ce1">
            <text:p>15,16</text:p>
          </table:table-cell>
          <table:table-cell office:value-type="float" office:value="618.46" table:style-name="ce1">
            <text:p>618,46</text:p>
          </table:table-cell>
          <table:table-cell office:value-type="float" office:value="14" table:style-name="ce1">
            <text:p>14</text:p>
          </table:table-cell>
          <table:table-cell office:value-type="float" office:value="14.25" table:style-name="ce1">
            <text:p>14,25</text:p>
          </table:table-cell>
          <table:table-cell office:value-type="float" office:value="579.88" table:style-name="ce1">
            <text:p>579,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2" table:style-name="ce1">
            <text:p>662</text:p>
          </table:table-cell>
          <table:table-cell office:value-type="float" office:value="270.26" table:style-name="ce1">
            <text:p>270,26</text:p>
          </table:table-cell>
          <table:table-cell office:value-type="float" office:value="11273.96" table:style-name="ce2">
            <text:p>11.273,96</text:p>
          </table:table-cell>
          <table:table-cell office:value-type="float" office:value="46" table:style-name="ce1">
            <text:p>46</text:p>
          </table:table-cell>
          <table:table-cell office:value-type="float" office:value="22.88" table:style-name="ce1">
            <text:p>22,88</text:p>
          </table:table-cell>
          <table:table-cell office:value-type="float" office:value="947.52" table:style-name="ce1">
            <text:p>947,52</text:p>
          </table:table-cell>
          <table:table-cell office:value-type="float" office:value="991" table:style-name="ce1">
            <text:p>991</text:p>
          </table:table-cell>
          <table:table-cell office:value-type="float" office:value="312.63" table:style-name="ce1">
            <text:p>312,63</text:p>
          </table:table-cell>
          <table:table-cell office:value-type="float" office:value="12892.48" table:style-name="ce2">
            <text:p>12.892,48</text:p>
          </table:table-cell>
          <table:table-cell office:value-type="float" office:value="18" table:style-name="ce1">
            <text:p>18</text:p>
          </table:table-cell>
          <table:table-cell office:value-type="float" office:value="32.340000000000003" table:style-name="ce1">
            <text:p>32,34</text:p>
          </table:table-cell>
          <table:table-cell office:value-type="float" office:value="1326.36" table:style-name="ce2">
            <text:p>1.326,36</text:p>
          </table:table-cell>
          <table:table-cell office:value-type="float" office:value="15" table:style-name="ce1">
            <text:p>15</text:p>
          </table:table-cell>
          <table:table-cell office:value-type="float" office:value="7.59" table:style-name="ce1">
            <text:p>7,59</text:p>
          </table:table-cell>
          <table:table-cell office:value-type="float" office:value="313.98" table:style-name="ce1">
            <text:p>313,98</text:p>
          </table:table-cell>
          <table:table-cell office:value-type="float" office:value="33" table:style-name="ce1">
            <text:p>33</text:p>
          </table:table-cell>
          <table:table-cell office:value-type="float" office:value="29.1" table:style-name="ce1">
            <text:p>29,1</text:p>
          </table:table-cell>
          <table:table-cell office:value-type="float" office:value="1186.98" table:style-name="ce2">
            <text:p>1.186,98</text:p>
          </table:table-cell>
          <table:table-cell office:value-type="float" office:value="104" table:style-name="ce1">
            <text:p>104</text:p>
          </table:table-cell>
          <table:table-cell office:value-type="float" office:value="70.650000000000006" table:style-name="ce1">
            <text:p>70,65</text:p>
          </table:table-cell>
          <table:table-cell office:value-type="float" office:value="2899.46" table:style-name="ce2">
            <text:p>2.899,4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6 (B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4.16" table:style-name="ce1">
            <text:p>4,16</text:p>
          </table:table-cell>
          <table:table-cell office:value-type="float" office:value="573.74" table:style-name="ce1">
            <text:p>573,74</text:p>
          </table:table-cell>
          <table:table-cell office:value-type="float" office:value="45" table:style-name="ce1">
            <text:p>45</text:p>
          </table:table-cell>
          <table:table-cell office:value-type="float" office:value="172.66" table:style-name="ce1">
            <text:p>172,66</text:p>
          </table:table-cell>
          <table:table-cell office:value-type="float" office:value="16215.42" table:style-name="ce2">
            <text:p>16.215,42</text:p>
          </table:table-cell>
          <table:table-cell office:value-type="float" office:value="363" table:style-name="ce1">
            <text:p>363</text:p>
          </table:table-cell>
          <table:table-cell office:value-type="float" office:value="171.83" table:style-name="ce1">
            <text:p>171,83</text:p>
          </table:table-cell>
          <table:table-cell office:value-type="float" office:value="19568.490000000002" table:style-name="ce2">
            <text:p>19.568,49</text:p>
          </table:table-cell>
          <table:table-cell office:value-type="float" office:value="12" table:style-name="ce1">
            <text:p>12</text:p>
          </table:table-cell>
          <table:table-cell office:value-type="float" office:value="35.1" table:style-name="ce1">
            <text:p>35,1</text:p>
          </table:table-cell>
          <table:table-cell office:value-type="float" office:value="3476.03" table:style-name="ce2">
            <text:p>3.476,03</text:p>
          </table:table-cell>
          <table:table-cell office:value-type="float" office:value="44" table:style-name="ce1">
            <text:p>44</text:p>
          </table:table-cell>
          <table:table-cell office:value-type="float" office:value="275.62" table:style-name="ce1">
            <text:p>275,62</text:p>
          </table:table-cell>
          <table:table-cell office:value-type="float" office:value="23226.04" table:style-name="ce2">
            <text:p>23.226,04</text:p>
          </table:table-cell>
          <table:table-cell office:value-type="float" office:value="17" table:style-name="ce1">
            <text:p>17</text:p>
          </table:table-cell>
          <table:table-cell office:value-type="float" office:value="92.69" table:style-name="ce1">
            <text:p>92,69</text:p>
          </table:table-cell>
          <table:table-cell office:value-type="float" office:value="9146.15" table:style-name="ce2">
            <text:p>9.146,15</text:p>
          </table:table-cell>
          <table:table-cell office:value-type="float" office:value="10" table:style-name="ce1">
            <text:p>10</text:p>
          </table:table-cell>
          <table:table-cell office:value-type="float" office:value="23.84" table:style-name="ce1">
            <text:p>23,84</text:p>
          </table:table-cell>
          <table:table-cell office:value-type="float" office:value="2303.75" table:style-name="ce2">
            <text:p>2.303,75</text:p>
          </table:table-cell>
          <table:table-cell office:value-type="float" office:value="3" table:style-name="ce1">
            <text:p>3</text:p>
          </table:table-cell>
          <table:table-cell office:value-type="float" office:value="5.51" table:style-name="ce1">
            <text:p>5,51</text:p>
          </table:table-cell>
          <table:table-cell office:value-type="float" office:value="485.54" table:style-name="ce1">
            <text:p>485,54</text:p>
          </table:table-cell>
          <table:table-cell office:value-type="float" office:value="22" table:style-name="ce1">
            <text:p>22</text:p>
          </table:table-cell>
          <table:table-cell office:value-type="float" office:value="15.85" table:style-name="ce1">
            <text:p>15,85</text:p>
          </table:table-cell>
          <table:table-cell office:value-type="float" office:value="1596.48" table:style-name="ce2">
            <text:p>1.596,4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4 (B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.5" table:style-name="ce1">
            <text:p>2,5</text:p>
          </table:table-cell>
          <table:table-cell office:value-type="float" office:value="292.25" table:style-name="ce1">
            <text:p>292,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4.68" table:style-name="ce1">
            <text:p>4,68</text:p>
          </table:table-cell>
          <table:table-cell office:value-type="float" office:value="1802.95" table:style-name="ce2">
            <text:p>1.802,95</text:p>
          </table:table-cell>
          <table:table-cell office:value-type="float" office:value="2" table:style-name="ce1">
            <text:p>2</text:p>
          </table:table-cell>
          <table:table-cell office:value-type="float" office:value="40.29" table:style-name="ce1">
            <text:p>40,29</text:p>
          </table:table-cell>
          <table:table-cell office:value-type="float" office:value="2902.68" table:style-name="ce2">
            <text:p>2.902,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0.8" table:style-name="ce1">
            <text:p>10,8</text:p>
          </table:table-cell>
          <table:table-cell office:value-type="float" office:value="930.67" table:style-name="ce1">
            <text:p>930,6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9 (BT / Culto Religioso)</text:p>
          </table:table-cell>
          <table:table-cell office:value-type="float" office:value="306" table:style-name="ce1">
            <text:p>306</text:p>
          </table:table-cell>
          <table:table-cell office:value-type="float" office:value="19.77" table:style-name="ce1">
            <text:p>19,77</text:p>
          </table:table-cell>
          <table:table-cell office:value-type="float" office:value="1264.07" table:style-name="ce2">
            <text:p>1.264,07</text:p>
          </table:table-cell>
          <table:table-cell office:value-type="float" office:value="539" table:style-name="ce1">
            <text:p>539</text:p>
          </table:table-cell>
          <table:table-cell office:value-type="float" office:value="98.4" table:style-name="ce1">
            <text:p>98,4</text:p>
          </table:table-cell>
          <table:table-cell office:value-type="float" office:value="5509.87" table:style-name="ce2">
            <text:p>5.509,87</text:p>
          </table:table-cell>
          <table:table-cell office:value-type="float" office:value="426" table:style-name="ce1">
            <text:p>426</text:p>
          </table:table-cell>
          <table:table-cell office:value-type="float" office:value="86.09" table:style-name="ce1">
            <text:p>86,09</text:p>
          </table:table-cell>
          <table:table-cell office:value-type="float" office:value="4546.6099999999997" table:style-name="ce2">
            <text:p>4.546,61</text:p>
          </table:table-cell>
          <table:table-cell office:value-type="float" office:value="386" table:style-name="ce1">
            <text:p>386</text:p>
          </table:table-cell>
          <table:table-cell office:value-type="float" office:value="170.55" table:style-name="ce1">
            <text:p>170,55</text:p>
          </table:table-cell>
          <table:table-cell office:value-type="float" office:value="15677.04" table:style-name="ce2">
            <text:p>15.677,04</text:p>
          </table:table-cell>
          <table:table-cell office:value-type="float" office:value="929" table:style-name="ce1">
            <text:p>929</text:p>
          </table:table-cell>
          <table:table-cell office:value-type="float" office:value="218.55" table:style-name="ce1">
            <text:p>218,55</text:p>
          </table:table-cell>
          <table:table-cell office:value-type="float" office:value="11804.37" table:style-name="ce2">
            <text:p>11.804,37</text:p>
          </table:table-cell>
          <table:table-cell office:value-type="float" office:value="419" table:style-name="ce1">
            <text:p>419</text:p>
          </table:table-cell>
          <table:table-cell office:value-type="float" office:value="75.459999999999994" table:style-name="ce1">
            <text:p>75,46</text:p>
          </table:table-cell>
          <table:table-cell office:value-type="float" office:value="4044.77" table:style-name="ce2">
            <text:p>4.044,77</text:p>
          </table:table-cell>
          <table:table-cell office:value-type="float" office:value="405" table:style-name="ce1">
            <text:p>405</text:p>
          </table:table-cell>
          <table:table-cell office:value-type="float" office:value="99.85" table:style-name="ce1">
            <text:p>99,85</text:p>
          </table:table-cell>
          <table:table-cell office:value-type="float" office:value="5353.67" table:style-name="ce2">
            <text:p>5.353,67</text:p>
          </table:table-cell>
          <table:table-cell office:value-type="float" office:value="419" table:style-name="ce1">
            <text:p>419</text:p>
          </table:table-cell>
          <table:table-cell office:value-type="float" office:value="80.33" table:style-name="ce1">
            <text:p>80,33</text:p>
          </table:table-cell>
          <table:table-cell office:value-type="float" office:value="3731.37" table:style-name="ce2">
            <text:p>3.731,37</text:p>
          </table:table-cell>
          <table:table-cell office:value-type="float" office:value="266" table:style-name="ce1">
            <text:p>266</text:p>
          </table:table-cell>
          <table:table-cell office:value-type="float" office:value="63.02" table:style-name="ce1">
            <text:p>63,02</text:p>
          </table:table-cell>
          <table:table-cell office:value-type="float" office:value="3337.7" table:style-name="ce2">
            <text:p>3.337,70</text:p>
          </table:table-cell>
          <table:table-cell office:value-type="float" office:value="729" table:style-name="ce1">
            <text:p>729</text:p>
          </table:table-cell>
          <table:table-cell office:value-type="float" office:value="103.69" table:style-name="ce1">
            <text:p>103,69</text:p>
          </table:table-cell>
          <table:table-cell office:value-type="float" office:value="5640.18" table:style-name="ce2">
            <text:p>5.640,18</text:p>
          </table:table-cell>
          <table:table-cell office:value-type="float" office:value="408" table:style-name="ce1">
            <text:p>408</text:p>
          </table:table-cell>
          <table:table-cell office:value-type="float" office:value="45.71" table:style-name="ce1">
            <text:p>45,71</text:p>
          </table:table-cell>
          <table:table-cell office:value-type="float" office:value="2502.3200000000002" table:style-name="ce2">
            <text:p>2.502,3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2 (BT / Culto Religios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57.96" table:style-name="ce1">
            <text:p>57,96</text:p>
          </table:table-cell>
          <table:table-cell office:value-type="float" office:value="6041.78" table:style-name="ce2">
            <text:p>6.041,78</text:p>
          </table:table-cell>
          <table:table-cell office:value-type="float" office:value="14" table:style-name="ce1">
            <text:p>14</text:p>
          </table:table-cell>
          <table:table-cell office:value-type="float" office:value="8.4600000000000009" table:style-name="ce1">
            <text:p>8,46</text:p>
          </table:table-cell>
          <table:table-cell office:value-type="float" office:value="832.29" table:style-name="ce1">
            <text:p>832,29</text:p>
          </table:table-cell>
          <table:table-cell office:value-type="float" office:value="3" table:style-name="ce1">
            <text:p>3</text:p>
          </table:table-cell>
          <table:table-cell office:value-type="float" office:value="3.62" table:style-name="ce1">
            <text:p>3,62</text:p>
          </table:table-cell>
          <table:table-cell office:value-type="float" office:value="363.49" table:style-name="ce1">
            <text:p>363,49</text:p>
          </table:table-cell>
          <table:table-cell office:value-type="float" office:value="2" table:style-name="ce1">
            <text:p>2</text:p>
          </table:table-cell>
          <table:table-cell office:value-type="float" office:value="4.7300000000000004" table:style-name="ce1">
            <text:p>4,73</text:p>
          </table:table-cell>
          <table:table-cell office:value-type="float" office:value="409.02" table:style-name="ce1">
            <text:p>409,02</text:p>
          </table:table-cell>
          <table:table-cell office:value-type="float" office:value="15" table:style-name="ce1">
            <text:p>15</text:p>
          </table:table-cell>
          <table:table-cell office:value-type="float" office:value="17.73" table:style-name="ce1">
            <text:p>17,73</text:p>
          </table:table-cell>
          <table:table-cell office:value-type="float" office:value="2059.69" table:style-name="ce2">
            <text:p>2.059,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8 (BT / Escenarios Deportiv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0.14" table:style-name="ce1">
            <text:p>20,14</text:p>
          </table:table-cell>
          <table:table-cell office:value-type="float" office:value="2309.5100000000002" table:style-name="ce2">
            <text:p>2.309,51</text:p>
          </table:table-cell>
          <table:table-cell office:value-type="float" office:value="6" table:style-name="ce1">
            <text:p>6</text:p>
          </table:table-cell>
          <table:table-cell office:value-type="float" office:value="0.63" table:style-name="ce1">
            <text:p>0,63</text:p>
          </table:table-cell>
          <table:table-cell office:value-type="float" office:value="209.19" table:style-name="ce1">
            <text:p>209,19</text:p>
          </table:table-cell>
          <table:table-cell office:value-type="float" office:value="1" table:style-name="ce1">
            <text:p>1</text:p>
          </table:table-cell>
          <table:table-cell office:value-type="float" office:value="1.46" table:style-name="ce1">
            <text:p>1,46</text:p>
          </table:table-cell>
          <table:table-cell office:value-type="float" office:value="166.03" table:style-name="ce1">
            <text:p>166,03</text:p>
          </table:table-cell>
          <table:table-cell office:value-type="float" office:value="2" table:style-name="ce1">
            <text:p>2</text:p>
          </table:table-cell>
          <table:table-cell office:value-type="float" office:value="4.47" table:style-name="ce1">
            <text:p>4,47</text:p>
          </table:table-cell>
          <table:table-cell office:value-type="float" office:value="532.86" table:style-name="ce1">
            <text:p>532,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73" table:style-name="ce1">
            <text:p>1,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4 (B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3 (BT / Asistencia So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184.13" table:style-name="ce1">
            <text:p>184,13</text:p>
          </table:table-cell>
          <table:table-cell office:value-type="float" office:value="14678.49" table:style-name="ce2">
            <text:p>14.678,49</text:p>
          </table:table-cell>
          <table:table-cell office:value-type="float" office:value="6" table:style-name="ce1">
            <text:p>6</text:p>
          </table:table-cell>
          <table:table-cell office:value-type="float" office:value="15.65" table:style-name="ce1">
            <text:p>15,65</text:p>
          </table:table-cell>
          <table:table-cell office:value-type="float" office:value="1394.48" table:style-name="ce2">
            <text:p>1.394,48</text:p>
          </table:table-cell>
          <table:table-cell office:value-type="float" office:value="2" table:style-name="ce1">
            <text:p>2</text:p>
          </table:table-cell>
          <table:table-cell office:value-type="float" office:value="21.26" table:style-name="ce1">
            <text:p>21,26</text:p>
          </table:table-cell>
          <table:table-cell office:value-type="float" office:value="1584.19" table:style-name="ce2">
            <text:p>1.584,19</text:p>
          </table:table-cell>
          <table:table-cell office:value-type="float" office:value="5" table:style-name="ce1">
            <text:p>5</text:p>
          </table:table-cell>
          <table:table-cell office:value-type="float" office:value="15.85" table:style-name="ce1">
            <text:p>15,85</text:p>
          </table:table-cell>
          <table:table-cell office:value-type="float" office:value="1279.5999999999999" table:style-name="ce2">
            <text:p>1.279,60</text:p>
          </table:table-cell>
          <table:table-cell office:value-type="float" office:value="1" table:style-name="ce1">
            <text:p>1</text:p>
          </table:table-cell>
          <table:table-cell office:value-type="float" office:value="1.63" table:style-name="ce1">
            <text:p>1,63</text:p>
          </table:table-cell>
          <table:table-cell office:value-type="float" office:value="137.62" table:style-name="ce1">
            <text:p>137,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91" table:style-name="ce1">
            <text:p>0,91</text:p>
          </table:table-cell>
          <table:table-cell office:value-type="float" office:value="83.5" table:style-name="ce1">
            <text:p>83,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5 (BT / Beneficio Públic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35" table:style-name="ce1">
            <text:p>3,35</text:p>
          </table:table-cell>
          <table:table-cell office:value-type="float" office:value="246.25" table:style-name="ce1">
            <text:p>246,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.25" table:style-name="ce1">
            <text:p>4,25</text:p>
          </table:table-cell>
          <table:table-cell office:value-type="float" office:value="348.07" table:style-name="ce1">
            <text:p>348,07</text:p>
          </table:table-cell>
          <table:table-cell office:value-type="float" office:value="5" table:style-name="ce1">
            <text:p>5</text:p>
          </table:table-cell>
          <table:table-cell office:value-type="float" office:value="5.87" table:style-name="ce1">
            <text:p>5,87</text:p>
          </table:table-cell>
          <table:table-cell office:value-type="float" office:value="482.9" table:style-name="ce1">
            <text:p>482,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2" table:style-name="ce1">
            <text:p>0,22</text:p>
          </table:table-cell>
          <table:table-cell office:value-type="float" office:value="50.85" table:style-name="ce1">
            <text:p>50,8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09 (B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20 (B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.6" table:style-name="ce1">
            <text:p>7,6</text:p>
          </table:table-cell>
          <table:table-cell office:value-type="float" office:value="731.35" table:style-name="ce1">
            <text:p>731,3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7 (BT / Autoconsumo con Deman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8 (BT / Otr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.2" table:style-name="ce1">
            <text:p>30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3 (BT / Asistencia So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2.67" table:style-name="ce1">
            <text:p>12,67</text:p>
          </table:table-cell>
          <table:table-cell office:value-type="float" office:value="694.98" table:style-name="ce1">
            <text:p>694,98</text:p>
          </table:table-cell>
          <table:table-cell office:value-type="float" office:value="47" table:style-name="ce1">
            <text:p>47</text:p>
          </table:table-cell>
          <table:table-cell office:value-type="float" office:value="15.45" table:style-name="ce1">
            <text:p>15,45</text:p>
          </table:table-cell>
          <table:table-cell office:value-type="float" office:value="875.53" table:style-name="ce1">
            <text:p>875,53</text:p>
          </table:table-cell>
          <table:table-cell office:value-type="float" office:value="414" table:style-name="ce1">
            <text:p>414</text:p>
          </table:table-cell>
          <table:table-cell office:value-type="float" office:value="203.27" table:style-name="ce1">
            <text:p>203,27</text:p>
          </table:table-cell>
          <table:table-cell office:value-type="float" office:value="19096.91" table:style-name="ce2">
            <text:p>19.096,91</text:p>
          </table:table-cell>
          <table:table-cell office:value-type="float" office:value="51" table:style-name="ce1">
            <text:p>51</text:p>
          </table:table-cell>
          <table:table-cell office:value-type="float" office:value="25.75" table:style-name="ce1">
            <text:p>25,75</text:p>
          </table:table-cell>
          <table:table-cell office:value-type="float" office:value="1434.02" table:style-name="ce2">
            <text:p>1.434,02</text:p>
          </table:table-cell>
          <table:table-cell office:value-type="float" office:value="29" table:style-name="ce1">
            <text:p>29</text:p>
          </table:table-cell>
          <table:table-cell office:value-type="float" office:value="15.54" table:style-name="ce1">
            <text:p>15,54</text:p>
          </table:table-cell>
          <table:table-cell office:value-type="float" office:value="873.54" table:style-name="ce1">
            <text:p>873,54</text:p>
          </table:table-cell>
          <table:table-cell office:value-type="float" office:value="322" table:style-name="ce1">
            <text:p>322</text:p>
          </table:table-cell>
          <table:table-cell office:value-type="float" office:value="138.49" table:style-name="ce1">
            <text:p>138,49</text:p>
          </table:table-cell>
          <table:table-cell office:value-type="float" office:value="7830.26" table:style-name="ce2">
            <text:p>7.830,26</text:p>
          </table:table-cell>
          <table:table-cell office:value-type="float" office:value="30" table:style-name="ce1">
            <text:p>30</text:p>
          </table:table-cell>
          <table:table-cell office:value-type="float" office:value="11.53" table:style-name="ce1">
            <text:p>11,53</text:p>
          </table:table-cell>
          <table:table-cell office:value-type="float" office:value="596.42999999999995" table:style-name="ce1">
            <text:p>596,43</text:p>
          </table:table-cell>
          <table:table-cell office:value-type="float" office:value="18" table:style-name="ce1">
            <text:p>18</text:p>
          </table:table-cell>
          <table:table-cell office:value-type="float" office:value="3.19" table:style-name="ce1">
            <text:p>3,19</text:p>
          </table:table-cell>
          <table:table-cell office:value-type="float" office:value="178.26" table:style-name="ce1">
            <text:p>178,26</text:p>
          </table:table-cell>
          <table:table-cell office:value-type="float" office:value="4" table:style-name="ce1">
            <text:p>4</text:p>
          </table:table-cell>
          <table:table-cell office:value-type="float" office:value="3.26" table:style-name="ce1">
            <text:p>3,26</text:p>
          </table:table-cell>
          <table:table-cell office:value-type="float" office:value="193.31" table:style-name="ce1">
            <text:p>193,31</text:p>
          </table:table-cell>
          <table:table-cell office:value-type="float" office:value="47" table:style-name="ce1">
            <text:p>47</text:p>
          </table:table-cell>
          <table:table-cell office:value-type="float" office:value="6.62" table:style-name="ce1">
            <text:p>6,62</text:p>
          </table:table-cell>
          <table:table-cell office:value-type="float" office:value="374.35" table:style-name="ce1">
            <text:p>374,3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4 (BT / Beneficio Públic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.6" table:style-name="ce1">
            <text:p>0,6</text:p>
          </table:table-cell>
          <table:table-cell office:value-type="float" office:value="32.61" table:style-name="ce1">
            <text:p>32,61</text:p>
          </table:table-cell>
          <table:table-cell office:value-type="float" office:value="58" table:style-name="ce1">
            <text:p>58</text:p>
          </table:table-cell>
          <table:table-cell office:value-type="float" office:value="15.11" table:style-name="ce1">
            <text:p>15,11</text:p>
          </table:table-cell>
          <table:table-cell office:value-type="float" office:value="834.27" table:style-name="ce1">
            <text:p>834,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6.33" table:style-name="ce1">
            <text:p>6,33</text:p>
          </table:table-cell>
          <table:table-cell office:value-type="float" office:value="336.24" table:style-name="ce1">
            <text:p>336,24</text:p>
          </table:table-cell>
          <table:table-cell office:value-type="float" office:value="98" table:style-name="ce1">
            <text:p>98</text:p>
          </table:table-cell>
          <table:table-cell office:value-type="float" office:value="20.96" table:style-name="ce1">
            <text:p>20,96</text:p>
          </table:table-cell>
          <table:table-cell office:value-type="float" office:value="1183.6099999999999" table:style-name="ce2">
            <text:p>1.183,61</text:p>
          </table:table-cell>
          <table:table-cell office:value-type="float" office:value="248" table:style-name="ce1">
            <text:p>248</text:p>
          </table:table-cell>
          <table:table-cell office:value-type="float" office:value="49.36" table:style-name="ce1">
            <text:p>49,36</text:p>
          </table:table-cell>
          <table:table-cell office:value-type="float" office:value="2772.41" table:style-name="ce2">
            <text:p>2.772,41</text:p>
          </table:table-cell>
          <table:table-cell office:value-type="float" office:value="65" table:style-name="ce1">
            <text:p>65</text:p>
          </table:table-cell>
          <table:table-cell office:value-type="float" office:value="27.24" table:style-name="ce1">
            <text:p>27,24</text:p>
          </table:table-cell>
          <table:table-cell office:value-type="float" office:value="1485.82" table:style-name="ce2">
            <text:p>1.485,82</text:p>
          </table:table-cell>
          <table:table-cell office:value-type="float" office:value="22" table:style-name="ce1">
            <text:p>22</text:p>
          </table:table-cell>
          <table:table-cell office:value-type="float" office:value="7.01" table:style-name="ce1">
            <text:p>7,01</text:p>
          </table:table-cell>
          <table:table-cell office:value-type="float" office:value="387.81" table:style-name="ce1">
            <text:p>387,81</text:p>
          </table:table-cell>
          <table:table-cell office:value-type="float" office:value="74" table:style-name="ce1">
            <text:p>74</text:p>
          </table:table-cell>
          <table:table-cell office:value-type="float" office:value="7.82" table:style-name="ce1">
            <text:p>7,82</text:p>
          </table:table-cell>
          <table:table-cell office:value-type="float" office:value="430.17" table:style-name="ce1">
            <text:p>430,17</text:p>
          </table:table-cell>
          <table:table-cell office:value-type="float" office:value="51" table:style-name="ce1">
            <text:p>51</text:p>
          </table:table-cell>
          <table:table-cell office:value-type="float" office:value="11.6" table:style-name="ce1">
            <text:p>11,6</text:p>
          </table:table-cell>
          <table:table-cell office:value-type="float" office:value="653.13" table:style-name="ce1">
            <text:p>653,1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08 (BT / Otr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2 (BT / Escenarios Deportivo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6.07" table:style-name="ce1">
            <text:p>6,07</text:p>
          </table:table-cell>
          <table:table-cell office:value-type="float" office:value="570.76" table:style-name="ce1">
            <text:p>570,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.66" table:style-name="ce1">
            <text:p>3,66</text:p>
          </table:table-cell>
          <table:table-cell office:value-type="float" office:value="363.77" table:style-name="ce1">
            <text:p>363,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3.02" table:style-name="ce1">
            <text:p>3,02</text:p>
          </table:table-cell>
          <table:table-cell office:value-type="float" office:value="276.66000000000003" table:style-name="ce1">
            <text:p>276,66</text:p>
          </table:table-cell>
          <table:table-cell office:value-type="float" office:value="16" table:style-name="ce1">
            <text:p>16</text:p>
          </table:table-cell>
          <table:table-cell office:value-type="float" office:value="1.64" table:style-name="ce1">
            <text:p>1,64</text:p>
          </table:table-cell>
          <table:table-cell office:value-type="float" office:value="159.4" table:style-name="ce1">
            <text:p>159,4</text:p>
          </table:table-cell>
          <table:table-cell office:value-type="float" office:value="6" table:style-name="ce1">
            <text:p>6</text:p>
          </table:table-cell>
          <table:table-cell office:value-type="float" office:value="2.1" table:style-name="ce1">
            <text:p>2,1</text:p>
          </table:table-cell>
          <table:table-cell office:value-type="float" office:value="192.1" table:style-name="ce1">
            <text:p>192,1</text:p>
          </table:table-cell>
          <table:table-cell office:value-type="float" office:value="7" table:style-name="ce1">
            <text:p>7</text:p>
          </table:table-cell>
          <table:table-cell office:value-type="float" office:value="2.19" table:style-name="ce1">
            <text:p>2,19</text:p>
          </table:table-cell>
          <table:table-cell office:value-type="float" office:value="200.72" table:style-name="ce1">
            <text:p>200,72</text:p>
          </table:table-cell>
          <table:table-cell office:value-type="float" office:value="20" table:style-name="ce1">
            <text:p>20</text:p>
          </table:table-cell>
          <table:table-cell office:value-type="float" office:value="4.7699999999999996" table:style-name="ce1">
            <text:p>4,77</text:p>
          </table:table-cell>
          <table:table-cell office:value-type="float" office:value="440.45" table:style-name="ce1">
            <text:p>440,45</text:p>
          </table:table-cell>
          <table:table-cell office:value-type="float" office:value="10" table:style-name="ce1">
            <text:p>10</text:p>
          </table:table-cell>
          <table:table-cell office:value-type="float" office:value="0.75" table:style-name="ce1">
            <text:p>0,75</text:p>
          </table:table-cell>
          <table:table-cell office:value-type="float" office:value="75.8" table:style-name="ce1">
            <text:p>75,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3 (BT / Bombeo de Agu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39.24" table:style-name="ce1">
            <text:p>39,24</text:p>
          </table:table-cell>
          <table:table-cell office:value-type="float" office:value="3208.59" table:style-name="ce2">
            <text:p>3.208,59</text:p>
          </table:table-cell>
          <table:table-cell office:value-type="float" office:value="6" table:style-name="ce1">
            <text:p>6</text:p>
          </table:table-cell>
          <table:table-cell office:value-type="float" office:value="3.05" table:style-name="ce1">
            <text:p>3,05</text:p>
          </table:table-cell>
          <table:table-cell office:value-type="float" office:value="246.49" table:style-name="ce1">
            <text:p>246,49</text:p>
          </table:table-cell>
          <table:table-cell office:value-type="float" office:value="12" table:style-name="ce1">
            <text:p>12</text:p>
          </table:table-cell>
          <table:table-cell office:value-type="float" office:value="8.58" table:style-name="ce1">
            <text:p>8,58</text:p>
          </table:table-cell>
          <table:table-cell office:value-type="float" office:value="757.02" table:style-name="ce1">
            <text:p>757,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35.119999999999997" table:style-name="ce1">
            <text:p>35,12</text:p>
          </table:table-cell>
          <table:table-cell office:value-type="float" office:value="2845.67" table:style-name="ce2">
            <text:p>2.845,67</text:p>
          </table:table-cell>
          <table:table-cell office:value-type="float" office:value="252" table:style-name="ce1">
            <text:p>252</text:p>
          </table:table-cell>
          <table:table-cell office:value-type="float" office:value="73.959999999999994" table:style-name="ce1">
            <text:p>73,96</text:p>
          </table:table-cell>
          <table:table-cell office:value-type="float" office:value="6150.4" table:style-name="ce2">
            <text:p>6.150,40</text:p>
          </table:table-cell>
          <table:table-cell office:value-type="float" office:value="70" table:style-name="ce1">
            <text:p>70</text:p>
          </table:table-cell>
          <table:table-cell office:value-type="float" office:value="31.37" table:style-name="ce1">
            <text:p>31,37</text:p>
          </table:table-cell>
          <table:table-cell office:value-type="float" office:value="2568.7800000000002" table:style-name="ce2">
            <text:p>2.568,78</text:p>
          </table:table-cell>
          <table:table-cell office:value-type="float" office:value="24" table:style-name="ce1">
            <text:p>24</text:p>
          </table:table-cell>
          <table:table-cell office:value-type="float" office:value="16.37" table:style-name="ce1">
            <text:p>16,37</text:p>
          </table:table-cell>
          <table:table-cell office:value-type="float" office:value="1340.8" table:style-name="ce2">
            <text:p>1.340,80</text:p>
          </table:table-cell>
          <table:table-cell office:value-type="float" office:value="100" table:style-name="ce1">
            <text:p>100</text:p>
          </table:table-cell>
          <table:table-cell office:value-type="float" office:value="77" table:style-name="ce1">
            <text:p>77</text:p>
          </table:table-cell>
          <table:table-cell office:value-type="float" office:value="6231.23" table:style-name="ce2">
            <text:p>6.231,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12 (BT / Ocasio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9" table:style-name="ce1">
            <text:p>0,19</text:p>
          </table:table-cell>
          <table:table-cell office:value-type="float" office:value="18.8" table:style-name="ce1">
            <text:p>18,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SD11 (BT / Servicio Comunitario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29.92" table:style-name="ce1">
            <text:p>29,92</text:p>
          </table:table-cell>
          <table:table-cell office:value-type="float" office:value="2752.57" table:style-name="ce2">
            <text:p>2.752,57</text:p>
          </table:table-cell>
          <table:table-cell office:value-type="float" office:value="38" table:style-name="ce1">
            <text:p>38</text:p>
          </table:table-cell>
          <table:table-cell office:value-type="float" office:value="22.22" table:style-name="ce1">
            <text:p>22,22</text:p>
          </table:table-cell>
          <table:table-cell office:value-type="float" office:value="2012.76" table:style-name="ce2">
            <text:p>2.012,76</text:p>
          </table:table-cell>
          <table:table-cell office:value-type="float" office:value="656" table:style-name="ce1">
            <text:p>656</text:p>
          </table:table-cell>
          <table:table-cell office:value-type="float" office:value="205.04" table:style-name="ce1">
            <text:p>205,04</text:p>
          </table:table-cell>
          <table:table-cell office:value-type="float" office:value="19017.09" table:style-name="ce2">
            <text:p>19.017,09</text:p>
          </table:table-cell>
          <table:table-cell office:value-type="float" office:value="515" table:style-name="ce1">
            <text:p>515</text:p>
          </table:table-cell>
          <table:table-cell office:value-type="float" office:value="302.04000000000002" table:style-name="ce1">
            <text:p>302,04</text:p>
          </table:table-cell>
          <table:table-cell office:value-type="float" office:value="27828.61" table:style-name="ce2">
            <text:p>27.828,61</text:p>
          </table:table-cell>
          <table:table-cell office:value-type="float" office:value="1" table:style-name="ce1">
            <text:p>1</text:p>
          </table:table-cell>
          <table:table-cell office:value-type="float" office:value="0.03" table:style-name="ce1">
            <text:p>0,03</text:p>
          </table:table-cell>
          <table:table-cell office:value-type="float" office:value="4.2" table:style-name="ce1">
            <text:p>4,2</text:p>
          </table:table-cell>
          <table:table-cell office:value-type="float" office:value="70" table:style-name="ce1">
            <text:p>70</text:p>
          </table:table-cell>
          <table:table-cell office:value-type="float" office:value="35.43" table:style-name="ce1">
            <text:p>35,43</text:p>
          </table:table-cell>
          <table:table-cell office:value-type="float" office:value="3149.52" table:style-name="ce2">
            <text:p>3.149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7" table:style-name="ce1">
            <text:p>317</text:p>
          </table:table-cell>
          <table:table-cell office:value-type="float" office:value="701.66" table:style-name="ce1">
            <text:p>701,66</text:p>
          </table:table-cell>
          <table:table-cell office:value-type="float" office:value="65232.46" table:style-name="ce2">
            <text:p>65.232,46</text:p>
          </table:table-cell>
          <table:table-cell office:value-type="float" office:value="122" table:style-name="ce1">
            <text:p>122</text:p>
          </table:table-cell>
          <table:table-cell office:value-type="float" office:value="21.12" table:style-name="ce1">
            <text:p>21,12</text:p>
          </table:table-cell>
          <table:table-cell office:value-type="float" office:value="1880.37" table:style-name="ce2">
            <text:p>1.880,37</text:p>
          </table:table-cell>
          <table:table-cell office:value-type="float" office:value="41" table:style-name="ce1">
            <text:p>41</text:p>
          </table:table-cell>
          <table:table-cell office:value-type="float" office:value="1.51" table:style-name="ce1">
            <text:p>1,51</text:p>
          </table:table-cell>
          <table:table-cell office:value-type="float" office:value="182.85" table:style-name="ce1">
            <text:p>182,8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11 (B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.99" table:style-name="ce1">
            <text:p>5,99</text:p>
          </table:table-cell>
          <table:table-cell office:value-type="float" office:value="664.39" table:style-name="ce1">
            <text:p>664,39</text:p>
          </table:table-cell>
          <table:table-cell office:value-type="float" office:value="230" table:style-name="ce1">
            <text:p>230</text:p>
          </table:table-cell>
          <table:table-cell office:value-type="float" office:value="494.22" table:style-name="ce1">
            <text:p>494,22</text:p>
          </table:table-cell>
          <table:table-cell office:value-type="float" office:value="50887.85" table:style-name="ce2">
            <text:p>50.887,85</text:p>
          </table:table-cell>
          <table:table-cell office:value-type="float" office:value="85" table:style-name="ce1">
            <text:p>85</text:p>
          </table:table-cell>
          <table:table-cell office:value-type="float" office:value="274.87" table:style-name="ce1">
            <text:p>274,87</text:p>
          </table:table-cell>
          <table:table-cell office:value-type="float" office:value="30371.3" table:style-name="ce2">
            <text:p>30.371,30</text:p>
          </table:table-cell>
          <table:table-cell office:value-type="float" office:value="1" table:style-name="ce1">
            <text:p>1</text:p>
          </table:table-cell>
          <table:table-cell office:value-type="float" office:value="5.13" table:style-name="ce1">
            <text:p>5,13</text:p>
          </table:table-cell>
          <table:table-cell office:value-type="float" office:value="492.92" table:style-name="ce1">
            <text:p>492,92</text:p>
          </table:table-cell>
          <table:table-cell office:value-type="float" office:value="23" table:style-name="ce1">
            <text:p>23</text:p>
          </table:table-cell>
          <table:table-cell office:value-type="float" office:value="52.76" table:style-name="ce1">
            <text:p>52,76</text:p>
          </table:table-cell>
          <table:table-cell office:value-type="float" office:value="5335.96" table:style-name="ce2">
            <text:p>5.335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6 (B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39 (B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86.65" table:style-name="ce1">
            <text:p>186,65</text:p>
          </table:table-cell>
          <table:table-cell office:value-type="float" office:value="15618.93" table:style-name="ce2">
            <text:p>15.618,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9.01" table:style-name="ce1">
            <text:p>29,01</text:p>
          </table:table-cell>
          <table:table-cell office:value-type="float" office:value="2555.3200000000002" table:style-name="ce2">
            <text:p>2.555,3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GCD41 (BT / Vehículos Eléctricos con Demanda Horaria)</text:p>
          </table:table-cell>
          <table:table-cell office:value-type="float" office:value="1" table:style-name="ce1">
            <text:p>1</text:p>
          </table:table-cell>
          <table:table-cell office:value-type="float" office:value="0.15" table:style-name="ce1">
            <text:p>0,15</text:p>
          </table:table-cell>
          <table:table-cell office:value-type="float" office:value="13.17" table:style-name="ce1">
            <text:p>13,17</text:p>
          </table:table-cell>
          <table:table-cell office:value-type="float" office:value="2" table:style-name="ce1">
            <text:p>2</text:p>
          </table:table-cell>
          <table:table-cell office:value-type="float" office:value="0.77" table:style-name="ce1">
            <text:p>0,77</text:p>
          </table:table-cell>
          <table:table-cell office:value-type="float" office:value="129.28" table:style-name="ce1">
            <text:p>129,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14.34" table:style-name="ce1">
            <text:p>14,34</text:p>
          </table:table-cell>
          <table:table-cell office:value-type="float" office:value="1244.7" table:style-name="ce2">
            <text:p>1.244,70</text:p>
          </table:table-cell>
          <table:table-cell office:value-type="float" office:value="14" table:style-name="ce1">
            <text:p>14</text:p>
          </table:table-cell>
          <table:table-cell office:value-type="float" office:value="5.41" table:style-name="ce1">
            <text:p>5,41</text:p>
          </table:table-cell>
          <table:table-cell office:value-type="float" office:value="746.31" table:style-name="ce1">
            <text:p>746,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41" table:style-name="ce1">
            <text:p>1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RSD02 (BT / Residencial Tempor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BTCRSD01 (BT / Residenci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0.84" table:style-name="ce1">
            <text:p>10,84</text:p>
          </table:table-cell>
          <table:table-cell office:value-type="float" office:value="1335.1" table:style-name="ce2">
            <text:p>1.335,10</text:p>
          </table:table-cell>
          <table:table-cell office:value-type="float" office:value="687" table:style-name="ce1">
            <text:p>687</text:p>
          </table:table-cell>
          <table:table-cell office:value-type="float" office:value="136.66999999999999" table:style-name="ce1">
            <text:p>136,67</text:p>
          </table:table-cell>
          <table:table-cell office:value-type="float" office:value="14593.25" table:style-name="ce2">
            <text:p>14.593,25</text:p>
          </table:table-cell>
          <table:table-cell office:value-type="float" office:value="38" table:style-name="ce1">
            <text:p>38</text:p>
          </table:table-cell>
          <table:table-cell office:value-type="float" office:value="15.92" table:style-name="ce1">
            <text:p>15,92</text:p>
          </table:table-cell>
          <table:table-cell office:value-type="float" office:value="1877.15" table:style-name="ce2">
            <text:p>1.877,15</text:p>
          </table:table-cell>
          <table:table-cell office:value-type="float" office:value="217" table:style-name="ce1">
            <text:p>217</text:p>
          </table:table-cell>
          <table:table-cell office:value-type="float" office:value="25.43" table:style-name="ce1">
            <text:p>25,43</text:p>
          </table:table-cell>
          <table:table-cell office:value-type="float" office:value="2799.15" table:style-name="ce2">
            <text:p>2.799,15</text:p>
          </table:table-cell>
          <table:table-cell office:value-type="float" office:value="3" table:style-name="ce1">
            <text:p>3</text:p>
          </table:table-cell>
          <table:table-cell office:value-type="float" office:value="0.15" table:style-name="ce1">
            <text:p>0,15</text:p>
          </table:table-cell>
          <table:table-cell office:value-type="float" office:value="18.18" table:style-name="ce1">
            <text:p>18,18</text:p>
          </table:table-cell>
          <table:table-cell office:value-type="float" office:value="273" table:style-name="ce1">
            <text:p>273</text:p>
          </table:table-cell>
          <table:table-cell office:value-type="float" office:value="63.56" table:style-name="ce1">
            <text:p>63,56</text:p>
          </table:table-cell>
          <table:table-cell office:value-type="float" office:value="6990.67" table:style-name="ce2">
            <text:p>6.990,67</text:p>
          </table:table-cell>
          <table:table-cell office:value-type="float" office:value="7" table:style-name="ce1">
            <text:p>7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125.26" table:style-name="ce1">
            <text:p>125,26</text:p>
          </table:table-cell>
          <table:table-cell office:value-type="float" office:value="5" table:style-name="ce1">
            <text:p>5</text:p>
          </table:table-cell>
          <table:table-cell office:value-type="float" office:value="1.87" table:style-name="ce1">
            <text:p>1,87</text:p>
          </table:table-cell>
          <table:table-cell office:value-type="float" office:value="192.6" table:style-name="ce1">
            <text:p>192,6</text:p>
          </table:table-cell>
          <table:table-cell office:value-type="float" office:value="13" table:style-name="ce1">
            <text:p>13</text:p>
          </table:table-cell>
          <table:table-cell office:value-type="float" office:value="2.79" table:style-name="ce1">
            <text:p>2,79</text:p>
          </table:table-cell>
          <table:table-cell office:value-type="float" office:value="305" table:style-name="ce1">
            <text:p>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1 (BT / Residencial)</text:p>
          </table:table-cell>
          <table:table-cell office:value-type="float" office:value="60041" table:style-name="ce3">
            <text:p>60.041</text:p>
          </table:table-cell>
          <table:table-cell office:value-type="float" office:value="3718.19" table:style-name="ce2">
            <text:p>3.718,19</text:p>
          </table:table-cell>
          <table:table-cell office:value-type="float" office:value="432466.12" table:style-name="ce2">
            <text:p>432.466,12</text:p>
          </table:table-cell>
          <table:table-cell office:value-type="float" office:value="215695" table:style-name="ce3">
            <text:p>215.695</text:p>
          </table:table-cell>
          <table:table-cell office:value-type="float" office:value="33403.47" table:style-name="ce2">
            <text:p>33.403,47</text:p>
          </table:table-cell>
          <table:table-cell office:value-type="float" office:value="3630671.37" table:style-name="ce2">
            <text:p>3.630.671,37</text:p>
          </table:table-cell>
          <table:table-cell office:value-type="float" office:value="95937" table:style-name="ce3">
            <text:p>95.937</text:p>
          </table:table-cell>
          <table:table-cell office:value-type="float" office:value="13233.39" table:style-name="ce2">
            <text:p>13.233,39</text:p>
          </table:table-cell>
          <table:table-cell office:value-type="float" office:value="1421698.96" table:style-name="ce2">
            <text:p>1.421.698,96</text:p>
          </table:table-cell>
          <table:table-cell office:value-type="float" office:value="518427" table:style-name="ce3">
            <text:p>518.427</text:p>
          </table:table-cell>
          <table:table-cell office:value-type="float" office:value="120830.42" table:style-name="ce2">
            <text:p>120.830,42</text:p>
          </table:table-cell>
          <table:table-cell office:value-type="float" office:value="12539250.07" table:style-name="ce2">
            <text:p>12.539.250,07</text:p>
          </table:table-cell>
          <table:table-cell office:value-type="float" office:value="277784" table:style-name="ce3">
            <text:p>277.784</text:p>
          </table:table-cell>
          <table:table-cell office:value-type="float" office:value="63130.07" table:style-name="ce2">
            <text:p>63.130,07</text:p>
          </table:table-cell>
          <table:table-cell office:value-type="float" office:value="7170199.5800000001" table:style-name="ce2">
            <text:p>7.170.199,58</text:p>
          </table:table-cell>
          <table:table-cell office:value-type="float" office:value="112805" table:style-name="ce3">
            <text:p>112.805</text:p>
          </table:table-cell>
          <table:table-cell office:value-type="float" office:value="15511.71" table:style-name="ce2">
            <text:p>15.511,71</text:p>
          </table:table-cell>
          <table:table-cell office:value-type="float" office:value="1666251.92" table:style-name="ce2">
            <text:p>1.666.251,92</text:p>
          </table:table-cell>
          <table:table-cell office:value-type="float" office:value="267140" table:style-name="ce3">
            <text:p>267.140</text:p>
          </table:table-cell>
          <table:table-cell office:value-type="float" office:value="48137.11" table:style-name="ce2">
            <text:p>48.137,11</text:p>
          </table:table-cell>
          <table:table-cell office:value-type="float" office:value="5184081.18" table:style-name="ce2">
            <text:p>5.184.081,18</text:p>
          </table:table-cell>
          <table:table-cell office:value-type="float" office:value="121028" table:style-name="ce3">
            <text:p>121.028</text:p>
          </table:table-cell>
          <table:table-cell office:value-type="float" office:value="18476.349999999999" table:style-name="ce2">
            <text:p>18.476,35</text:p>
          </table:table-cell>
          <table:table-cell office:value-type="float" office:value="1970743.56" table:style-name="ce2">
            <text:p>1.970.743,56</text:p>
          </table:table-cell>
          <table:table-cell office:value-type="float" office:value="85843" table:style-name="ce3">
            <text:p>85.843</text:p>
          </table:table-cell>
          <table:table-cell office:value-type="float" office:value="14885.11" table:style-name="ce2">
            <text:p>14.885,11</text:p>
          </table:table-cell>
          <table:table-cell office:value-type="float" office:value="2289113.0499999998" table:style-name="ce2">
            <text:p>2.289.113,05</text:p>
          </table:table-cell>
          <table:table-cell office:value-type="float" office:value="194628" table:style-name="ce3">
            <text:p>194.628</text:p>
          </table:table-cell>
          <table:table-cell office:value-type="float" office:value="21045.040000000001" table:style-name="ce2">
            <text:p>21.045,04</text:p>
          </table:table-cell>
          <table:table-cell office:value-type="float" office:value="2295272.31" table:style-name="ce2">
            <text:p>2.295.272,31</text:p>
          </table:table-cell>
          <table:table-cell office:value-type="float" office:value="79346" table:style-name="ce3">
            <text:p>79.346</text:p>
          </table:table-cell>
          <table:table-cell office:value-type="float" office:value="9326.41" table:style-name="ce2">
            <text:p>9.326,41</text:p>
          </table:table-cell>
          <table:table-cell office:value-type="float" office:value="1009433.23" table:style-name="ce2">
            <text:p>1.009.433,2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2 (BT / Residencial Tempor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90" table:style-name="ce3">
            <text:p>5.790</text:p>
          </table:table-cell>
          <table:table-cell office:value-type="float" office:value="529.91999999999996" table:style-name="ce1">
            <text:p>529,92</text:p>
          </table:table-cell>
          <table:table-cell office:value-type="float" office:value="76260.78" table:style-name="ce2">
            <text:p>76.260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.5299999999999998" table:style-name="ce1">
            <text:p>2,53</text:p>
          </table:table-cell>
          <table:table-cell office:value-type="float" office:value="349.19" table:style-name="ce1">
            <text:p>349,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7" table:style-name="ce1">
            <text:p>317</text:p>
          </table:table-cell>
          <table:table-cell office:value-type="float" office:value="30.94" table:style-name="ce1">
            <text:p>30,94</text:p>
          </table:table-cell>
          <table:table-cell office:value-type="float" office:value="4375.42" table:style-name="ce2">
            <text:p>4.375,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230" table:style-name="ce3">
            <text:p>13.230</text:p>
          </table:table-cell>
          <table:table-cell office:value-type="float" office:value="2303.6" table:style-name="ce2">
            <text:p>2.303,60</text:p>
          </table:table-cell>
          <table:table-cell office:value-type="float" office:value="321909.13" table:style-name="ce2">
            <text:p>321.909,13</text:p>
          </table:table-cell>
          <table:table-cell office:value-type="float" office:value="4078" table:style-name="ce3">
            <text:p>4.078</text:p>
          </table:table-cell>
          <table:table-cell office:value-type="float" office:value="633.48" table:style-name="ce1">
            <text:p>633,48</text:p>
          </table:table-cell>
          <table:table-cell office:value-type="float" office:value="66112.929999999993" table:style-name="ce2">
            <text:p>66.112,93</text:p>
          </table:table-cell>
          <table:table-cell office:value-type="float" office:value="22" table:style-name="ce1">
            <text:p>22</text:p>
          </table:table-cell>
          <table:table-cell office:value-type="float" office:value="26.3" table:style-name="ce1">
            <text:p>26,3</text:p>
          </table:table-cell>
          <table:table-cell office:value-type="float" office:value="3797.14" table:style-name="ce2">
            <text:p>3.797,1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Baj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BTCRSD03 (BT / Residencial para el Programa PEC)</text:p>
          </table:table-cell>
          <table:table-cell office:value-type="float" office:value="3437" table:style-name="ce3">
            <text:p>3.437</text:p>
          </table:table-cell>
          <table:table-cell office:value-type="float" office:value="406.19" table:style-name="ce1">
            <text:p>406,19</text:p>
          </table:table-cell>
          <table:table-cell office:value-type="float" office:value="33359.17" table:style-name="ce2">
            <text:p>33.359,17</text:p>
          </table:table-cell>
          <table:table-cell office:value-type="float" office:value="29400" table:style-name="ce3">
            <text:p>29.400</text:p>
          </table:table-cell>
          <table:table-cell office:value-type="float" office:value="5630.56" table:style-name="ce2">
            <text:p>5.630,56</text:p>
          </table:table-cell>
          <table:table-cell office:value-type="float" office:value="476747.64" table:style-name="ce2">
            <text:p>476.747,64</text:p>
          </table:table-cell>
          <table:table-cell office:value-type="float" office:value="18028" table:style-name="ce3">
            <text:p>18.028</text:p>
          </table:table-cell>
          <table:table-cell office:value-type="float" office:value="3084.34" table:style-name="ce2">
            <text:p>3.084,34</text:p>
          </table:table-cell>
          <table:table-cell office:value-type="float" office:value="263480.82" table:style-name="ce2">
            <text:p>263.480,82</text:p>
          </table:table-cell>
          <table:table-cell office:value-type="float" office:value="110202" table:style-name="ce3">
            <text:p>110.202</text:p>
          </table:table-cell>
          <table:table-cell office:value-type="float" office:value="25070.49" table:style-name="ce2">
            <text:p>25.070,49</text:p>
          </table:table-cell>
          <table:table-cell office:value-type="float" office:value="2495187.6" table:style-name="ce2">
            <text:p>2.495.187,60</text:p>
          </table:table-cell>
          <table:table-cell office:value-type="float" office:value="56150" table:style-name="ce3">
            <text:p>56.150</text:p>
          </table:table-cell>
          <table:table-cell office:value-type="float" office:value="11893.21" table:style-name="ce2">
            <text:p>11.893,21</text:p>
          </table:table-cell>
          <table:table-cell office:value-type="float" office:value="1002682.91" table:style-name="ce2">
            <text:p>1.002.682,91</text:p>
          </table:table-cell>
          <table:table-cell office:value-type="float" office:value="20135" table:style-name="ce3">
            <text:p>20.135</text:p>
          </table:table-cell>
          <table:table-cell office:value-type="float" office:value="3372.94" table:style-name="ce2">
            <text:p>3.372,94</text:p>
          </table:table-cell>
          <table:table-cell office:value-type="float" office:value="276198.78000000003" table:style-name="ce2">
            <text:p>276.198,78</text:p>
          </table:table-cell>
          <table:table-cell office:value-type="float" office:value="39583" table:style-name="ce3">
            <text:p>39.583</text:p>
          </table:table-cell>
          <table:table-cell office:value-type="float" office:value="8914.3700000000008" table:style-name="ce2">
            <text:p>8.914,37</text:p>
          </table:table-cell>
          <table:table-cell office:value-type="float" office:value="769130.41" table:style-name="ce2">
            <text:p>769.130,41</text:p>
          </table:table-cell>
          <table:table-cell office:value-type="float" office:value="23137" table:style-name="ce3">
            <text:p>23.137</text:p>
          </table:table-cell>
          <table:table-cell office:value-type="float" office:value="4407.82" table:style-name="ce2">
            <text:p>4.407,82</text:p>
          </table:table-cell>
          <table:table-cell office:value-type="float" office:value="366757.61" table:style-name="ce2">
            <text:p>366.757,61</text:p>
          </table:table-cell>
          <table:table-cell office:value-type="float" office:value="21625" table:style-name="ce3">
            <text:p>21.625</text:p>
          </table:table-cell>
          <table:table-cell office:value-type="float" office:value="4408.8599999999997" table:style-name="ce2">
            <text:p>4.408,86</text:p>
          </table:table-cell>
          <table:table-cell office:value-type="float" office:value="355898.43" table:style-name="ce2">
            <text:p>355.898,43</text:p>
          </table:table-cell>
          <table:table-cell office:value-type="float" office:value="32300" table:style-name="ce3">
            <text:p>32.300</text:p>
          </table:table-cell>
          <table:table-cell office:value-type="float" office:value="4700.1000000000004" table:style-name="ce2">
            <text:p>4.700,10</text:p>
          </table:table-cell>
          <table:table-cell office:value-type="float" office:value="399154.42" table:style-name="ce2">
            <text:p>399.154,42</text:p>
          </table:table-cell>
          <table:table-cell office:value-type="float" office:value="10128" table:style-name="ce3">
            <text:p>10.128</text:p>
          </table:table-cell>
          <table:table-cell office:value-type="float" office:value="1758.59" table:style-name="ce2">
            <text:p>1.758,59</text:p>
          </table:table-cell>
          <table:table-cell office:value-type="float" office:value="150298.97" table:style-name="ce2">
            <text:p>150.298,97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1 (MT / Comer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.07" table:style-name="ce1">
            <text:p>4,07</text:p>
          </table:table-cell>
          <table:table-cell office:value-type="float" office:value="417.29" table:style-name="ce1">
            <text:p>417,29</text:p>
          </table:table-cell>
          <table:table-cell office:value-type="float" office:value="21" table:style-name="ce1">
            <text:p>21</text:p>
          </table:table-cell>
          <table:table-cell office:value-type="float" office:value="100.74" table:style-name="ce1">
            <text:p>100,74</text:p>
          </table:table-cell>
          <table:table-cell office:value-type="float" office:value="10943.47" table:style-name="ce2">
            <text:p>10.943,47</text:p>
          </table:table-cell>
          <table:table-cell office:value-type="float" office:value="3" table:style-name="ce1">
            <text:p>3</text:p>
          </table:table-cell>
          <table:table-cell office:value-type="float" office:value="31.66" table:style-name="ce1">
            <text:p>31,66</text:p>
          </table:table-cell>
          <table:table-cell office:value-type="float" office:value="3398.63" table:style-name="ce2">
            <text:p>3.398,63</text:p>
          </table:table-cell>
          <table:table-cell office:value-type="float" office:value="4" table:style-name="ce1">
            <text:p>4</text:p>
          </table:table-cell>
          <table:table-cell office:value-type="float" office:value="17.8" table:style-name="ce1">
            <text:p>17,8</text:p>
          </table:table-cell>
          <table:table-cell office:value-type="float" office:value="2256.3200000000002" table:style-name="ce2">
            <text:p>2.256,32</text:p>
          </table:table-cell>
          <table:table-cell office:value-type="float" office:value="5" table:style-name="ce1">
            <text:p>5</text:p>
          </table:table-cell>
          <table:table-cell office:value-type="float" office:value="4.03" table:style-name="ce1">
            <text:p>4,03</text:p>
          </table:table-cell>
          <table:table-cell office:value-type="float" office:value="632.22" table:style-name="ce1">
            <text:p>632,22</text:p>
          </table:table-cell>
          <table:table-cell office:value-type="float" office:value="18" table:style-name="ce1">
            <text:p>18</text:p>
          </table:table-cell>
          <table:table-cell office:value-type="float" office:value="36.61" table:style-name="ce1">
            <text:p>36,61</text:p>
          </table:table-cell>
          <table:table-cell office:value-type="float" office:value="4727.2299999999996" table:style-name="ce2">
            <text:p>4.727,23</text:p>
          </table:table-cell>
          <table:table-cell office:value-type="float" office:value="6" table:style-name="ce1">
            <text:p>6</text:p>
          </table:table-cell>
          <table:table-cell office:value-type="float" office:value="53.18" table:style-name="ce1">
            <text:p>53,18</text:p>
          </table:table-cell>
          <table:table-cell office:value-type="float" office:value="5917.27" table:style-name="ce2">
            <text:p>5.917,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463.84" table:style-name="ce1">
            <text:p>463,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2 (M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9.28" table:style-name="ce1">
            <text:p>49,28</text:p>
          </table:table-cell>
          <table:table-cell office:value-type="float" office:value="4796.28" table:style-name="ce2">
            <text:p>4.796,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6.12" table:style-name="ce1">
            <text:p>26,12</text:p>
          </table:table-cell>
          <table:table-cell office:value-type="float" office:value="8" table:style-name="ce1">
            <text:p>8</text:p>
          </table:table-cell>
          <table:table-cell office:value-type="float" office:value="172.96" table:style-name="ce1">
            <text:p>172,96</text:p>
          </table:table-cell>
          <table:table-cell office:value-type="float" office:value="17652.310000000001" table:style-name="ce2">
            <text:p>17.652,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1 (MT / Comercial con Demanda)</text:p>
          </table:table-cell>
          <table:table-cell office:value-type="float" office:value="182" table:style-name="ce1">
            <text:p>182</text:p>
          </table:table-cell>
          <table:table-cell office:value-type="float" office:value="287.47000000000003" table:style-name="ce1">
            <text:p>287,47</text:p>
          </table:table-cell>
          <table:table-cell office:value-type="float" office:value="34109.93" table:style-name="ce2">
            <text:p>34.109,93</text:p>
          </table:table-cell>
          <table:table-cell office:value-type="float" office:value="755" table:style-name="ce1">
            <text:p>755</text:p>
          </table:table-cell>
          <table:table-cell office:value-type="float" office:value="850.15" table:style-name="ce1">
            <text:p>850,15</text:p>
          </table:table-cell>
          <table:table-cell office:value-type="float" office:value="92843.12" table:style-name="ce2">
            <text:p>92.843,12</text:p>
          </table:table-cell>
          <table:table-cell office:value-type="float" office:value="454" table:style-name="ce1">
            <text:p>454</text:p>
          </table:table-cell>
          <table:table-cell office:value-type="float" office:value="1547.17" table:style-name="ce2">
            <text:p>1.547,17</text:p>
          </table:table-cell>
          <table:table-cell office:value-type="float" office:value="186764.16" table:style-name="ce2">
            <text:p>186.764,16</text:p>
          </table:table-cell>
          <table:table-cell office:value-type="float" office:value="1328" table:style-name="ce3">
            <text:p>1.328</text:p>
          </table:table-cell>
          <table:table-cell office:value-type="float" office:value="19103.22" table:style-name="ce2">
            <text:p>19.103,22</text:p>
          </table:table-cell>
          <table:table-cell office:value-type="float" office:value="2012383.85" table:style-name="ce2">
            <text:p>2.012.383,85</text:p>
          </table:table-cell>
          <table:table-cell office:value-type="float" office:value="1618" table:style-name="ce3">
            <text:p>1.618</text:p>
          </table:table-cell>
          <table:table-cell office:value-type="float" office:value="9556.93" table:style-name="ce2">
            <text:p>9.556,93</text:p>
          </table:table-cell>
          <table:table-cell office:value-type="float" office:value="1120592.6299999999" table:style-name="ce2">
            <text:p>1.120.592,63</text:p>
          </table:table-cell>
          <table:table-cell office:value-type="float" office:value="624" table:style-name="ce1">
            <text:p>624</text:p>
          </table:table-cell>
          <table:table-cell office:value-type="float" office:value="1953.7" table:style-name="ce2">
            <text:p>1.953,70</text:p>
          </table:table-cell>
          <table:table-cell office:value-type="float" office:value="239586.94" table:style-name="ce2">
            <text:p>239.586,94</text:p>
          </table:table-cell>
          <table:table-cell office:value-type="float" office:value="1930" table:style-name="ce3">
            <text:p>1.930</text:p>
          </table:table-cell>
          <table:table-cell office:value-type="float" office:value="5289.19" table:style-name="ce2">
            <text:p>5.289,19</text:p>
          </table:table-cell>
          <table:table-cell office:value-type="float" office:value="625240.69999999995" table:style-name="ce2">
            <text:p>625.240,70</text:p>
          </table:table-cell>
          <table:table-cell office:value-type="float" office:value="428" table:style-name="ce1">
            <text:p>428</text:p>
          </table:table-cell>
          <table:table-cell office:value-type="float" office:value="2976.94" table:style-name="ce2">
            <text:p>2.976,94</text:p>
          </table:table-cell>
          <table:table-cell office:value-type="float" office:value="342207.47" table:style-name="ce2">
            <text:p>342.207,47</text:p>
          </table:table-cell>
          <table:table-cell office:value-type="float" office:value="629" table:style-name="ce1">
            <text:p>629</text:p>
          </table:table-cell>
          <table:table-cell office:value-type="float" office:value="5795.82" table:style-name="ce2">
            <text:p>5.795,82</text:p>
          </table:table-cell>
          <table:table-cell office:value-type="float" office:value="653686.57999999996" table:style-name="ce2">
            <text:p>653.686,58</text:p>
          </table:table-cell>
          <table:table-cell office:value-type="float" office:value="741" table:style-name="ce1">
            <text:p>741</text:p>
          </table:table-cell>
          <table:table-cell office:value-type="float" office:value="2660.76" table:style-name="ce2">
            <text:p>2.660,76</text:p>
          </table:table-cell>
          <table:table-cell office:value-type="float" office:value="324621.03999999998" table:style-name="ce2">
            <text:p>324.621,04</text:p>
          </table:table-cell>
          <table:table-cell office:value-type="float" office:value="16" table:style-name="ce1">
            <text:p>16</text:p>
          </table:table-cell>
          <table:table-cell office:value-type="float" office:value="12.55" table:style-name="ce1">
            <text:p>12,55</text:p>
          </table:table-cell>
          <table:table-cell office:value-type="float" office:value="1766.86" table:style-name="ce2">
            <text:p>1.766,8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2 (MT / Comer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1" table:style-name="ce1">
            <text:p>551</text:p>
          </table:table-cell>
          <table:table-cell office:value-type="float" office:value="5706.72" table:style-name="ce2">
            <text:p>5.706,72</text:p>
          </table:table-cell>
          <table:table-cell office:value-type="float" office:value="595209.84" table:style-name="ce2">
            <text:p>595.209,84</text:p>
          </table:table-cell>
          <table:table-cell office:value-type="float" office:value="46" table:style-name="ce1">
            <text:p>46</text:p>
          </table:table-cell>
          <table:table-cell office:value-type="float" office:value="801.36" table:style-name="ce1">
            <text:p>801,36</text:p>
          </table:table-cell>
          <table:table-cell office:value-type="float" office:value="86314.97" table:style-name="ce2">
            <text:p>86.314,97</text:p>
          </table:table-cell>
          <table:table-cell office:value-type="float" office:value="580" table:style-name="ce1">
            <text:p>580</text:p>
          </table:table-cell>
          <table:table-cell office:value-type="float" office:value="22117.77" table:style-name="ce2">
            <text:p>22.117,77</text:p>
          </table:table-cell>
          <table:table-cell office:value-type="float" office:value="2119486.08" table:style-name="ce2">
            <text:p>2.119.486,08</text:p>
          </table:table-cell>
          <table:table-cell office:value-type="float" office:value="88" table:style-name="ce1">
            <text:p>88</text:p>
          </table:table-cell>
          <table:table-cell office:value-type="float" office:value="3257.33" table:style-name="ce2">
            <text:p>3.257,33</text:p>
          </table:table-cell>
          <table:table-cell office:value-type="float" office:value="327355.09999999998" table:style-name="ce2">
            <text:p>327.355,10</text:p>
          </table:table-cell>
          <table:table-cell office:value-type="float" office:value="38" table:style-name="ce1">
            <text:p>38</text:p>
          </table:table-cell>
          <table:table-cell office:value-type="float" office:value="521.97" table:style-name="ce1">
            <text:p>521,97</text:p>
          </table:table-cell>
          <table:table-cell office:value-type="float" office:value="54594.29" table:style-name="ce2">
            <text:p>54.594,29</text:p>
          </table:table-cell>
          <table:table-cell office:value-type="float" office:value="397" table:style-name="ce1">
            <text:p>397</text:p>
          </table:table-cell>
          <table:table-cell office:value-type="float" office:value="8703.61" table:style-name="ce2">
            <text:p>8.703,61</text:p>
          </table:table-cell>
          <table:table-cell office:value-type="float" office:value="901359.88" table:style-name="ce2">
            <text:p>901.359,88</text:p>
          </table:table-cell>
          <table:table-cell office:value-type="float" office:value="31" table:style-name="ce1">
            <text:p>31</text:p>
          </table:table-cell>
          <table:table-cell office:value-type="float" office:value="1845.53" table:style-name="ce2">
            <text:p>1.845,53</text:p>
          </table:table-cell>
          <table:table-cell office:value-type="float" office:value="187523.33" table:style-name="ce2">
            <text:p>187.523,33</text:p>
          </table:table-cell>
          <table:table-cell office:value-type="float" office:value="6" table:style-name="ce1">
            <text:p>6</text:p>
          </table:table-cell>
          <table:table-cell office:value-type="float" office:value="604.4" table:style-name="ce1">
            <text:p>604,4</text:p>
          </table:table-cell>
          <table:table-cell office:value-type="float" office:value="60359.56" table:style-name="ce2">
            <text:p>60.359,56</text:p>
          </table:table-cell>
          <table:table-cell office:value-type="float" office:value="171" table:style-name="ce1">
            <text:p>171</text:p>
          </table:table-cell>
          <table:table-cell office:value-type="float" office:value="3740.15" table:style-name="ce2">
            <text:p>3.740,15</text:p>
          </table:table-cell>
          <table:table-cell office:value-type="float" office:value="383398.3" table:style-name="ce2">
            <text:p>383.398,30</text:p>
          </table:table-cell>
          <table:table-cell office:value-type="float" office:value="10" table:style-name="ce1">
            <text:p>10</text:p>
          </table:table-cell>
          <table:table-cell office:value-type="float" office:value="269.91000000000003" table:style-name="ce1">
            <text:p>269,91</text:p>
          </table:table-cell>
          <table:table-cell office:value-type="float" office:value="27521.040000000001" table:style-name="ce2">
            <text:p>27.521,04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3 (MT / Industr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,7</text:p>
          </table:table-cell>
          <table:table-cell office:value-type="float" office:value="350.7" table:style-name="ce1">
            <text:p>350,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11.19" table:style-name="ce1">
            <text:p>211,19</text:p>
          </table:table-cell>
          <table:table-cell office:value-type="float" office:value="23392.639999999999" table:style-name="ce2">
            <text:p>23.392,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2 (M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51.94999999999999" table:style-name="ce1">
            <text:p>151,95</text:p>
          </table:table-cell>
          <table:table-cell office:value-type="float" office:value="13619.9" table:style-name="ce2">
            <text:p>13.619,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3.78" table:style-name="ce1">
            <text:p>83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3 (MT / Industrial con Demanda)</text:p>
          </table:table-cell>
          <table:table-cell office:value-type="float" office:value="21" table:style-name="ce1">
            <text:p>21</text:p>
          </table:table-cell>
          <table:table-cell office:value-type="float" office:value="28.66" table:style-name="ce1">
            <text:p>28,66</text:p>
          </table:table-cell>
          <table:table-cell office:value-type="float" office:value="3682.53" table:style-name="ce2">
            <text:p>3.682,53</text:p>
          </table:table-cell>
          <table:table-cell office:value-type="float" office:value="157" table:style-name="ce1">
            <text:p>157</text:p>
          </table:table-cell>
          <table:table-cell office:value-type="float" office:value="109.68" table:style-name="ce1">
            <text:p>109,68</text:p>
          </table:table-cell>
          <table:table-cell office:value-type="float" office:value="12941.22" table:style-name="ce2">
            <text:p>12.941,22</text:p>
          </table:table-cell>
          <table:table-cell office:value-type="float" office:value="45" table:style-name="ce1">
            <text:p>45</text:p>
          </table:table-cell>
          <table:table-cell office:value-type="float" office:value="173.76" table:style-name="ce1">
            <text:p>173,76</text:p>
          </table:table-cell>
          <table:table-cell office:value-type="float" office:value="22066.71" table:style-name="ce2">
            <text:p>22.066,71</text:p>
          </table:table-cell>
          <table:table-cell office:value-type="float" office:value="198" table:style-name="ce1">
            <text:p>198</text:p>
          </table:table-cell>
          <table:table-cell office:value-type="float" office:value="2995.33" table:style-name="ce2">
            <text:p>2.995,33</text:p>
          </table:table-cell>
          <table:table-cell office:value-type="float" office:value="288925.34000000003" table:style-name="ce2">
            <text:p>288.925,34</text:p>
          </table:table-cell>
          <table:table-cell office:value-type="float" office:value="373" table:style-name="ce1">
            <text:p>373</text:p>
          </table:table-cell>
          <table:table-cell office:value-type="float" office:value="5562.04" table:style-name="ce2">
            <text:p>5.562,04</text:p>
          </table:table-cell>
          <table:table-cell office:value-type="float" office:value="620965.03" table:style-name="ce2">
            <text:p>620.965,03</text:p>
          </table:table-cell>
          <table:table-cell office:value-type="float" office:value="51" table:style-name="ce1">
            <text:p>51</text:p>
          </table:table-cell>
          <table:table-cell office:value-type="float" office:value="119.47" table:style-name="ce1">
            <text:p>119,47</text:p>
          </table:table-cell>
          <table:table-cell office:value-type="float" office:value="16993.77" table:style-name="ce2">
            <text:p>16.993,77</text:p>
          </table:table-cell>
          <table:table-cell office:value-type="float" office:value="16" table:style-name="ce1">
            <text:p>16</text:p>
          </table:table-cell>
          <table:table-cell office:value-type="float" office:value="45.23" table:style-name="ce1">
            <text:p>45,23</text:p>
          </table:table-cell>
          <table:table-cell office:value-type="float" office:value="5282.65" table:style-name="ce2">
            <text:p>5.282,65</text:p>
          </table:table-cell>
          <table:table-cell office:value-type="float" office:value="48" table:style-name="ce1">
            <text:p>48</text:p>
          </table:table-cell>
          <table:table-cell office:value-type="float" office:value="470.12" table:style-name="ce1">
            <text:p>470,12</text:p>
          </table:table-cell>
          <table:table-cell office:value-type="float" office:value="51185.19" table:style-name="ce2">
            <text:p>51.185,19</text:p>
          </table:table-cell>
          <table:table-cell office:value-type="float" office:value="71" table:style-name="ce1">
            <text:p>71</text:p>
          </table:table-cell>
          <table:table-cell office:value-type="float" office:value="2828.35" table:style-name="ce2">
            <text:p>2.828,35</text:p>
          </table:table-cell>
          <table:table-cell office:value-type="float" office:value="285277.26" table:style-name="ce2">
            <text:p>285.277,26</text:p>
          </table:table-cell>
          <table:table-cell office:value-type="float" office:value="79" table:style-name="ce1">
            <text:p>79</text:p>
          </table:table-cell>
          <table:table-cell office:value-type="float" office:value="292.76" table:style-name="ce1">
            <text:p>292,76</text:p>
          </table:table-cell>
          <table:table-cell office:value-type="float" office:value="36558.699999999997" table:style-name="ce2">
            <text:p>36.558,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2 (MT / Industrial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4" table:style-name="ce1">
            <text:p>514</text:p>
          </table:table-cell>
          <table:table-cell office:value-type="float" office:value="32645.84" table:style-name="ce2">
            <text:p>32.645,84</text:p>
          </table:table-cell>
          <table:table-cell office:value-type="float" office:value="2734707.4" table:style-name="ce2">
            <text:p>2.734.707,40</text:p>
          </table:table-cell>
          <table:table-cell office:value-type="float" office:value="42" table:style-name="ce1">
            <text:p>42</text:p>
          </table:table-cell>
          <table:table-cell office:value-type="float" office:value="3931.13" table:style-name="ce2">
            <text:p>3.931,13</text:p>
          </table:table-cell>
          <table:table-cell office:value-type="float" office:value="335085.90999999997" table:style-name="ce2">
            <text:p>335.085,91</text:p>
          </table:table-cell>
          <table:table-cell office:value-type="float" office:value="532" table:style-name="ce1">
            <text:p>532</text:p>
          </table:table-cell>
          <table:table-cell office:value-type="float" office:value="47590.89" table:style-name="ce2">
            <text:p>47.590,89</text:p>
          </table:table-cell>
          <table:table-cell office:value-type="float" office:value="3597381.29" table:style-name="ce2">
            <text:p>3.597.381,29</text:p>
          </table:table-cell>
          <table:table-cell office:value-type="float" office:value="201" table:style-name="ce1">
            <text:p>201</text:p>
          </table:table-cell>
          <table:table-cell office:value-type="float" office:value="17121.71" table:style-name="ce2">
            <text:p>17.121,71</text:p>
          </table:table-cell>
          <table:table-cell office:value-type="float" office:value="1510098.56" table:style-name="ce2">
            <text:p>1.510.098,56</text:p>
          </table:table-cell>
          <table:table-cell office:value-type="float" office:value="89" table:style-name="ce1">
            <text:p>89</text:p>
          </table:table-cell>
          <table:table-cell office:value-type="float" office:value="2286.33" table:style-name="ce2">
            <text:p>2.286,33</text:p>
          </table:table-cell>
          <table:table-cell office:value-type="float" office:value="217657.51" table:style-name="ce2">
            <text:p>217.657,51</text:p>
          </table:table-cell>
          <table:table-cell office:value-type="float" office:value="109" table:style-name="ce1">
            <text:p>109</text:p>
          </table:table-cell>
          <table:table-cell office:value-type="float" office:value="15428.59" table:style-name="ce2">
            <text:p>15.428,59</text:p>
          </table:table-cell>
          <table:table-cell office:value-type="float" office:value="1292412.54" table:style-name="ce2">
            <text:p>1.292.412,54</text:p>
          </table:table-cell>
          <table:table-cell office:value-type="float" office:value="42" table:style-name="ce1">
            <text:p>42</text:p>
          </table:table-cell>
          <table:table-cell office:value-type="float" office:value="4858.8999999999996" table:style-name="ce2">
            <text:p>4.858,90</text:p>
          </table:table-cell>
          <table:table-cell office:value-type="float" office:value="423826.64" table:style-name="ce2">
            <text:p>423.826,64</text:p>
          </table:table-cell>
          <table:table-cell office:value-type="float" office:value="32" table:style-name="ce1">
            <text:p>32</text:p>
          </table:table-cell>
          <table:table-cell office:value-type="float" office:value="2800.05" table:style-name="ce2">
            <text:p>2.800,05</text:p>
          </table:table-cell>
          <table:table-cell office:value-type="float" office:value="240521.39" table:style-name="ce2">
            <text:p>240.521,39</text:p>
          </table:table-cell>
          <table:table-cell office:value-type="float" office:value="103" table:style-name="ce1">
            <text:p>103</text:p>
          </table:table-cell>
          <table:table-cell office:value-type="float" office:value="6263.21" table:style-name="ce2">
            <text:p>6.263,21</text:p>
          </table:table-cell>
          <table:table-cell office:value-type="float" office:value="526411.49" table:style-name="ce2">
            <text:p>526.411,49</text:p>
          </table:table-cell>
          <table:table-cell office:value-type="float" office:value="40" table:style-name="ce1">
            <text:p>40</text:p>
          </table:table-cell>
          <table:table-cell office:value-type="float" office:value="4091.02" table:style-name="ce2">
            <text:p>4.091,02</text:p>
          </table:table-cell>
          <table:table-cell office:value-type="float" office:value="334030.40999999997" table:style-name="ce2">
            <text:p>334.030,4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5 (M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6 (M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7 (MT / Asistencia Social con Demanda)</text:p>
          </table:table-cell>
          <table:table-cell office:value-type="float" office:value="14" table:style-name="ce1">
            <text:p>14</text:p>
          </table:table-cell>
          <table:table-cell office:value-type="float" office:value="122.99" table:style-name="ce1">
            <text:p>122,99</text:p>
          </table:table-cell>
          <table:table-cell office:value-type="float" office:value="8667.14" table:style-name="ce2">
            <text:p>8.667,14</text:p>
          </table:table-cell>
          <table:table-cell office:value-type="float" office:value="17" table:style-name="ce1">
            <text:p>17</text:p>
          </table:table-cell>
          <table:table-cell office:value-type="float" office:value="16.93" table:style-name="ce1">
            <text:p>16,93</text:p>
          </table:table-cell>
          <table:table-cell office:value-type="float" office:value="1436.12" table:style-name="ce2">
            <text:p>1.436,12</text:p>
          </table:table-cell>
          <table:table-cell office:value-type="float" office:value="15" table:style-name="ce1">
            <text:p>15</text:p>
          </table:table-cell>
          <table:table-cell office:value-type="float" office:value="148.88999999999999" table:style-name="ce1">
            <text:p>148,89</text:p>
          </table:table-cell>
          <table:table-cell office:value-type="float" office:value="11342.76" table:style-name="ce2">
            <text:p>11.342,76</text:p>
          </table:table-cell>
          <table:table-cell office:value-type="float" office:value="25" table:style-name="ce1">
            <text:p>25</text:p>
          </table:table-cell>
          <table:table-cell office:value-type="float" office:value="366.62" table:style-name="ce1">
            <text:p>366,62</text:p>
          </table:table-cell>
          <table:table-cell office:value-type="float" office:value="26625.46" table:style-name="ce2">
            <text:p>26.625,46</text:p>
          </table:table-cell>
          <table:table-cell office:value-type="float" office:value="27" table:style-name="ce1">
            <text:p>27</text:p>
          </table:table-cell>
          <table:table-cell office:value-type="float" office:value="348.33" table:style-name="ce1">
            <text:p>348,33</text:p>
          </table:table-cell>
          <table:table-cell office:value-type="float" office:value="26266.34" table:style-name="ce2">
            <text:p>26.266,34</text:p>
          </table:table-cell>
          <table:table-cell office:value-type="float" office:value="28" table:style-name="ce1">
            <text:p>28</text:p>
          </table:table-cell>
          <table:table-cell office:value-type="float" office:value="281.77999999999997" table:style-name="ce1">
            <text:p>281,78</text:p>
          </table:table-cell>
          <table:table-cell office:value-type="float" office:value="21032.41" table:style-name="ce2">
            <text:p>21.032,41</text:p>
          </table:table-cell>
          <table:table-cell office:value-type="float" office:value="38" table:style-name="ce1">
            <text:p>38</text:p>
          </table:table-cell>
          <table:table-cell office:value-type="float" office:value="132.66999999999999" table:style-name="ce1">
            <text:p>132,67</text:p>
          </table:table-cell>
          <table:table-cell office:value-type="float" office:value="10493.98" table:style-name="ce2">
            <text:p>10.493,98</text:p>
          </table:table-cell>
          <table:table-cell office:value-type="float" office:value="9" table:style-name="ce1">
            <text:p>9</text:p>
          </table:table-cell>
          <table:table-cell office:value-type="float" office:value="218.1" table:style-name="ce1">
            <text:p>218,1</text:p>
          </table:table-cell>
          <table:table-cell office:value-type="float" office:value="15934.11" table:style-name="ce2">
            <text:p>15.934,11</text:p>
          </table:table-cell>
          <table:table-cell office:value-type="float" office:value="13" table:style-name="ce1">
            <text:p>13</text:p>
          </table:table-cell>
          <table:table-cell office:value-type="float" office:value="457.8" table:style-name="ce1">
            <text:p>457,8</text:p>
          </table:table-cell>
          <table:table-cell office:value-type="float" office:value="33189.54" table:style-name="ce2">
            <text:p>33.189,54</text:p>
          </table:table-cell>
          <table:table-cell office:value-type="float" office:value="17" table:style-name="ce1">
            <text:p>17</text:p>
          </table:table-cell>
          <table:table-cell office:value-type="float" office:value="129.96" table:style-name="ce1">
            <text:p>129,96</text:p>
          </table:table-cell>
          <table:table-cell office:value-type="float" office:value="10059.99" table:style-name="ce2">
            <text:p>10.059,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8 (M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1544.48" table:style-name="ce2">
            <text:p>1.544,48</text:p>
          </table:table-cell>
          <table:table-cell office:value-type="float" office:value="104464.83" table:style-name="ce2">
            <text:p>104.464,83</text:p>
          </table:table-cell>
          <table:table-cell office:value-type="float" office:value="7" table:style-name="ce1">
            <text:p>7</text:p>
          </table:table-cell>
          <table:table-cell office:value-type="float" office:value="141.15" table:style-name="ce1">
            <text:p>141,15</text:p>
          </table:table-cell>
          <table:table-cell office:value-type="float" office:value="10273.6" table:style-name="ce2">
            <text:p>10.273,60</text:p>
          </table:table-cell>
          <table:table-cell office:value-type="float" office:value="19" table:style-name="ce1">
            <text:p>19</text:p>
          </table:table-cell>
          <table:table-cell office:value-type="float" office:value="6108" table:style-name="ce2">
            <text:p>6.108,00</text:p>
          </table:table-cell>
          <table:table-cell office:value-type="float" office:value="369739.45" table:style-name="ce2">
            <text:p>369.739,45</text:p>
          </table:table-cell>
          <table:table-cell office:value-type="float" office:value="2" table:style-name="ce1">
            <text:p>2</text:p>
          </table:table-cell>
          <table:table-cell office:value-type="float" office:value="47.19" table:style-name="ce1">
            <text:p>47,19</text:p>
          </table:table-cell>
          <table:table-cell office:value-type="float" office:value="3180.32" table:style-name="ce2">
            <text:p>3.180,32</text:p>
          </table:table-cell>
          <table:table-cell office:value-type="float" office:value="3" table:style-name="ce1">
            <text:p>3</text:p>
          </table:table-cell>
          <table:table-cell office:value-type="float" office:value="348.77" table:style-name="ce1">
            <text:p>348,77</text:p>
          </table:table-cell>
          <table:table-cell office:value-type="float" office:value="23151.32" table:style-name="ce2">
            <text:p>23.151,32</text:p>
          </table:table-cell>
          <table:table-cell office:value-type="float" office:value="18" table:style-name="ce1">
            <text:p>18</text:p>
          </table:table-cell>
          <table:table-cell office:value-type="float" office:value="584.21" table:style-name="ce1">
            <text:p>584,21</text:p>
          </table:table-cell>
          <table:table-cell office:value-type="float" office:value="40570.449999999997" table:style-name="ce2">
            <text:p>40.570,45</text:p>
          </table:table-cell>
          <table:table-cell office:value-type="float" office:value="1" table:style-name="ce1">
            <text:p>1</text:p>
          </table:table-cell>
          <table:table-cell office:value-type="float" office:value="399.7" table:style-name="ce1">
            <text:p>399,7</text:p>
          </table:table-cell>
          <table:table-cell office:value-type="float" office:value="26037.94" table:style-name="ce2">
            <text:p>26.037,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63.26" table:style-name="ce1">
            <text:p>563,26</text:p>
          </table:table-cell>
          <table:table-cell office:value-type="float" office:value="38413.29" table:style-name="ce2">
            <text:p>38.413,29</text:p>
          </table:table-cell>
          <table:table-cell office:value-type="float" office:value="7" table:style-name="ce1">
            <text:p>7</text:p>
          </table:table-cell>
          <table:table-cell office:value-type="float" office:value="190.17" table:style-name="ce1">
            <text:p>190,17</text:p>
          </table:table-cell>
          <table:table-cell office:value-type="float" office:value="13108.41" table:style-name="ce2">
            <text:p>13.108,4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09 (MT / Beneficio Público con Demanda)</text:p>
          </table:table-cell>
          <table:table-cell office:value-type="float" office:value="33" table:style-name="ce1">
            <text:p>33</text:p>
          </table:table-cell>
          <table:table-cell office:value-type="float" office:value="82.15" table:style-name="ce1">
            <text:p>82,15</text:p>
          </table:table-cell>
          <table:table-cell office:value-type="float" office:value="6079.78" table:style-name="ce2">
            <text:p>6.079,78</text:p>
          </table:table-cell>
          <table:table-cell office:value-type="float" office:value="43" table:style-name="ce1">
            <text:p>43</text:p>
          </table:table-cell>
          <table:table-cell office:value-type="float" office:value="37.520000000000003" table:style-name="ce1">
            <text:p>37,52</text:p>
          </table:table-cell>
          <table:table-cell office:value-type="float" office:value="3030.46" table:style-name="ce2">
            <text:p>3.030,46</text:p>
          </table:table-cell>
          <table:table-cell office:value-type="float" office:value="51" table:style-name="ce1">
            <text:p>51</text:p>
          </table:table-cell>
          <table:table-cell office:value-type="float" office:value="250.82" table:style-name="ce1">
            <text:p>250,82</text:p>
          </table:table-cell>
          <table:table-cell office:value-type="float" office:value="20618.099999999999" table:style-name="ce2">
            <text:p>20.618,10</text:p>
          </table:table-cell>
          <table:table-cell office:value-type="float" office:value="56" table:style-name="ce1">
            <text:p>56</text:p>
          </table:table-cell>
          <table:table-cell office:value-type="float" office:value="775.66" table:style-name="ce1">
            <text:p>775,66</text:p>
          </table:table-cell>
          <table:table-cell office:value-type="float" office:value="56796.77" table:style-name="ce2">
            <text:p>56.796,77</text:p>
          </table:table-cell>
          <table:table-cell office:value-type="float" office:value="57" table:style-name="ce1">
            <text:p>57</text:p>
          </table:table-cell>
          <table:table-cell office:value-type="float" office:value="281.42" table:style-name="ce1">
            <text:p>281,42</text:p>
          </table:table-cell>
          <table:table-cell office:value-type="float" office:value="25273.33" table:style-name="ce2">
            <text:p>25.273,33</text:p>
          </table:table-cell>
          <table:table-cell office:value-type="float" office:value="29" table:style-name="ce1">
            <text:p>29</text:p>
          </table:table-cell>
          <table:table-cell office:value-type="float" office:value="49.78" table:style-name="ce1">
            <text:p>49,78</text:p>
          </table:table-cell>
          <table:table-cell office:value-type="float" office:value="4278.49" table:style-name="ce2">
            <text:p>4.278,49</text:p>
          </table:table-cell>
          <table:table-cell office:value-type="float" office:value="123" table:style-name="ce1">
            <text:p>123</text:p>
          </table:table-cell>
          <table:table-cell office:value-type="float" office:value="146.88999999999999" table:style-name="ce1">
            <text:p>146,89</text:p>
          </table:table-cell>
          <table:table-cell office:value-type="float" office:value="13459.98" table:style-name="ce2">
            <text:p>13.459,98</text:p>
          </table:table-cell>
          <table:table-cell office:value-type="float" office:value="14" table:style-name="ce1">
            <text:p>14</text:p>
          </table:table-cell>
          <table:table-cell office:value-type="float" office:value="232.44" table:style-name="ce1">
            <text:p>232,44</text:p>
          </table:table-cell>
          <table:table-cell office:value-type="float" office:value="18099.150000000001" table:style-name="ce2">
            <text:p>18.099,15</text:p>
          </table:table-cell>
          <table:table-cell office:value-type="float" office:value="19" table:style-name="ce1">
            <text:p>19</text:p>
          </table:table-cell>
          <table:table-cell office:value-type="float" office:value="58.68" table:style-name="ce1">
            <text:p>58,68</text:p>
          </table:table-cell>
          <table:table-cell office:value-type="float" office:value="5589.87" table:style-name="ce2">
            <text:p>5.589,87</text:p>
          </table:table-cell>
          <table:table-cell office:value-type="float" office:value="34" table:style-name="ce1">
            <text:p>34</text:p>
          </table:table-cell>
          <table:table-cell office:value-type="float" office:value="132.35" table:style-name="ce1">
            <text:p>132,35</text:p>
          </table:table-cell>
          <table:table-cell office:value-type="float" office:value="10294.19" table:style-name="ce2">
            <text:p>10.294,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0 (M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42.66" table:style-name="ce1">
            <text:p>142,66</text:p>
          </table:table-cell>
          <table:table-cell office:value-type="float" office:value="11275.4" table:style-name="ce2">
            <text:p>11.275,40</text:p>
          </table:table-cell>
          <table:table-cell office:value-type="float" office:value="4" table:style-name="ce1">
            <text:p>4</text:p>
          </table:table-cell>
          <table:table-cell office:value-type="float" office:value="10.66" table:style-name="ce1">
            <text:p>10,66</text:p>
          </table:table-cell>
          <table:table-cell office:value-type="float" office:value="1171.67" table:style-name="ce2">
            <text:p>1.171,67</text:p>
          </table:table-cell>
          <table:table-cell office:value-type="float" office:value="21" table:style-name="ce1">
            <text:p>21</text:p>
          </table:table-cell>
          <table:table-cell office:value-type="float" office:value="1401.9" table:style-name="ce2">
            <text:p>1.401,90</text:p>
          </table:table-cell>
          <table:table-cell office:value-type="float" office:value="90805.86" table:style-name="ce2">
            <text:p>90.805,86</text:p>
          </table:table-cell>
          <table:table-cell office:value-type="float" office:value="4" table:style-name="ce1">
            <text:p>4</text:p>
          </table:table-cell>
          <table:table-cell office:value-type="float" office:value="20.16" table:style-name="ce1">
            <text:p>20,16</text:p>
          </table:table-cell>
          <table:table-cell office:value-type="float" office:value="1306.4000000000001" table:style-name="ce2">
            <text:p>1.306,40</text:p>
          </table:table-cell>
          <table:table-cell office:value-type="float" office:value="1" table:style-name="ce1">
            <text:p>1</text:p>
          </table:table-cell>
          <table:table-cell office:value-type="float" office:value="27.04" table:style-name="ce1">
            <text:p>27,04</text:p>
          </table:table-cell>
          <table:table-cell office:value-type="float" office:value="2027.49" table:style-name="ce2">
            <text:p>2.027,49</text:p>
          </table:table-cell>
          <table:table-cell office:value-type="float" office:value="19" table:style-name="ce1">
            <text:p>19</text:p>
          </table:table-cell>
          <table:table-cell office:value-type="float" office:value="488.92" table:style-name="ce1">
            <text:p>488,92</text:p>
          </table:table-cell>
          <table:table-cell office:value-type="float" office:value="35504.28" table:style-name="ce2">
            <text:p>35.504,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9.95" table:style-name="ce1">
            <text:p>19,95</text:p>
          </table:table-cell>
          <table:table-cell office:value-type="float" office:value="1588.05" table:style-name="ce2">
            <text:p>1.588,05</text:p>
          </table:table-cell>
          <table:table-cell office:value-type="float" office:value="10" table:style-name="ce1">
            <text:p>10</text:p>
          </table:table-cell>
          <table:table-cell office:value-type="float" office:value="88.15" table:style-name="ce1">
            <text:p>88,15</text:p>
          </table:table-cell>
          <table:table-cell office:value-type="float" office:value="6253.13" table:style-name="ce2">
            <text:p>6.253,1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0 (M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16" table:style-name="ce1">
            <text:p>4,16</text:p>
          </table:table-cell>
          <table:table-cell office:value-type="float" office:value="167.18" table:style-name="ce1">
            <text:p>167,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.51" table:style-name="ce1">
            <text:p>5,51</text:p>
          </table:table-cell>
          <table:table-cell office:value-type="float" office:value="221.72" table:style-name="ce1">
            <text:p>221,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1 (M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162.05000000000001" table:style-name="ce1">
            <text:p>162,05</text:p>
          </table:table-cell>
          <table:table-cell office:value-type="float" office:value="46" table:style-name="ce1">
            <text:p>46</text:p>
          </table:table-cell>
          <table:table-cell office:value-type="float" office:value="223.36" table:style-name="ce1">
            <text:p>223,36</text:p>
          </table:table-cell>
          <table:table-cell office:value-type="float" office:value="22071.07" table:style-name="ce2">
            <text:p>22.071,07</text:p>
          </table:table-cell>
          <table:table-cell office:value-type="float" office:value="1" table:style-name="ce1">
            <text:p>1</text:p>
          </table:table-cell>
          <table:table-cell office:value-type="float" office:value="24.44" table:style-name="ce1">
            <text:p>24,44</text:p>
          </table:table-cell>
          <table:table-cell office:value-type="float" office:value="1524.53" table:style-name="ce2">
            <text:p>1.524,53</text:p>
          </table:table-cell>
          <table:table-cell office:value-type="float" office:value="184" table:style-name="ce1">
            <text:p>184</text:p>
          </table:table-cell>
          <table:table-cell office:value-type="float" office:value="1377.93" table:style-name="ce2">
            <text:p>1.377,93</text:p>
          </table:table-cell>
          <table:table-cell office:value-type="float" office:value="113077.25" table:style-name="ce2">
            <text:p>113.077,25</text:p>
          </table:table-cell>
          <table:table-cell office:value-type="float" office:value="67" table:style-name="ce1">
            <text:p>67</text:p>
          </table:table-cell>
          <table:table-cell office:value-type="float" office:value="920.22" table:style-name="ce1">
            <text:p>920,22</text:p>
          </table:table-cell>
          <table:table-cell office:value-type="float" office:value="72931.34" table:style-name="ce2">
            <text:p>72.931,34</text:p>
          </table:table-cell>
          <table:table-cell office:value-type="float" office:value="30" table:style-name="ce1">
            <text:p>30</text:p>
          </table:table-cell>
          <table:table-cell office:value-type="float" office:value="37.68" table:style-name="ce1">
            <text:p>37,68</text:p>
          </table:table-cell>
          <table:table-cell office:value-type="float" office:value="4003.63" table:style-name="ce2">
            <text:p>4.003,63</text:p>
          </table:table-cell>
          <table:table-cell office:value-type="float" office:value="35" table:style-name="ce1">
            <text:p>35</text:p>
          </table:table-cell>
          <table:table-cell office:value-type="float" office:value="897.87" table:style-name="ce1">
            <text:p>897,87</text:p>
          </table:table-cell>
          <table:table-cell office:value-type="float" office:value="63591.37" table:style-name="ce2">
            <text:p>63.591,37</text:p>
          </table:table-cell>
          <table:table-cell office:value-type="float" office:value="8" table:style-name="ce1">
            <text:p>8</text:p>
          </table:table-cell>
          <table:table-cell office:value-type="float" office:value="37.11" table:style-name="ce1">
            <text:p>37,11</text:p>
          </table:table-cell>
          <table:table-cell office:value-type="float" office:value="3074.5" table:style-name="ce2">
            <text:p>3.074,50</text:p>
          </table:table-cell>
          <table:table-cell office:value-type="float" office:value="41" table:style-name="ce1">
            <text:p>41</text:p>
          </table:table-cell>
          <table:table-cell office:value-type="float" office:value="290.94" table:style-name="ce1">
            <text:p>290,94</text:p>
          </table:table-cell>
          <table:table-cell office:value-type="float" office:value="23254.74" table:style-name="ce2">
            <text:p>23.254,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2 (M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6.25" table:style-name="ce1">
            <text:p>36,25</text:p>
          </table:table-cell>
          <table:table-cell office:value-type="float" office:value="2327.96" table:style-name="ce2">
            <text:p>2.327,96</text:p>
          </table:table-cell>
          <table:table-cell office:value-type="float" office:value="4" table:style-name="ce1">
            <text:p>4</text:p>
          </table:table-cell>
          <table:table-cell office:value-type="float" office:value="356.72" table:style-name="ce1">
            <text:p>356,72</text:p>
          </table:table-cell>
          <table:table-cell office:value-type="float" office:value="25557.71" table:style-name="ce2">
            <text:p>25.557,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3.119999999999997" table:style-name="ce1">
            <text:p>33,12</text:p>
          </table:table-cell>
          <table:table-cell office:value-type="float" office:value="4205.32" table:style-name="ce2">
            <text:p>4.205,3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0.05" table:style-name="ce1">
            <text:p>70,05</text:p>
          </table:table-cell>
          <table:table-cell office:value-type="float" office:value="30" table:style-name="ce1">
            <text:p>30</text:p>
          </table:table-cell>
          <table:table-cell office:value-type="float" office:value="491.15" table:style-name="ce1">
            <text:p>491,15</text:p>
          </table:table-cell>
          <table:table-cell office:value-type="float" office:value="42208.72" table:style-name="ce2">
            <text:p>42.208,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434.67" table:style-name="ce2">
            <text:p>1.434,67</text:p>
          </table:table-cell>
          <table:table-cell office:value-type="float" office:value="96076.65" table:style-name="ce2">
            <text:p>96.076,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1.41" table:style-name="ce1">
            <text:p>41,41</text:p>
          </table:table-cell>
          <table:table-cell office:value-type="float" office:value="2989.73" table:style-name="ce2">
            <text:p>2.989,73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3 (MT / Entidades Oficiales Con Demanda)</text:p>
          </table:table-cell>
          <table:table-cell office:value-type="float" office:value="95" table:style-name="ce1">
            <text:p>95</text:p>
          </table:table-cell>
          <table:table-cell office:value-type="float" office:value="205.44" table:style-name="ce1">
            <text:p>205,44</text:p>
          </table:table-cell>
          <table:table-cell office:value-type="float" office:value="18115.95" table:style-name="ce2">
            <text:p>18.115,95</text:p>
          </table:table-cell>
          <table:table-cell office:value-type="float" office:value="205" table:style-name="ce1">
            <text:p>205</text:p>
          </table:table-cell>
          <table:table-cell office:value-type="float" office:value="338.32" table:style-name="ce1">
            <text:p>338,32</text:p>
          </table:table-cell>
          <table:table-cell office:value-type="float" office:value="28572.97" table:style-name="ce2">
            <text:p>28.572,97</text:p>
          </table:table-cell>
          <table:table-cell office:value-type="float" office:value="166" table:style-name="ce1">
            <text:p>166</text:p>
          </table:table-cell>
          <table:table-cell office:value-type="float" office:value="1428.7" table:style-name="ce2">
            <text:p>1.428,70</text:p>
          </table:table-cell>
          <table:table-cell office:value-type="float" office:value="130918.57" table:style-name="ce2">
            <text:p>130.918,57</text:p>
          </table:table-cell>
          <table:table-cell office:value-type="float" office:value="177" table:style-name="ce1">
            <text:p>177</text:p>
          </table:table-cell>
          <table:table-cell office:value-type="float" office:value="3290.59" table:style-name="ce2">
            <text:p>3.290,59</text:p>
          </table:table-cell>
          <table:table-cell office:value-type="float" office:value="249855.59" table:style-name="ce2">
            <text:p>249.855,59</text:p>
          </table:table-cell>
          <table:table-cell office:value-type="float" office:value="314" table:style-name="ce1">
            <text:p>314</text:p>
          </table:table-cell>
          <table:table-cell office:value-type="float" office:value="1893.18" table:style-name="ce2">
            <text:p>1.893,18</text:p>
          </table:table-cell>
          <table:table-cell office:value-type="float" office:value="176266.3" table:style-name="ce2">
            <text:p>176.266,30</text:p>
          </table:table-cell>
          <table:table-cell office:value-type="float" office:value="119" table:style-name="ce1">
            <text:p>119</text:p>
          </table:table-cell>
          <table:table-cell office:value-type="float" office:value="549.52" table:style-name="ce1">
            <text:p>549,52</text:p>
          </table:table-cell>
          <table:table-cell office:value-type="float" office:value="50065.59" table:style-name="ce2">
            <text:p>50.065,59</text:p>
          </table:table-cell>
          <table:table-cell office:value-type="float" office:value="493" table:style-name="ce1">
            <text:p>493</text:p>
          </table:table-cell>
          <table:table-cell office:value-type="float" office:value="1465.79" table:style-name="ce2">
            <text:p>1.465,79</text:p>
          </table:table-cell>
          <table:table-cell office:value-type="float" office:value="136297.18" table:style-name="ce2">
            <text:p>136.297,18</text:p>
          </table:table-cell>
          <table:table-cell office:value-type="float" office:value="37" table:style-name="ce1">
            <text:p>37</text:p>
          </table:table-cell>
          <table:table-cell office:value-type="float" office:value="520.35" table:style-name="ce1">
            <text:p>520,35</text:p>
          </table:table-cell>
          <table:table-cell office:value-type="float" office:value="47169.24" table:style-name="ce2">
            <text:p>47.169,24</text:p>
          </table:table-cell>
          <table:table-cell office:value-type="float" office:value="174" table:style-name="ce1">
            <text:p>174</text:p>
          </table:table-cell>
          <table:table-cell office:value-type="float" office:value="1681.17" table:style-name="ce2">
            <text:p>1.681,17</text:p>
          </table:table-cell>
          <table:table-cell office:value-type="float" office:value="155177.21" table:style-name="ce2">
            <text:p>155.177,21</text:p>
          </table:table-cell>
          <table:table-cell office:value-type="float" office:value="115" table:style-name="ce1">
            <text:p>115</text:p>
          </table:table-cell>
          <table:table-cell office:value-type="float" office:value="604.14" table:style-name="ce1">
            <text:p>604,14</text:p>
          </table:table-cell>
          <table:table-cell office:value-type="float" office:value="55644.77" table:style-name="ce2">
            <text:p>55.644,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4 (MT / Entidades Ofi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3" table:style-name="ce1">
            <text:p>163</text:p>
          </table:table-cell>
          <table:table-cell office:value-type="float" office:value="2165.86" table:style-name="ce2">
            <text:p>2.165,86</text:p>
          </table:table-cell>
          <table:table-cell office:value-type="float" office:value="177629.7" table:style-name="ce2">
            <text:p>177.629,70</text:p>
          </table:table-cell>
          <table:table-cell office:value-type="float" office:value="11" table:style-name="ce1">
            <text:p>11</text:p>
          </table:table-cell>
          <table:table-cell office:value-type="float" office:value="247.11" table:style-name="ce1">
            <text:p>247,11</text:p>
          </table:table-cell>
          <table:table-cell office:value-type="float" office:value="23346.02" table:style-name="ce2">
            <text:p>23.346,02</text:p>
          </table:table-cell>
          <table:table-cell office:value-type="float" office:value="130" table:style-name="ce1">
            <text:p>130</text:p>
          </table:table-cell>
          <table:table-cell office:value-type="float" office:value="7534.53" table:style-name="ce2">
            <text:p>7.534,53</text:p>
          </table:table-cell>
          <table:table-cell office:value-type="float" office:value="516862.86" table:style-name="ce2">
            <text:p>516.862,86</text:p>
          </table:table-cell>
          <table:table-cell office:value-type="float" office:value="9" table:style-name="ce1">
            <text:p>9</text:p>
          </table:table-cell>
          <table:table-cell office:value-type="float" office:value="117.23" table:style-name="ce1">
            <text:p>117,23</text:p>
          </table:table-cell>
          <table:table-cell office:value-type="float" office:value="12477.47" table:style-name="ce2">
            <text:p>12.477,47</text:p>
          </table:table-cell>
          <table:table-cell office:value-type="float" office:value="6" table:style-name="ce1">
            <text:p>6</text:p>
          </table:table-cell>
          <table:table-cell office:value-type="float" office:value="115.25" table:style-name="ce1">
            <text:p>115,25</text:p>
          </table:table-cell>
          <table:table-cell office:value-type="float" office:value="9176.39" table:style-name="ce2">
            <text:p>9.176,39</text:p>
          </table:table-cell>
          <table:table-cell office:value-type="float" office:value="123" table:style-name="ce1">
            <text:p>123</text:p>
          </table:table-cell>
          <table:table-cell office:value-type="float" office:value="2552.6999999999998" table:style-name="ce2">
            <text:p>2.552,70</text:p>
          </table:table-cell>
          <table:table-cell office:value-type="float" office:value="208102.44" table:style-name="ce2">
            <text:p>208.102,44</text:p>
          </table:table-cell>
          <table:table-cell office:value-type="float" office:value="1" table:style-name="ce1">
            <text:p>1</text:p>
          </table:table-cell>
          <table:table-cell office:value-type="float" office:value="152.1" table:style-name="ce1">
            <text:p>152,1</text:p>
          </table:table-cell>
          <table:table-cell office:value-type="float" office:value="11721.92" table:style-name="ce2">
            <text:p>11.721,92</text:p>
          </table:table-cell>
          <table:table-cell office:value-type="float" office:value="2" table:style-name="ce1">
            <text:p>2</text:p>
          </table:table-cell>
          <table:table-cell office:value-type="float" office:value="228.96" table:style-name="ce1">
            <text:p>228,96</text:p>
          </table:table-cell>
          <table:table-cell office:value-type="float" office:value="17883.03" table:style-name="ce2">
            <text:p>17.883,03</text:p>
          </table:table-cell>
          <table:table-cell office:value-type="float" office:value="39" table:style-name="ce1">
            <text:p>39</text:p>
          </table:table-cell>
          <table:table-cell office:value-type="float" office:value="1539.02" table:style-name="ce2">
            <text:p>1.539,02</text:p>
          </table:table-cell>
          <table:table-cell office:value-type="float" office:value="123059.54" table:style-name="ce2">
            <text:p>123.059,54</text:p>
          </table:table-cell>
          <table:table-cell office:value-type="float" office:value="31" table:style-name="ce1">
            <text:p>31</text:p>
          </table:table-cell>
          <table:table-cell office:value-type="float" office:value="1192.68" table:style-name="ce2">
            <text:p>1.192,68</text:p>
          </table:table-cell>
          <table:table-cell office:value-type="float" office:value="96282.61" table:style-name="ce2">
            <text:p>96.282,6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5 (MT / Escenarios Deportivos con Demanda)</text:p>
          </table:table-cell>
          <table:table-cell office:value-type="float" office:value="2" table:style-name="ce1">
            <text:p>2</text:p>
          </table:table-cell>
          <table:table-cell office:value-type="float" office:value="0.32" table:style-name="ce1">
            <text:p>0,32</text:p>
          </table:table-cell>
          <table:table-cell office:value-type="float" office:value="82.68" table:style-name="ce1">
            <text:p>82,68</text:p>
          </table:table-cell>
          <table:table-cell office:value-type="float" office:value="4" table:style-name="ce1">
            <text:p>4</text:p>
          </table:table-cell>
          <table:table-cell office:value-type="float" office:value="0.48" table:style-name="ce1">
            <text:p>0,48</text:p>
          </table:table-cell>
          <table:table-cell office:value-type="float" office:value="125.73" table:style-name="ce1">
            <text:p>125,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.96" table:style-name="ce1">
            <text:p>22,96</text:p>
          </table:table-cell>
          <table:table-cell office:value-type="float" office:value="6" table:style-name="ce1">
            <text:p>6</text:p>
          </table:table-cell>
          <table:table-cell office:value-type="float" office:value="14.07" table:style-name="ce1">
            <text:p>14,07</text:p>
          </table:table-cell>
          <table:table-cell office:value-type="float" office:value="1462.54" table:style-name="ce2">
            <text:p>1.462,54</text:p>
          </table:table-cell>
          <table:table-cell office:value-type="float" office:value="5" table:style-name="ce1">
            <text:p>5</text:p>
          </table:table-cell>
          <table:table-cell office:value-type="float" office:value="1.81" table:style-name="ce1">
            <text:p>1,81</text:p>
          </table:table-cell>
          <table:table-cell office:value-type="float" office:value="302.86" table:style-name="ce1">
            <text:p>302,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.39" table:style-name="ce1">
            <text:p>3,39</text:p>
          </table:table-cell>
          <table:table-cell office:value-type="float" office:value="1103.1099999999999" table:style-name="ce2">
            <text:p>1.103,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6 (M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7.65" table:style-name="ce1">
            <text:p>27,65</text:p>
          </table:table-cell>
          <table:table-cell office:value-type="float" office:value="2473.13" table:style-name="ce2">
            <text:p>2.473,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43.08" table:style-name="ce1">
            <text:p>43,08</text:p>
          </table:table-cell>
          <table:table-cell office:value-type="float" office:value="3437.96" table:style-name="ce2">
            <text:p>3.437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25 (M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1 (MT / Estacionales y Ocasional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6 (M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67" table:style-name="ce1">
            <text:p>3,67</text:p>
          </table:table-cell>
          <table:table-cell office:value-type="float" office:value="357.92" table:style-name="ce1">
            <text:p>357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7 (M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19 (M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5 (M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7.04" table:style-name="ce1">
            <text:p>17,04</text:p>
          </table:table-cell>
          <table:table-cell office:value-type="float" office:value="1278.97" table:style-name="ce2">
            <text:p>1.278,97</text:p>
          </table:table-cell>
          <table:table-cell office:value-type="float" office:value="3" table:style-name="ce1">
            <text:p>3</text:p>
          </table:table-cell>
          <table:table-cell office:value-type="float" office:value="3.08" table:style-name="ce1">
            <text:p>3,08</text:p>
          </table:table-cell>
          <table:table-cell office:value-type="float" office:value="270.67" table:style-name="ce1">
            <text:p>270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4" table:style-name="ce1">
            <text:p>0,84</text:p>
          </table:table-cell>
          <table:table-cell office:value-type="float" office:value="129.26" table:style-name="ce1">
            <text:p>129,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4 (M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MTCGCD39 (MT / Bombeo de Agua para Servicio Público de Agua con Demanda Horaria)</text:p>
          </table:table-cell>
          <table:table-cell office:value-type="float" office:value="6" table:style-name="ce1">
            <text:p>6</text:p>
          </table:table-cell>
          <table:table-cell office:value-type="float" office:value="2.92" table:style-name="ce1">
            <text:p>2,92</text:p>
          </table:table-cell>
          <table:table-cell office:value-type="float" office:value="297.89999999999998" table:style-name="ce1">
            <text:p>297,9</text:p>
          </table:table-cell>
          <table:table-cell office:value-type="float" office:value="37" table:style-name="ce1">
            <text:p>37</text:p>
          </table:table-cell>
          <table:table-cell office:value-type="float" office:value="1259.69" table:style-name="ce2">
            <text:p>1.259,69</text:p>
          </table:table-cell>
          <table:table-cell office:value-type="float" office:value="57856.69" table:style-name="ce2">
            <text:p>57.856,69</text:p>
          </table:table-cell>
          <table:table-cell office:value-type="float" office:value="1" table:style-name="ce1">
            <text:p>1</text:p>
          </table:table-cell>
          <table:table-cell office:value-type="float" office:value="21.97" table:style-name="ce1">
            <text:p>21,97</text:p>
          </table:table-cell>
          <table:table-cell office:value-type="float" office:value="1081.97" table:style-name="ce2">
            <text:p>1.081,97</text:p>
          </table:table-cell>
          <table:table-cell office:value-type="float" office:value="17" table:style-name="ce1">
            <text:p>17</text:p>
          </table:table-cell>
          <table:table-cell office:value-type="float" office:value="658.46" table:style-name="ce1">
            <text:p>658,46</text:p>
          </table:table-cell>
          <table:table-cell office:value-type="float" office:value="32120.29" table:style-name="ce2">
            <text:p>32.120,29</text:p>
          </table:table-cell>
          <table:table-cell office:value-type="float" office:value="18" table:style-name="ce1">
            <text:p>18</text:p>
          </table:table-cell>
          <table:table-cell office:value-type="float" office:value="778.59" table:style-name="ce1">
            <text:p>778,59</text:p>
          </table:table-cell>
          <table:table-cell office:value-type="float" office:value="40761.86" table:style-name="ce2">
            <text:p>40.761,86</text:p>
          </table:table-cell>
          <table:table-cell office:value-type="float" office:value="8" table:style-name="ce1">
            <text:p>8</text:p>
          </table:table-cell>
          <table:table-cell office:value-type="float" office:value="46.2" table:style-name="ce1">
            <text:p>46,2</text:p>
          </table:table-cell>
          <table:table-cell office:value-type="float" office:value="2325.12" table:style-name="ce2">
            <text:p>2.325,12</text:p>
          </table:table-cell>
          <table:table-cell office:value-type="float" office:value="65" table:style-name="ce1">
            <text:p>65</text:p>
          </table:table-cell>
          <table:table-cell office:value-type="float" office:value="3816.33" table:style-name="ce2">
            <text:p>3.816,33</text:p>
          </table:table-cell>
          <table:table-cell office:value-type="float" office:value="193046.87" table:style-name="ce2">
            <text:p>193.046,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265.56" table:style-name="ce1">
            <text:p>265,56</text:p>
          </table:table-cell>
          <table:table-cell office:value-type="float" office:value="14194.89" table:style-name="ce2">
            <text:p>14.194,89</text:p>
          </table:table-cell>
          <table:table-cell office:value-type="float" office:value="4" table:style-name="ce1">
            <text:p>4</text:p>
          </table:table-cell>
          <table:table-cell office:value-type="float" office:value="394.12" table:style-name="ce1">
            <text:p>394,12</text:p>
          </table:table-cell>
          <table:table-cell office:value-type="float" office:value="18163.080000000002" table:style-name="ce2">
            <text:p>18.163,08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5 (MT / Abonados Especiale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145.19999999999999" table:style-name="ce1">
            <text:p>145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6 (MT / Abonados Especiale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28" table:style-name="ce1">
            <text:p>1,28</text:p>
          </table:table-cell>
          <table:table-cell office:value-type="float" office:value="226.7" table:style-name="ce1">
            <text:p>226,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0 (MT / Bombeo de agua comunidades campesina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43.19" table:style-name="ce1">
            <text:p>43,19</text:p>
          </table:table-cell>
          <table:table-cell office:value-type="float" office:value="1745.76" table:style-name="ce2">
            <text:p>1.745,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81.900000000000006" table:style-name="ce1">
            <text:p>81,9</text:p>
          </table:table-cell>
          <table:table-cell office:value-type="float" office:value="3291.2" table:style-name="ce2">
            <text:p>3.291,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1 (MT / Bombeo de Agua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69.64" table:style-name="ce1">
            <text:p>69,64</text:p>
          </table:table-cell>
          <table:table-cell office:value-type="float" office:value="5770.05" table:style-name="ce2">
            <text:p>5.770,05</text:p>
          </table:table-cell>
          <table:table-cell office:value-type="float" office:value="27" table:style-name="ce1">
            <text:p>27</text:p>
          </table:table-cell>
          <table:table-cell office:value-type="float" office:value="93.63" table:style-name="ce1">
            <text:p>93,63</text:p>
          </table:table-cell>
          <table:table-cell office:value-type="float" office:value="10012.25" table:style-name="ce2">
            <text:p>10.012,25</text:p>
          </table:table-cell>
          <table:table-cell office:value-type="float" office:value="29" table:style-name="ce1">
            <text:p>29</text:p>
          </table:table-cell>
          <table:table-cell office:value-type="float" office:value="391.21" table:style-name="ce1">
            <text:p>391,21</text:p>
          </table:table-cell>
          <table:table-cell office:value-type="float" office:value="26830.35" table:style-name="ce2">
            <text:p>26.830,35</text:p>
          </table:table-cell>
          <table:table-cell office:value-type="float" office:value="486" table:style-name="ce1">
            <text:p>486</text:p>
          </table:table-cell>
          <table:table-cell office:value-type="float" office:value="1631.75" table:style-name="ce2">
            <text:p>1.631,75</text:p>
          </table:table-cell>
          <table:table-cell office:value-type="float" office:value="151246" table:style-name="ce2">
            <text:p>151.246,00</text:p>
          </table:table-cell>
          <table:table-cell office:value-type="float" office:value="63" table:style-name="ce1">
            <text:p>63</text:p>
          </table:table-cell>
          <table:table-cell office:value-type="float" office:value="357.35" table:style-name="ce1">
            <text:p>357,35</text:p>
          </table:table-cell>
          <table:table-cell office:value-type="float" office:value="30161.56" table:style-name="ce2">
            <text:p>30.161,56</text:p>
          </table:table-cell>
          <table:table-cell office:value-type="float" office:value="215" table:style-name="ce1">
            <text:p>215</text:p>
          </table:table-cell>
          <table:table-cell office:value-type="float" office:value="668.31" table:style-name="ce1">
            <text:p>668,31</text:p>
          </table:table-cell>
          <table:table-cell office:value-type="float" office:value="53707.42" table:style-name="ce2">
            <text:p>53.707,42</text:p>
          </table:table-cell>
          <table:table-cell office:value-type="float" office:value="82" table:style-name="ce1">
            <text:p>82</text:p>
          </table:table-cell>
          <table:table-cell office:value-type="float" office:value="2281.08" table:style-name="ce2">
            <text:p>2.281,08</text:p>
          </table:table-cell>
          <table:table-cell office:value-type="float" office:value="177276.45" table:style-name="ce2">
            <text:p>177.276,45</text:p>
          </table:table-cell>
          <table:table-cell office:value-type="float" office:value="274" table:style-name="ce1">
            <text:p>274</text:p>
          </table:table-cell>
          <table:table-cell office:value-type="float" office:value="5159.4399999999996" table:style-name="ce2">
            <text:p>5.159,44</text:p>
          </table:table-cell>
          <table:table-cell office:value-type="float" office:value="407032.28" table:style-name="ce2">
            <text:p>407.032,28</text:p>
          </table:table-cell>
          <table:table-cell office:value-type="float" office:value="44" table:style-name="ce1">
            <text:p>44</text:p>
          </table:table-cell>
          <table:table-cell office:value-type="float" office:value="199.55" table:style-name="ce1">
            <text:p>199,55</text:p>
          </table:table-cell>
          <table:table-cell office:value-type="float" office:value="15384.65" table:style-name="ce2">
            <text:p>15.384,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2 (MT / Bombeo de Agua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3" table:style-name="ce1">
            <text:p>353</text:p>
          </table:table-cell>
          <table:table-cell office:value-type="float" office:value="9194.0400000000009" table:style-name="ce2">
            <text:p>9.194,04</text:p>
          </table:table-cell>
          <table:table-cell office:value-type="float" office:value="654969.02" table:style-name="ce2">
            <text:p>654.969,02</text:p>
          </table:table-cell>
          <table:table-cell office:value-type="float" office:value="3" table:style-name="ce1">
            <text:p>3</text:p>
          </table:table-cell>
          <table:table-cell office:value-type="float" office:value="10.27" table:style-name="ce1">
            <text:p>10,27</text:p>
          </table:table-cell>
          <table:table-cell office:value-type="float" office:value="1502.51" table:style-name="ce2">
            <text:p>1.502,51</text:p>
          </table:table-cell>
          <table:table-cell office:value-type="float" office:value="24" table:style-name="ce1">
            <text:p>24</text:p>
          </table:table-cell>
          <table:table-cell office:value-type="float" office:value="3053.67" table:style-name="ce2">
            <text:p>3.053,67</text:p>
          </table:table-cell>
          <table:table-cell office:value-type="float" office:value="177749.67" table:style-name="ce2">
            <text:p>177.749,67</text:p>
          </table:table-cell>
          <table:table-cell office:value-type="float" office:value="28" table:style-name="ce1">
            <text:p>28</text:p>
          </table:table-cell>
          <table:table-cell office:value-type="float" office:value="311.64" table:style-name="ce1">
            <text:p>311,64</text:p>
          </table:table-cell>
          <table:table-cell office:value-type="float" office:value="40494.15" table:style-name="ce2">
            <text:p>40.494,15</text:p>
          </table:table-cell>
          <table:table-cell office:value-type="float" office:value="7" table:style-name="ce1">
            <text:p>7</text:p>
          </table:table-cell>
          <table:table-cell office:value-type="float" office:value="185.36" table:style-name="ce1">
            <text:p>185,36</text:p>
          </table:table-cell>
          <table:table-cell office:value-type="float" office:value="15453.62" table:style-name="ce2">
            <text:p>15.453,62</text:p>
          </table:table-cell>
          <table:table-cell office:value-type="float" office:value="50" table:style-name="ce1">
            <text:p>50</text:p>
          </table:table-cell>
          <table:table-cell office:value-type="float" office:value="762.87" table:style-name="ce1">
            <text:p>762,87</text:p>
          </table:table-cell>
          <table:table-cell office:value-type="float" office:value="55660.83" table:style-name="ce2">
            <text:p>55.660,83</text:p>
          </table:table-cell>
          <table:table-cell office:value-type="float" office:value="33" table:style-name="ce1">
            <text:p>33</text:p>
          </table:table-cell>
          <table:table-cell office:value-type="float" office:value="4265.8599999999997" table:style-name="ce2">
            <text:p>4.265,86</text:p>
          </table:table-cell>
          <table:table-cell office:value-type="float" office:value="288680.61" table:style-name="ce2">
            <text:p>288.680,61</text:p>
          </table:table-cell>
          <table:table-cell office:value-type="float" office:value="23" table:style-name="ce1">
            <text:p>23</text:p>
          </table:table-cell>
          <table:table-cell office:value-type="float" office:value="1816.22" table:style-name="ce2">
            <text:p>1.816,22</text:p>
          </table:table-cell>
          <table:table-cell office:value-type="float" office:value="127305.23" table:style-name="ce2">
            <text:p>127.305,23</text:p>
          </table:table-cell>
          <table:table-cell office:value-type="float" office:value="35" table:style-name="ce1">
            <text:p>35</text:p>
          </table:table-cell>
          <table:table-cell office:value-type="float" office:value="307.42" table:style-name="ce1">
            <text:p>307,42</text:p>
          </table:table-cell>
          <table:table-cell office:value-type="float" office:value="21973.81" table:style-name="ce2">
            <text:p>21.973,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3 (MT / Culto Religioso con Demanda)</text:p>
          </table:table-cell>
          <table:table-cell office:value-type="float" office:value="2" table:style-name="ce1">
            <text:p>2</text:p>
          </table:table-cell>
          <table:table-cell office:value-type="float" office:value="1.69" table:style-name="ce1">
            <text:p>1,69</text:p>
          </table:table-cell>
          <table:table-cell office:value-type="float" office:value="163.84" table:style-name="ce1">
            <text:p>163,84</text:p>
          </table:table-cell>
          <table:table-cell office:value-type="float" office:value="30" table:style-name="ce1">
            <text:p>30</text:p>
          </table:table-cell>
          <table:table-cell office:value-type="float" office:value="55.58" table:style-name="ce1">
            <text:p>55,58</text:p>
          </table:table-cell>
          <table:table-cell office:value-type="float" office:value="5121.78" table:style-name="ce2">
            <text:p>5.121,78</text:p>
          </table:table-cell>
          <table:table-cell office:value-type="float" office:value="4" table:style-name="ce1">
            <text:p>4</text:p>
          </table:table-cell>
          <table:table-cell office:value-type="float" office:value="8.6" table:style-name="ce1">
            <text:p>8,6</text:p>
          </table:table-cell>
          <table:table-cell office:value-type="float" office:value="816.53" table:style-name="ce1">
            <text:p>816,53</text:p>
          </table:table-cell>
          <table:table-cell office:value-type="float" office:value="36" table:style-name="ce1">
            <text:p>36</text:p>
          </table:table-cell>
          <table:table-cell office:value-type="float" office:value="126.29" table:style-name="ce1">
            <text:p>126,29</text:p>
          </table:table-cell>
          <table:table-cell office:value-type="float" office:value="12011.53" table:style-name="ce2">
            <text:p>12.011,53</text:p>
          </table:table-cell>
          <table:table-cell office:value-type="float" office:value="51" table:style-name="ce1">
            <text:p>51</text:p>
          </table:table-cell>
          <table:table-cell office:value-type="float" office:value="181.72" table:style-name="ce1">
            <text:p>181,72</text:p>
          </table:table-cell>
          <table:table-cell office:value-type="float" office:value="17418.93" table:style-name="ce2">
            <text:p>17.418,93</text:p>
          </table:table-cell>
          <table:table-cell office:value-type="float" office:value="23" table:style-name="ce1">
            <text:p>23</text:p>
          </table:table-cell>
          <table:table-cell office:value-type="float" office:value="38.39" table:style-name="ce1">
            <text:p>38,39</text:p>
          </table:table-cell>
          <table:table-cell office:value-type="float" office:value="4093.52" table:style-name="ce2">
            <text:p>4.093,52</text:p>
          </table:table-cell>
          <table:table-cell office:value-type="float" office:value="37" table:style-name="ce1">
            <text:p>37</text:p>
          </table:table-cell>
          <table:table-cell office:value-type="float" office:value="37.799999999999997" table:style-name="ce1">
            <text:p>37,8</text:p>
          </table:table-cell>
          <table:table-cell office:value-type="float" office:value="4396.5" table:style-name="ce2">
            <text:p>4.396,50</text:p>
          </table:table-cell>
          <table:table-cell office:value-type="float" office:value="11" table:style-name="ce1">
            <text:p>11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3443.04" table:style-name="ce2">
            <text:p>3.443,04</text:p>
          </table:table-cell>
          <table:table-cell office:value-type="float" office:value="10" table:style-name="ce1">
            <text:p>10</text:p>
          </table:table-cell>
          <table:table-cell office:value-type="float" office:value="13.17" table:style-name="ce1">
            <text:p>13,17</text:p>
          </table:table-cell>
          <table:table-cell office:value-type="float" office:value="1641.28" table:style-name="ce2">
            <text:p>1.641,28</text:p>
          </table:table-cell>
          <table:table-cell office:value-type="float" office:value="13" table:style-name="ce1">
            <text:p>13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1777.82" table:style-name="ce2">
            <text:p>1.777,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5 (MT / Escenarios Deportiv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7.82" table:style-name="ce1">
            <text:p>7,82</text:p>
          </table:table-cell>
          <table:table-cell office:value-type="float" office:value="842.5" table:style-name="ce1">
            <text:p>842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232" table:style-name="ce1">
            <text:p>232</text:p>
          </table:table-cell>
          <table:table-cell office:value-type="float" office:value="22259.75" table:style-name="ce2">
            <text:p>22.259,75</text:p>
          </table:table-cell>
          <table:table-cell office:value-type="float" office:value="4" table:style-name="ce1">
            <text:p>4</text:p>
          </table:table-cell>
          <table:table-cell office:value-type="float" office:value="19.5" table:style-name="ce1">
            <text:p>19,5</text:p>
          </table:table-cell>
          <table:table-cell office:value-type="float" office:value="1831.99" table:style-name="ce2">
            <text:p>1.831,99</text:p>
          </table:table-cell>
          <table:table-cell office:value-type="float" office:value="5" table:style-name="ce1">
            <text:p>5</text:p>
          </table:table-cell>
          <table:table-cell office:value-type="float" office:value="9.8699999999999992" table:style-name="ce1">
            <text:p>9,87</text:p>
          </table:table-cell>
          <table:table-cell office:value-type="float" office:value="1234.93" table:style-name="ce2">
            <text:p>1.234,93</text:p>
          </table:table-cell>
          <table:table-cell office:value-type="float" office:value="7" table:style-name="ce1">
            <text:p>7</text:p>
          </table:table-cell>
          <table:table-cell office:value-type="float" office:value="6.33" table:style-name="ce1">
            <text:p>6,33</text:p>
          </table:table-cell>
          <table:table-cell office:value-type="float" office:value="840.08" table:style-name="ce1">
            <text:p>840,08</text:p>
          </table:table-cell>
          <table:table-cell office:value-type="float" office:value="2" table:style-name="ce1">
            <text:p>2</text:p>
          </table:table-cell>
          <table:table-cell office:value-type="float" office:value="1.94" table:style-name="ce1">
            <text:p>1,94</text:p>
          </table:table-cell>
          <table:table-cell office:value-type="float" office:value="258.86" table:style-name="ce1">
            <text:p>258,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.33" table:style-name="ce1">
            <text:p>3,33</text:p>
          </table:table-cell>
          <table:table-cell office:value-type="float" office:value="364" table:style-name="ce1">
            <text:p>3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6 (MT / Escenarios Deportivos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0.68" table:style-name="ce1">
            <text:p>20,68</text:p>
          </table:table-cell>
          <table:table-cell office:value-type="float" office:value="1840.96" table:style-name="ce2">
            <text:p>1.840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4.31" table:style-name="ce1">
            <text:p>74,31</text:p>
          </table:table-cell>
          <table:table-cell office:value-type="float" office:value="7515.53" table:style-name="ce2">
            <text:p>7.515,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.76" table:style-name="ce1">
            <text:p>9,76</text:p>
          </table:table-cell>
          <table:table-cell office:value-type="float" office:value="2668.16" table:style-name="ce2">
            <text:p>2.668,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25 (MT / Estación de Carga Rápida con Demanda Horaria Diferencia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1.11" table:style-name="ce1">
            <text:p>301,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6 (MT / Autoconsum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7 (MT / Autoconsum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7 (MT / Asistencia Social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06" table:style-name="ce1">
            <text:p>1,06</text:p>
          </table:table-cell>
          <table:table-cell office:value-type="float" office:value="94.12" table:style-name="ce1">
            <text:p>94,12</text:p>
          </table:table-cell>
          <table:table-cell office:value-type="float" office:value="7" table:style-name="ce1">
            <text:p>7</text:p>
          </table:table-cell>
          <table:table-cell office:value-type="float" office:value="25.11" table:style-name="ce1">
            <text:p>25,11</text:p>
          </table:table-cell>
          <table:table-cell office:value-type="float" office:value="2418.62" table:style-name="ce2">
            <text:p>2.418,62</text:p>
          </table:table-cell>
          <table:table-cell office:value-type="float" office:value="115" table:style-name="ce1">
            <text:p>115</text:p>
          </table:table-cell>
          <table:table-cell office:value-type="float" office:value="896.78" table:style-name="ce1">
            <text:p>896,78</text:p>
          </table:table-cell>
          <table:table-cell office:value-type="float" office:value="68176.84" table:style-name="ce2">
            <text:p>68.176,84</text:p>
          </table:table-cell>
          <table:table-cell office:value-type="float" office:value="9" table:style-name="ce1">
            <text:p>9</text:p>
          </table:table-cell>
          <table:table-cell office:value-type="float" office:value="69.13" table:style-name="ce1">
            <text:p>69,13</text:p>
          </table:table-cell>
          <table:table-cell office:value-type="float" office:value="5440.95" table:style-name="ce2">
            <text:p>5.440,95</text:p>
          </table:table-cell>
          <table:table-cell office:value-type="float" office:value="4" table:style-name="ce1">
            <text:p>4</text:p>
          </table:table-cell>
          <table:table-cell office:value-type="float" office:value="24.74" table:style-name="ce1">
            <text:p>24,74</text:p>
          </table:table-cell>
          <table:table-cell office:value-type="float" office:value="2038.25" table:style-name="ce2">
            <text:p>2.038,25</text:p>
          </table:table-cell>
          <table:table-cell office:value-type="float" office:value="26" table:style-name="ce1">
            <text:p>26</text:p>
          </table:table-cell>
          <table:table-cell office:value-type="float" office:value="67.66" table:style-name="ce1">
            <text:p>67,66</text:p>
          </table:table-cell>
          <table:table-cell office:value-type="float" office:value="5421.3" table:style-name="ce2">
            <text:p>5.421,30</text:p>
          </table:table-cell>
          <table:table-cell office:value-type="float" office:value="2" table:style-name="ce1">
            <text:p>2</text:p>
          </table:table-cell>
          <table:table-cell office:value-type="float" office:value="8.1300000000000008" table:style-name="ce1">
            <text:p>8,13</text:p>
          </table:table-cell>
          <table:table-cell office:value-type="float" office:value="612.02" table:style-name="ce1">
            <text:p>612,02</text:p>
          </table:table-cell>
          <table:table-cell office:value-type="float" office:value="2" table:style-name="ce1">
            <text:p>2</text:p>
          </table:table-cell>
          <table:table-cell office:value-type="float" office:value="7.11" table:style-name="ce1">
            <text:p>7,11</text:p>
          </table:table-cell>
          <table:table-cell office:value-type="float" office:value="524.91" table:style-name="ce1">
            <text:p>524,91</text:p>
          </table:table-cell>
          <table:table-cell office:value-type="float" office:value="1" table:style-name="ce1">
            <text:p>1</text:p>
          </table:table-cell>
          <table:table-cell office:value-type="float" office:value="0.12" table:style-name="ce1">
            <text:p>0,12</text:p>
          </table:table-cell>
          <table:table-cell office:value-type="float" office:value="192.08" table:style-name="ce1">
            <text:p>192,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8 (MT / Asistencia Social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07.55" table:style-name="ce1">
            <text:p>107,55</text:p>
          </table:table-cell>
          <table:table-cell office:value-type="float" office:value="7573.75" table:style-name="ce2">
            <text:p>7.573,75</text:p>
          </table:table-cell>
          <table:table-cell office:value-type="float" office:value="2" table:style-name="ce1">
            <text:p>2</text:p>
          </table:table-cell>
          <table:table-cell office:value-type="float" office:value="15.56" table:style-name="ce1">
            <text:p>15,56</text:p>
          </table:table-cell>
          <table:table-cell office:value-type="float" office:value="1115.06" table:style-name="ce2">
            <text:p>1.115,06</text:p>
          </table:table-cell>
          <table:table-cell office:value-type="float" office:value="38" table:style-name="ce1">
            <text:p>38</text:p>
          </table:table-cell>
          <table:table-cell office:value-type="float" office:value="4015.49" table:style-name="ce2">
            <text:p>4.015,49</text:p>
          </table:table-cell>
          <table:table-cell office:value-type="float" office:value="245874.87" table:style-name="ce2">
            <text:p>245.874,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2103.5100000000002" table:style-name="ce2">
            <text:p>2.103,51</text:p>
          </table:table-cell>
          <table:table-cell office:value-type="float" office:value="138847.43" table:style-name="ce2">
            <text:p>138.847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09 (MT / Beneficio Públic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.48" table:style-name="ce1">
            <text:p>6,48</text:p>
          </table:table-cell>
          <table:table-cell office:value-type="float" office:value="569.58000000000004" table:style-name="ce1">
            <text:p>569,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.28" table:style-name="ce1">
            <text:p>10,28</text:p>
          </table:table-cell>
          <table:table-cell office:value-type="float" office:value="977.15" table:style-name="ce1">
            <text:p>977,15</text:p>
          </table:table-cell>
          <table:table-cell office:value-type="float" office:value="6" table:style-name="ce1">
            <text:p>6</text:p>
          </table:table-cell>
          <table:table-cell office:value-type="float" office:value="37.31" table:style-name="ce1">
            <text:p>37,31</text:p>
          </table:table-cell>
          <table:table-cell office:value-type="float" office:value="2970.42" table:style-name="ce2">
            <text:p>2.970,42</text:p>
          </table:table-cell>
          <table:table-cell office:value-type="float" office:value="99" table:style-name="ce1">
            <text:p>99</text:p>
          </table:table-cell>
          <table:table-cell office:value-type="float" office:value="137.88999999999999" table:style-name="ce1">
            <text:p>137,89</text:p>
          </table:table-cell>
          <table:table-cell office:value-type="float" office:value="11890.96" table:style-name="ce2">
            <text:p>11.890,96</text:p>
          </table:table-cell>
          <table:table-cell office:value-type="float" office:value="5" table:style-name="ce1">
            <text:p>5</text:p>
          </table:table-cell>
          <table:table-cell office:value-type="float" office:value="27.86" table:style-name="ce1">
            <text:p>27,86</text:p>
          </table:table-cell>
          <table:table-cell office:value-type="float" office:value="2294.6999999999998" table:style-name="ce2">
            <text:p>2.294,70</text:p>
          </table:table-cell>
          <table:table-cell office:value-type="float" office:value="7" table:style-name="ce1">
            <text:p>7</text:p>
          </table:table-cell>
          <table:table-cell office:value-type="float" office:value="16.16" table:style-name="ce1">
            <text:p>16,16</text:p>
          </table:table-cell>
          <table:table-cell office:value-type="float" office:value="1413.93" table:style-name="ce2">
            <text:p>1.413,93</text:p>
          </table:table-cell>
          <table:table-cell office:value-type="float" office:value="6" table:style-name="ce1">
            <text:p>6</text:p>
          </table:table-cell>
          <table:table-cell office:value-type="float" office:value="1.92" table:style-name="ce1">
            <text:p>1,92</text:p>
          </table:table-cell>
          <table:table-cell office:value-type="float" office:value="133.53" table:style-name="ce1">
            <text:p>133,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0 (MT / Beneficio Públic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5.540000000000006" table:style-name="ce1">
            <text:p>65,54</text:p>
          </table:table-cell>
          <table:table-cell office:value-type="float" office:value="4463.5200000000004" table:style-name="ce2">
            <text:p>4.463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11" table:style-name="ce1">
            <text:p>3,11</text:p>
          </table:table-cell>
          <table:table-cell office:value-type="float" office:value="382.03" table:style-name="ce1">
            <text:p>382,03</text:p>
          </table:table-cell>
          <table:table-cell office:value-type="float" office:value="2" table:style-name="ce1">
            <text:p>2</text:p>
          </table:table-cell>
          <table:table-cell office:value-type="float" office:value="5.48" table:style-name="ce1">
            <text:p>5,48</text:p>
          </table:table-cell>
          <table:table-cell office:value-type="float" office:value="435.24" table:style-name="ce1">
            <text:p>435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19 (MT / Otros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5 (MT / Servicio Comunitario con Demand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4.78" table:style-name="ce1">
            <text:p>4,78</text:p>
          </table:table-cell>
          <table:table-cell office:value-type="float" office:value="489.5" table:style-name="ce1">
            <text:p>489,5</text:p>
          </table:table-cell>
          <table:table-cell office:value-type="float" office:value="31" table:style-name="ce1">
            <text:p>31</text:p>
          </table:table-cell>
          <table:table-cell office:value-type="float" office:value="67.650000000000006" table:style-name="ce1">
            <text:p>67,65</text:p>
          </table:table-cell>
          <table:table-cell office:value-type="float" office:value="6566.48" table:style-name="ce2">
            <text:p>6.566,48</text:p>
          </table:table-cell>
          <table:table-cell office:value-type="float" office:value="118" table:style-name="ce1">
            <text:p>118</text:p>
          </table:table-cell>
          <table:table-cell office:value-type="float" office:value="1478.13" table:style-name="ce2">
            <text:p>1.478,13</text:p>
          </table:table-cell>
          <table:table-cell office:value-type="float" office:value="114556.68" table:style-name="ce2">
            <text:p>114.556,68</text:p>
          </table:table-cell>
          <table:table-cell office:value-type="float" office:value="144" table:style-name="ce1">
            <text:p>144</text:p>
          </table:table-cell>
          <table:table-cell office:value-type="float" office:value="797.8" table:style-name="ce1">
            <text:p>797,8</text:p>
          </table:table-cell>
          <table:table-cell office:value-type="float" office:value="75829.350000000006" table:style-name="ce2">
            <text:p>75.829,35</text:p>
          </table:table-cell>
          <table:table-cell office:value-type="float" office:value="1" table:style-name="ce1">
            <text:p>1</text:p>
          </table:table-cell>
          <table:table-cell office:value-type="float" office:value="1.41" table:style-name="ce1">
            <text:p>1,41</text:p>
          </table:table-cell>
          <table:table-cell office:value-type="float" office:value="157.75" table:style-name="ce1">
            <text:p>157,75</text:p>
          </table:table-cell>
          <table:table-cell office:value-type="float" office:value="59" table:style-name="ce1">
            <text:p>59</text:p>
          </table:table-cell>
          <table:table-cell office:value-type="float" office:value="188.27" table:style-name="ce1">
            <text:p>188,27</text:p>
          </table:table-cell>
          <table:table-cell office:value-type="float" office:value="17637.650000000001" table:style-name="ce2">
            <text:p>17.637,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50.18" table:style-name="ce1">
            <text:p>50,18</text:p>
          </table:table-cell>
          <table:table-cell office:value-type="float" office:value="4818.01" table:style-name="ce2">
            <text:p>4.818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MTCGCD34 (MT / Servicio Comunitario con Demanda Horaria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1270.52" table:style-name="ce2">
            <text:p>1.270,52</text:p>
          </table:table-cell>
          <table:table-cell office:value-type="float" office:value="89558.68" table:style-name="ce2">
            <text:p>89.558,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5.82" table:style-name="ce1">
            <text:p>25,82</text:p>
          </table:table-cell>
          <table:table-cell office:value-type="float" office:value="2087.4299999999998" table:style-name="ce2">
            <text:p>2.087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CO (Comer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8" table:style-name="ce1">
            <text:p>0,18</text:p>
          </table:table-cell>
          <table:table-cell office:value-type="float" office:value="24.29" table:style-name="ce1">
            <text:p>24,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27.98" table:style-name="ce2">
            <text:p>1.027,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Comer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CO (Comer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7.97" table:style-name="ce1">
            <text:p>87,97</text:p>
          </table:table-cell>
          <table:table-cell office:value-type="float" office:value="7580.35" table:style-name="ce2">
            <text:p>7.580,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95" table:style-name="ce1">
            <text:p>11,95</text:p>
          </table:table-cell>
          <table:table-cell office:value-type="float" office:value="9517.2999999999993" table:style-name="ce2">
            <text:p>9.517,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7.26" table:style-name="ce1">
            <text:p>277,26</text:p>
          </table:table-cell>
          <table:table-cell office:value-type="float" office:value="14611.7" table:style-name="ce2">
            <text:p>14.611,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4.849999999999994" table:style-name="ce1">
            <text:p>-74,85</text:p>
          </table:table-cell>
          <table:table-cell office:value-type="float" office:value="6135.35" table:style-name="ce2">
            <text:p>6.135,35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IN (Industr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Industr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IN (Industr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.15" table:style-name="ce1">
            <text:p>-7,15</text:p>
          </table:table-cell>
          <table:table-cell office:value-type="float" office:value="-1125.2" table:style-name="ce2">
            <text:p>-1.125,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7.739999999999998" table:style-name="ce1">
            <text:p>-17,74</text:p>
          </table:table-cell>
          <table:table-cell office:value-type="float" office:value="-576.46" table:style-name="ce1">
            <text:p>-576,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.82" table:style-name="ce1">
            <text:p>46,82</text:p>
          </table:table-cell>
          <table:table-cell office:value-type="float" office:value="1136.18" table:style-name="ce2">
            <text:p>1.136,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6.24" table:style-name="ce1">
            <text:p>-96,24</text:p>
          </table:table-cell>
          <table:table-cell office:value-type="float" office:value="-6810.22" table:style-name="ce2">
            <text:p>-6.810,22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OT (Otros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57" table:style-name="ce1">
            <text:p>-6,57</text:p>
          </table:table-cell>
          <table:table-cell office:value-type="float" office:value="14176.48" table:style-name="ce2">
            <text:p>14.176,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9" table:style-name="ce1">
            <text:p>-79</text:p>
          </table:table-cell>
          <table:table-cell office:value-type="float" office:value="-6064.32" table:style-name="ce2">
            <text:p>-6.064,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07" table:style-name="ce1">
            <text:p>5,07</text:p>
          </table:table-cell>
          <table:table-cell office:value-type="float" office:value="-25504.15" table:style-name="ce2">
            <text:p>-25.504,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.83" table:style-name="ce1">
            <text:p>-11,83</text:p>
          </table:table-cell>
          <table:table-cell office:value-type="float" office:value="5184.26" table:style-name="ce2">
            <text:p>5.184,2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Gener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OT (Otros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.88" table:style-name="ce1">
            <text:p>-6,88</text:p>
          </table:table-cell>
          <table:table-cell office:value-type="float" office:value="-21666.87" table:style-name="ce2">
            <text:p>-21.666,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2.83" table:style-name="ce1">
            <text:p>-102,83</text:p>
          </table:table-cell>
          <table:table-cell office:value-type="float" office:value="-4927.05" table:style-name="ce2">
            <text:p>-4.927,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5.23" table:style-name="ce1">
            <text:p>215,23</text:p>
          </table:table-cell>
          <table:table-cell office:value-type="float" office:value="-748089.67" table:style-name="ce2">
            <text:p>-748.089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56000000000000005" table:style-name="ce1">
            <text:p>-0,56</text:p>
          </table:table-cell>
          <table:table-cell office:value-type="float" office:value="-24544.31" table:style-name="ce2">
            <text:p>-24.544,31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úblico</text:p>
          </table:table-cell>
          <table:table-cell office:value-type="string" table:style-name="ce1">
            <text:p>REFACTRE (Residen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29.87" table:style-name="ce1">
            <text:p>29,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14000000000000001" table:style-name="ce1">
            <text:p>-0,14</text:p>
          </table:table-cell>
          <table:table-cell office:value-type="float" office:value="-7.78" table:style-name="ce1">
            <text:p>-7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77" table:style-name="ce1">
            <text:p>-1,77</text:p>
          </table:table-cell>
          <table:table-cell office:value-type="float" office:value="-100.9" table:style-name="ce1">
            <text:p>-100,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46" table:style-name="ce1">
            <text:p>-0,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Mzo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No aplica</text:p>
          </table:table-cell>
          <table:table-cell office:value-type="string" table:style-name="ce1">
            <text:p>Residenci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REFACTRE (Residencial / Refacturaciones y Reliquidaciones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.44" table:style-name="ce1">
            <text:p>65,44</text:p>
          </table:table-cell>
          <table:table-cell office:value-type="float" office:value="-30574.31" table:style-name="ce2">
            <text:p>-30.574,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7.180000000000007" table:style-name="ce1">
            <text:p>-77,18</text:p>
          </table:table-cell>
          <table:table-cell office:value-type="float" office:value="-4830.3999999999996" table:style-name="ce2">
            <text:p>-4.830,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6.78" table:style-name="ce1">
            <text:p>166,78</text:p>
          </table:table-cell>
          <table:table-cell office:value-type="float" office:value="14770.47" table:style-name="ce2">
            <text:p>14.770,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3.94" table:style-name="ce1">
            <text:p>-23,94</text:p>
          </table:table-cell>
          <table:table-cell office:value-type="float" office:value="23067.67" table:style-name="ce2">
            <text:p>23.067,67</text:p>
          </table:table-cell>
          <table:table-cell table:number-columns-repeated="16345"/>
        </table:table-row>
        <table:table-row table:number-rows-repeated="10484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a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VELYN NATHALIE RENDON MUÑOZ</meta:initial-creator>
    <dc:creator>EVELYN NATHALIE RENDON MUÑOZ</dc:creator>
    <meta:creation-date>2022-05-09T14:47:37Z</meta:creation-date>
    <dc:date>2022-05-09T14:47:37Z</dc:date>
  </office:meta>
</office:document-meta>
</file>